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ke2_20190219_ahat_edit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550697297.79851" calcext:value-type="float">
            <text:p>1550697297.79851</text:p>
          </table:table-cell>
          <table:table-cell office:value-type="string" calcext:value-type="string">
            <text:p><text:s/>exp1 ok mode</text:p>
          </table:table-cell>
          <table:table-cell table:number-columns-repeated="7"/>
        </table:table-row>
        <table:table-row table:style-name="ro1">
          <table:table-cell office:value-type="float" office:value="1550697298.30174" calcext:value-type="float">
            <text:p>1550697298.3017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6"/>
        </table:table-row>
        <table:table-row table:style-name="ro1">
          <table:table-cell office:value-type="float" office:value="1550697301.80547" calcext:value-type="float">
            <text:p>1550697301.80547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0697302.30559" calcext:value-type="float">
            <text:p>1550697302.30559</text:p>
          </table:table-cell>
          <table:table-cell office:value-type="string" calcext:value-type="string">
            <text:p><text:s/>rand_num=2</text:p>
          </table:table-cell>
          <table:table-cell/>
          <table:table-cell office:value-type="string" calcext:value-type="string">
            <text:p><text:s/>off</text:p>
          </table:table-cell>
          <table:table-cell table:number-columns-repeated="5"/>
        </table:table-row>
        <table:table-row table:style-name="ro1">
          <table:table-cell office:value-type="float" office:value="1550697302.35845" calcext:value-type="float">
            <text:p>1550697302.35845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]=[.$D$5];IF([.E4]=[.C2];[.A5]-[.A4];)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0697303.32082" calcext:value-type="float">
            <text:p>1550697303.3208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$C2]=[.$D$5];IF([.$E5]=[.$C3];[.$A6]-[.$A5];);)" office:value-type="float" office:value="0.962369918823242" calcext:value-type="float">
            <text:p>0.9623699188</text:p>
          </table:table-cell>
          <table:table-cell table:formula="of:=IF([.$C2]=[.$D$5];IF([.$E5]=[.$C3];;[.$A6]-[.$A5]);)" office:value-type="float" office:value="0" calcext:value-type="float">
            <text:p>0</text:p>
          </table:table-cell>
          <table:table-cell table:formula="of:=IF([.$C2]=[.$D$4];IF([.$E5]=[.$C3];[.$A6]-[.$A5]);)" office:value-type="float" office:value="0" calcext:value-type="float">
            <text:p>0</text:p>
          </table:table-cell>
          <table:table-cell table:formula="of:=IF([.$C2]=[.$D$4];IF([.$E5]=[.$C3];;[.$A6]-[.$A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4.8275" calcext:value-type="float">
            <text:p>1550697304.827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3]=[.$D$5];IF([.E6]=[.C4];[.A7]-[.A6];);)" office:value-type="float" office:value="0" calcext:value-type="float">
            <text:p>0</text:p>
          </table:table-cell>
          <table:table-cell table:formula="of:=IF([.$C3]=[.$D$5];IF([.$E6]=[.$C4];;[.$A7]-[.$A6]);)" office:value-type="float" office:value="0" calcext:value-type="float">
            <text:p>0</text:p>
          </table:table-cell>
          <table:table-cell table:formula="of:=IF([.$C3]=[.$D$4];IF([.$E6]=[.$C4];[.$A7]-[.$A6]);)" office:value-type="float" office:value="0" calcext:value-type="float">
            <text:p>0</text:p>
          </table:table-cell>
          <table:table-cell table:formula="of:=IF([.$C3]=[.$D$4];IF([.$E6]=[.$C4];;[.$A7]-[.$A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8.33056" calcext:value-type="float">
            <text:p>1550697308.33056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4]=[.$D$5];IF([.E7]=[.C5];[.A8]-[.A7];);)" office:value-type="float" office:value="0" calcext:value-type="float">
            <text:p>0</text:p>
          </table:table-cell>
          <table:table-cell table:formula="of:=IF([.$C4]=[.$D$5];IF([.$E7]=[.$C5];;[.$A8]-[.$A7]);)" office:value-type="float" office:value="0" calcext:value-type="float">
            <text:p>0</text:p>
          </table:table-cell>
          <table:table-cell table:formula="of:=IF([.$C4]=[.$D$4];IF([.$E7]=[.$C5];[.$A8]-[.$A7]);)" office:value-type="float" office:value="0" calcext:value-type="float">
            <text:p>0</text:p>
          </table:table-cell>
          <table:table-cell table:formula="of:=IF([.$C4]=[.$D$4];IF([.$E7]=[.$C5];;[.$A8]-[.$A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8.83068" calcext:value-type="float">
            <text:p>1550697308.83068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5]=[.$D$5];IF([.E8]=[.C6];[.A9]-[.A8];);)" office:value-type="float" office:value="0" calcext:value-type="float">
            <text:p>0</text:p>
          </table:table-cell>
          <table:table-cell table:formula="of:=IF([.$C5]=[.$D$5];IF([.$E8]=[.$C6];;[.$A9]-[.$A8]);)" office:value-type="float" office:value="0" calcext:value-type="float">
            <text:p>0</text:p>
          </table:table-cell>
          <table:table-cell table:formula="of:=IF([.$C5]=[.$D$4];IF([.$E8]=[.$C6];[.$A9]-[.$A8]);)" office:value-type="float" office:value="0" calcext:value-type="float">
            <text:p>0</text:p>
          </table:table-cell>
          <table:table-cell table:formula="of:=IF([.$C5]=[.$D$4];IF([.$E8]=[.$C6];;[.$A9]-[.$A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8.90802" calcext:value-type="float">
            <text:p>1550697308.9080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6]=[.$D$5];IF([.E9]=[.C7];[.A10]-[.A9];);)" office:value-type="float" office:value="0" calcext:value-type="float">
            <text:p>0</text:p>
          </table:table-cell>
          <table:table-cell table:formula="of:=IF([.$C6]=[.$D$5];IF([.$E9]=[.$C7];;[.$A10]-[.$A9]);)" office:value-type="float" office:value="0" calcext:value-type="float">
            <text:p>0</text:p>
          </table:table-cell>
          <table:table-cell table:formula="of:=IF([.$C6]=[.$D$4];IF([.$E9]=[.$C7];[.$A10]-[.$A9]);)" office:value-type="float" office:value="0" calcext:value-type="float">
            <text:p>0</text:p>
          </table:table-cell>
          <table:table-cell table:formula="of:=IF([.$C6]=[.$D$4];IF([.$E9]=[.$C7];;[.$A10]-[.$A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9.95747" calcext:value-type="float">
            <text:p>1550697309.9574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7]=[.$D$5];IF([.E10]=[.C8];[.A11]-[.A10];);)" office:value-type="float" office:value="1.04945635795593" calcext:value-type="float">
            <text:p>1.049456358</text:p>
          </table:table-cell>
          <table:table-cell table:formula="of:=IF([.$C7]=[.$D$5];IF([.$E10]=[.$C8];;[.$A11]-[.$A10]);)" office:value-type="float" office:value="0" calcext:value-type="float">
            <text:p>0</text:p>
          </table:table-cell>
          <table:table-cell table:formula="of:=IF([.$C7]=[.$D$4];IF([.$E10]=[.$C8];[.$A11]-[.$A10]);)" office:value-type="float" office:value="0" calcext:value-type="float">
            <text:p>0</text:p>
          </table:table-cell>
          <table:table-cell table:formula="of:=IF([.$C7]=[.$D$4];IF([.$E10]=[.$C8];;[.$A11]-[.$A1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1.46563" calcext:value-type="float">
            <text:p>1550697311.4656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8]=[.$D$5];IF([.E11]=[.C9];[.A12]-[.A11];);)" office:value-type="float" office:value="0" calcext:value-type="float">
            <text:p>0</text:p>
          </table:table-cell>
          <table:table-cell table:formula="of:=IF([.$C8]=[.$D$5];IF([.$E11]=[.$C9];;[.$A12]-[.$A11]);)" office:value-type="float" office:value="0" calcext:value-type="float">
            <text:p>0</text:p>
          </table:table-cell>
          <table:table-cell table:formula="of:=IF([.$C8]=[.$D$4];IF([.$E11]=[.$C9];[.$A12]-[.$A11]);)" office:value-type="float" office:value="0" calcext:value-type="float">
            <text:p>0</text:p>
          </table:table-cell>
          <table:table-cell table:formula="of:=IF([.$C8]=[.$D$4];IF([.$E11]=[.$C9];;[.$A12]-[.$A1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4.96925" calcext:value-type="float">
            <text:p>1550697314.9692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9]=[.$D$5];IF([.E12]=[.C10];[.A13]-[.A12];);)" office:value-type="float" office:value="0" calcext:value-type="float">
            <text:p>0</text:p>
          </table:table-cell>
          <table:table-cell table:formula="of:=IF([.$C9]=[.$D$5];IF([.$E12]=[.$C10];;[.$A13]-[.$A12]);)" office:value-type="float" office:value="0" calcext:value-type="float">
            <text:p>0</text:p>
          </table:table-cell>
          <table:table-cell table:formula="of:=IF([.$C9]=[.$D$4];IF([.$E12]=[.$C10];[.$A13]-[.$A12]);)" office:value-type="float" office:value="0" calcext:value-type="float">
            <text:p>0</text:p>
          </table:table-cell>
          <table:table-cell table:formula="of:=IF([.$C9]=[.$D$4];IF([.$E12]=[.$C10];;[.$A13]-[.$A1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5.46939" calcext:value-type="float">
            <text:p>1550697315.46939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0]=[.$D$5];IF([.E13]=[.C11];[.A14]-[.A13];);)" office:value-type="float" office:value="0" calcext:value-type="float">
            <text:p>0</text:p>
          </table:table-cell>
          <table:table-cell table:formula="of:=IF([.$C10]=[.$D$5];IF([.$E13]=[.$C11];;[.$A14]-[.$A13]);)" office:value-type="float" office:value="0" calcext:value-type="float">
            <text:p>0</text:p>
          </table:table-cell>
          <table:table-cell table:formula="of:=IF([.$C10]=[.$D$4];IF([.$E13]=[.$C11];[.$A14]-[.$A13]);)" office:value-type="float" office:value="0" calcext:value-type="float">
            <text:p>0</text:p>
          </table:table-cell>
          <table:table-cell table:formula="of:=IF([.$C10]=[.$D$4];IF([.$E13]=[.$C11];;[.$A14]-[.$A1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5.55734" calcext:value-type="float">
            <text:p>1550697315.5573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1]=[.$D$5];IF([.E14]=[.C12];[.A15]-[.A14];);)" office:value-type="float" office:value="0" calcext:value-type="float">
            <text:p>0</text:p>
          </table:table-cell>
          <table:table-cell table:formula="of:=IF([.$C11]=[.$D$5];IF([.$E14]=[.$C12];;[.$A15]-[.$A14]);)" office:value-type="float" office:value="0" calcext:value-type="float">
            <text:p>0</text:p>
          </table:table-cell>
          <table:table-cell table:formula="of:=IF([.$C11]=[.$D$4];IF([.$E14]=[.$C12];[.$A15]-[.$A14]);)" office:value-type="float" office:value="0" calcext:value-type="float">
            <text:p>0</text:p>
          </table:table-cell>
          <table:table-cell table:formula="of:=IF([.$C11]=[.$D$4];IF([.$E14]=[.$C12];;[.$A15]-[.$A1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6.55838" calcext:value-type="float">
            <text:p>1550697316.55838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2]=[.$D$5];IF([.E15]=[.C13];[.A16]-[.A15];);)" office:value-type="float" office:value="1.00103783607483" calcext:value-type="float">
            <text:p>1.0010378361</text:p>
          </table:table-cell>
          <table:table-cell table:formula="of:=IF([.$C12]=[.$D$5];IF([.$E15]=[.$C13];;[.$A16]-[.$A15]);)" office:value-type="float" office:value="0" calcext:value-type="float">
            <text:p>0</text:p>
          </table:table-cell>
          <table:table-cell table:formula="of:=IF([.$C12]=[.$D$4];IF([.$E15]=[.$C13];[.$A16]-[.$A15]);)" office:value-type="float" office:value="0" calcext:value-type="float">
            <text:p>0</text:p>
          </table:table-cell>
          <table:table-cell table:formula="of:=IF([.$C12]=[.$D$4];IF([.$E15]=[.$C13];;[.$A16]-[.$A1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8.06672" calcext:value-type="float">
            <text:p>1550697318.0667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3]=[.$D$5];IF([.E16]=[.C14];[.A17]-[.A16];);)" office:value-type="float" office:value="0" calcext:value-type="float">
            <text:p>0</text:p>
          </table:table-cell>
          <table:table-cell table:formula="of:=IF([.$C13]=[.$D$5];IF([.$E16]=[.$C14];;[.$A17]-[.$A16]);)" office:value-type="float" office:value="0" calcext:value-type="float">
            <text:p>0</text:p>
          </table:table-cell>
          <table:table-cell table:formula="of:=IF([.$C13]=[.$D$4];IF([.$E16]=[.$C14];[.$A17]-[.$A16]);)" office:value-type="float" office:value="0" calcext:value-type="float">
            <text:p>0</text:p>
          </table:table-cell>
          <table:table-cell table:formula="of:=IF([.$C13]=[.$D$4];IF([.$E16]=[.$C14];;[.$A17]-[.$A1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1.57014" calcext:value-type="float">
            <text:p>1550697321.5701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4]=[.$D$5];IF([.E17]=[.C15];[.A18]-[.A17];);)" office:value-type="float" office:value="0" calcext:value-type="float">
            <text:p>0</text:p>
          </table:table-cell>
          <table:table-cell table:formula="of:=IF([.$C14]=[.$D$5];IF([.$E17]=[.$C15];;[.$A18]-[.$A17]);)" office:value-type="float" office:value="0" calcext:value-type="float">
            <text:p>0</text:p>
          </table:table-cell>
          <table:table-cell table:formula="of:=IF([.$C14]=[.$D$4];IF([.$E17]=[.$C15];[.$A18]-[.$A17]);)" office:value-type="float" office:value="0" calcext:value-type="float">
            <text:p>0</text:p>
          </table:table-cell>
          <table:table-cell table:formula="of:=IF([.$C14]=[.$D$4];IF([.$E17]=[.$C15];;[.$A18]-[.$A1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2.07032" calcext:value-type="float">
            <text:p>1550697322.07032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5]=[.$D$5];IF([.E18]=[.C16];[.A19]-[.A18];);)" office:value-type="float" office:value="0" calcext:value-type="float">
            <text:p>0</text:p>
          </table:table-cell>
          <table:table-cell table:formula="of:=IF([.$C15]=[.$D$5];IF([.$E18]=[.$C16];;[.$A19]-[.$A18]);)" office:value-type="float" office:value="0" calcext:value-type="float">
            <text:p>0</text:p>
          </table:table-cell>
          <table:table-cell table:formula="of:=IF([.$C15]=[.$D$4];IF([.$E18]=[.$C16];[.$A19]-[.$A18]);)" office:value-type="float" office:value="0" calcext:value-type="float">
            <text:p>0</text:p>
          </table:table-cell>
          <table:table-cell table:formula="of:=IF([.$C15]=[.$D$4];IF([.$E18]=[.$C16];;[.$A19]-[.$A1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2.15786" calcext:value-type="float">
            <text:p>1550697322.1578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6]=[.$D$5];IF([.E19]=[.C17];[.A20]-[.A19];);)" office:value-type="float" office:value="0" calcext:value-type="float">
            <text:p>0</text:p>
          </table:table-cell>
          <table:table-cell table:formula="of:=IF([.$C16]=[.$D$5];IF([.$E19]=[.$C17];;[.$A20]-[.$A19]);)" office:value-type="float" office:value="0" calcext:value-type="float">
            <text:p>0</text:p>
          </table:table-cell>
          <table:table-cell table:formula="of:=IF([.$C16]=[.$D$4];IF([.$E19]=[.$C17];[.$A20]-[.$A19]);)" office:value-type="float" office:value="0" calcext:value-type="float">
            <text:p>0</text:p>
          </table:table-cell>
          <table:table-cell table:formula="of:=IF([.$C16]=[.$D$4];IF([.$E19]=[.$C17];;[.$A20]-[.$A1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3.06678" calcext:value-type="float">
            <text:p>1550697323.06678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7]=[.$D$5];IF([.E20]=[.C18];[.A21]-[.A20];);)" office:value-type="float" office:value="0.908918142318726" calcext:value-type="float">
            <text:p>0.9089181423</text:p>
          </table:table-cell>
          <table:table-cell table:formula="of:=IF([.$C17]=[.$D$5];IF([.$E20]=[.$C18];;[.$A21]-[.$A20]);)" office:value-type="float" office:value="0" calcext:value-type="float">
            <text:p>0</text:p>
          </table:table-cell>
          <table:table-cell table:formula="of:=IF([.$C17]=[.$D$4];IF([.$E20]=[.$C18];[.$A21]-[.$A20]);)" office:value-type="float" office:value="0" calcext:value-type="float">
            <text:p>0</text:p>
          </table:table-cell>
          <table:table-cell table:formula="of:=IF([.$C17]=[.$D$4];IF([.$E20]=[.$C18];;[.$A21]-[.$A2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4.57363" calcext:value-type="float">
            <text:p>1550697324.5736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8]=[.$D$5];IF([.E21]=[.C19];[.A22]-[.A21];);)" office:value-type="float" office:value="0" calcext:value-type="float">
            <text:p>0</text:p>
          </table:table-cell>
          <table:table-cell table:formula="of:=IF([.$C18]=[.$D$5];IF([.$E21]=[.$C19];;[.$A22]-[.$A21]);)" office:value-type="float" office:value="0" calcext:value-type="float">
            <text:p>0</text:p>
          </table:table-cell>
          <table:table-cell table:formula="of:=IF([.$C18]=[.$D$4];IF([.$E21]=[.$C19];[.$A22]-[.$A21]);)" office:value-type="float" office:value="0" calcext:value-type="float">
            <text:p>0</text:p>
          </table:table-cell>
          <table:table-cell table:formula="of:=IF([.$C18]=[.$D$4];IF([.$E21]=[.$C19];;[.$A22]-[.$A2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8.08223" calcext:value-type="float">
            <text:p>1550697328.0822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9]=[.$D$5];IF([.E22]=[.C20];[.A23]-[.A22];);)" office:value-type="float" office:value="0" calcext:value-type="float">
            <text:p>0</text:p>
          </table:table-cell>
          <table:table-cell table:formula="of:=IF([.$C19]=[.$D$5];IF([.$E22]=[.$C20];;[.$A23]-[.$A22]);)" office:value-type="float" office:value="0" calcext:value-type="float">
            <text:p>0</text:p>
          </table:table-cell>
          <table:table-cell table:formula="of:=IF([.$C19]=[.$D$4];IF([.$E22]=[.$C20];[.$A23]-[.$A22]);)" office:value-type="float" office:value="0" calcext:value-type="float">
            <text:p>0</text:p>
          </table:table-cell>
          <table:table-cell table:formula="of:=IF([.$C19]=[.$D$4];IF([.$E22]=[.$C20];;[.$A23]-[.$A2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8.58239" calcext:value-type="float">
            <text:p>1550697328.58239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20]=[.$D$5];IF([.E23]=[.C21];[.A24]-[.A23];);)" office:value-type="float" office:value="0" calcext:value-type="float">
            <text:p>0</text:p>
          </table:table-cell>
          <table:table-cell table:formula="of:=IF([.$C20]=[.$D$5];IF([.$E23]=[.$C21];;[.$A24]-[.$A23]);)" office:value-type="float" office:value="0" calcext:value-type="float">
            <text:p>0</text:p>
          </table:table-cell>
          <table:table-cell table:formula="of:=IF([.$C20]=[.$D$4];IF([.$E23]=[.$C21];[.$A24]-[.$A23]);)" office:value-type="float" office:value="0" calcext:value-type="float">
            <text:p>0</text:p>
          </table:table-cell>
          <table:table-cell table:formula="of:=IF([.$C20]=[.$D$4];IF([.$E23]=[.$C21];;[.$A24]-[.$A2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8.6584" calcext:value-type="float">
            <text:p>1550697328.658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21]=[.$D$5];IF([.E24]=[.C22];[.A25]-[.A24];);)" office:value-type="float" office:value="0" calcext:value-type="float">
            <text:p>0</text:p>
          </table:table-cell>
          <table:table-cell table:formula="of:=IF([.$C21]=[.$D$5];IF([.$E24]=[.$C22];;[.$A25]-[.$A24]);)" office:value-type="float" office:value="0" calcext:value-type="float">
            <text:p>0</text:p>
          </table:table-cell>
          <table:table-cell table:formula="of:=IF([.$C21]=[.$D$4];IF([.$E24]=[.$C22];[.$A25]-[.$A24]);)" office:value-type="float" office:value="0" calcext:value-type="float">
            <text:p>0</text:p>
          </table:table-cell>
          <table:table-cell table:formula="of:=IF([.$C21]=[.$D$4];IF([.$E24]=[.$C22];;[.$A25]-[.$A2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9.54767" calcext:value-type="float">
            <text:p>1550697329.5476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2]=[.$D$5];IF([.E25]=[.C23];[.A26]-[.A25];);)" office:value-type="float" office:value="0.889269590377808" calcext:value-type="float">
            <text:p>0.8892695904</text:p>
          </table:table-cell>
          <table:table-cell table:formula="of:=IF([.$C22]=[.$D$5];IF([.$E25]=[.$C23];;[.$A26]-[.$A25]);)" office:value-type="float" office:value="0" calcext:value-type="float">
            <text:p>0</text:p>
          </table:table-cell>
          <table:table-cell table:formula="of:=IF([.$C22]=[.$D$4];IF([.$E25]=[.$C23];[.$A26]-[.$A25]);)" office:value-type="float" office:value="0" calcext:value-type="float">
            <text:p>0</text:p>
          </table:table-cell>
          <table:table-cell table:formula="of:=IF([.$C22]=[.$D$4];IF([.$E25]=[.$C23];;[.$A26]-[.$A2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1.05383" calcext:value-type="float">
            <text:p>1550697331.0538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23]=[.$D$5];IF([.E26]=[.C24];[.A27]-[.A26];);)" office:value-type="float" office:value="0" calcext:value-type="float">
            <text:p>0</text:p>
          </table:table-cell>
          <table:table-cell table:formula="of:=IF([.$C23]=[.$D$5];IF([.$E26]=[.$C24];;[.$A27]-[.$A26]);)" office:value-type="float" office:value="0" calcext:value-type="float">
            <text:p>0</text:p>
          </table:table-cell>
          <table:table-cell table:formula="of:=IF([.$C23]=[.$D$4];IF([.$E26]=[.$C24];[.$A27]-[.$A26]);)" office:value-type="float" office:value="0" calcext:value-type="float">
            <text:p>0</text:p>
          </table:table-cell>
          <table:table-cell table:formula="of:=IF([.$C23]=[.$D$4];IF([.$E26]=[.$C24];;[.$A27]-[.$A2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4.55724" calcext:value-type="float">
            <text:p>1550697334.5572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4]=[.$D$5];IF([.E27]=[.C25];[.A28]-[.A27];);)" office:value-type="float" office:value="0" calcext:value-type="float">
            <text:p>0</text:p>
          </table:table-cell>
          <table:table-cell table:formula="of:=IF([.$C24]=[.$D$5];IF([.$E27]=[.$C25];;[.$A28]-[.$A27]);)" office:value-type="float" office:value="0" calcext:value-type="float">
            <text:p>0</text:p>
          </table:table-cell>
          <table:table-cell table:formula="of:=IF([.$C24]=[.$D$4];IF([.$E27]=[.$C25];[.$A28]-[.$A27]);)" office:value-type="float" office:value="0" calcext:value-type="float">
            <text:p>0</text:p>
          </table:table-cell>
          <table:table-cell table:formula="of:=IF([.$C24]=[.$D$4];IF([.$E27]=[.$C25];;[.$A28]-[.$A2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5.0574" calcext:value-type="float">
            <text:p>1550697335.0574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25]=[.$D$5];IF([.E28]=[.C26];[.A29]-[.A28];);)" office:value-type="float" office:value="0" calcext:value-type="float">
            <text:p>0</text:p>
          </table:table-cell>
          <table:table-cell table:formula="of:=IF([.$C25]=[.$D$5];IF([.$E28]=[.$C26];;[.$A29]-[.$A28]);)" office:value-type="float" office:value="0" calcext:value-type="float">
            <text:p>0</text:p>
          </table:table-cell>
          <table:table-cell table:formula="of:=IF([.$C25]=[.$D$4];IF([.$E28]=[.$C26];[.$A29]-[.$A28]);)" office:value-type="float" office:value="0" calcext:value-type="float">
            <text:p>0</text:p>
          </table:table-cell>
          <table:table-cell table:formula="of:=IF([.$C25]=[.$D$4];IF([.$E28]=[.$C26];;[.$A29]-[.$A2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5.15748" calcext:value-type="float">
            <text:p>1550697335.15748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26]=[.$D$5];IF([.E29]=[.C27];[.A30]-[.A29];);)" office:value-type="float" office:value="0" calcext:value-type="float">
            <text:p>0</text:p>
          </table:table-cell>
          <table:table-cell table:formula="of:=IF([.$C26]=[.$D$5];IF([.$E29]=[.$C27];;[.$A30]-[.$A29]);)" office:value-type="float" office:value="0" calcext:value-type="float">
            <text:p>0</text:p>
          </table:table-cell>
          <table:table-cell table:formula="of:=IF([.$C26]=[.$D$4];IF([.$E29]=[.$C27];[.$A30]-[.$A29]);)" office:value-type="float" office:value="0" calcext:value-type="float">
            <text:p>0</text:p>
          </table:table-cell>
          <table:table-cell table:formula="of:=IF([.$C26]=[.$D$4];IF([.$E29]=[.$C27];;[.$A30]-[.$A2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5.87359" calcext:value-type="float">
            <text:p>1550697335.8735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7]=[.$D$5];IF([.E30]=[.C28];[.A31]-[.A30];);)" office:value-type="float" office:value="0.716111421585083" calcext:value-type="float">
            <text:p>0.7161114216</text:p>
          </table:table-cell>
          <table:table-cell table:formula="of:=IF([.$C27]=[.$D$5];IF([.$E30]=[.$C28];;[.$A31]-[.$A30]);)" office:value-type="float" office:value="0" calcext:value-type="float">
            <text:p>0</text:p>
          </table:table-cell>
          <table:table-cell table:formula="of:=IF([.$C27]=[.$D$4];IF([.$E30]=[.$C28];[.$A31]-[.$A30]);)" office:value-type="float" office:value="0" calcext:value-type="float">
            <text:p>0</text:p>
          </table:table-cell>
          <table:table-cell table:formula="of:=IF([.$C27]=[.$D$4];IF([.$E30]=[.$C28];;[.$A31]-[.$A3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7.38528" calcext:value-type="float">
            <text:p>1550697337.3852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28]=[.$D$5];IF([.E31]=[.C29];[.A32]-[.A31];);)" office:value-type="float" office:value="0" calcext:value-type="float">
            <text:p>0</text:p>
          </table:table-cell>
          <table:table-cell table:formula="of:=IF([.$C28]=[.$D$5];IF([.$E31]=[.$C29];;[.$A32]-[.$A31]);)" office:value-type="float" office:value="0" calcext:value-type="float">
            <text:p>0</text:p>
          </table:table-cell>
          <table:table-cell table:formula="of:=IF([.$C28]=[.$D$4];IF([.$E31]=[.$C29];[.$A32]-[.$A31]);)" office:value-type="float" office:value="0" calcext:value-type="float">
            <text:p>0</text:p>
          </table:table-cell>
          <table:table-cell table:formula="of:=IF([.$C28]=[.$D$4];IF([.$E31]=[.$C29];;[.$A32]-[.$A3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0.88895" calcext:value-type="float">
            <text:p>1550697340.8889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9]=[.$D$5];IF([.E32]=[.C30];[.A33]-[.A32];);)" office:value-type="float" office:value="0" calcext:value-type="float">
            <text:p>0</text:p>
          </table:table-cell>
          <table:table-cell table:formula="of:=IF([.$C29]=[.$D$5];IF([.$E32]=[.$C30];;[.$A33]-[.$A32]);)" office:value-type="float" office:value="0" calcext:value-type="float">
            <text:p>0</text:p>
          </table:table-cell>
          <table:table-cell table:formula="of:=IF([.$C29]=[.$D$4];IF([.$E32]=[.$C30];[.$A33]-[.$A32]);)" office:value-type="float" office:value="0" calcext:value-type="float">
            <text:p>0</text:p>
          </table:table-cell>
          <table:table-cell table:formula="of:=IF([.$C29]=[.$D$4];IF([.$E32]=[.$C30];;[.$A33]-[.$A3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1.38907" calcext:value-type="float">
            <text:p>1550697341.38907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30]=[.$D$5];IF([.E33]=[.C31];[.A34]-[.A33];);)" office:value-type="float" office:value="0" calcext:value-type="float">
            <text:p>0</text:p>
          </table:table-cell>
          <table:table-cell table:formula="of:=IF([.$C30]=[.$D$5];IF([.$E33]=[.$C31];;[.$A34]-[.$A33]);)" office:value-type="float" office:value="0" calcext:value-type="float">
            <text:p>0</text:p>
          </table:table-cell>
          <table:table-cell table:formula="of:=IF([.$C30]=[.$D$4];IF([.$E33]=[.$C31];[.$A34]-[.$A33]);)" office:value-type="float" office:value="0" calcext:value-type="float">
            <text:p>0</text:p>
          </table:table-cell>
          <table:table-cell table:formula="of:=IF([.$C30]=[.$D$4];IF([.$E33]=[.$C31];;[.$A34]-[.$A3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1.45778" calcext:value-type="float">
            <text:p>1550697341.45778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31]=[.$D$5];IF([.E34]=[.C32];[.A35]-[.A34];);)" office:value-type="float" office:value="0" calcext:value-type="float">
            <text:p>0</text:p>
          </table:table-cell>
          <table:table-cell table:formula="of:=IF([.$C31]=[.$D$5];IF([.$E34]=[.$C32];;[.$A35]-[.$A34]);)" office:value-type="float" office:value="0" calcext:value-type="float">
            <text:p>0</text:p>
          </table:table-cell>
          <table:table-cell table:formula="of:=IF([.$C31]=[.$D$4];IF([.$E34]=[.$C32];[.$A35]-[.$A34]);)" office:value-type="float" office:value="0" calcext:value-type="float">
            <text:p>0</text:p>
          </table:table-cell>
          <table:table-cell table:formula="of:=IF([.$C31]=[.$D$4];IF([.$E34]=[.$C32];;[.$A35]-[.$A3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2.45558" calcext:value-type="float">
            <text:p>1550697342.45558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32]=[.$D$5];IF([.E35]=[.C33];[.A36]-[.A35];);)" office:value-type="float" office:value="0.997799396514893" calcext:value-type="float">
            <text:p>0.9977993965</text:p>
          </table:table-cell>
          <table:table-cell table:formula="of:=IF([.$C32]=[.$D$5];IF([.$E35]=[.$C33];;[.$A36]-[.$A35]);)" office:value-type="float" office:value="0" calcext:value-type="float">
            <text:p>0</text:p>
          </table:table-cell>
          <table:table-cell table:formula="of:=IF([.$C32]=[.$D$4];IF([.$E35]=[.$C33];[.$A36]-[.$A35]);)" office:value-type="float" office:value="0" calcext:value-type="float">
            <text:p>0</text:p>
          </table:table-cell>
          <table:table-cell table:formula="of:=IF([.$C32]=[.$D$4];IF([.$E35]=[.$C33];;[.$A36]-[.$A3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3.96375" calcext:value-type="float">
            <text:p>1550697343.9637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33]=[.$D$5];IF([.E36]=[.C34];[.A37]-[.A36];);)" office:value-type="float" office:value="0" calcext:value-type="float">
            <text:p>0</text:p>
          </table:table-cell>
          <table:table-cell table:formula="of:=IF([.$C33]=[.$D$5];IF([.$E36]=[.$C34];;[.$A37]-[.$A36]);)" office:value-type="float" office:value="0" calcext:value-type="float">
            <text:p>0</text:p>
          </table:table-cell>
          <table:table-cell table:formula="of:=IF([.$C33]=[.$D$4];IF([.$E36]=[.$C34];[.$A37]-[.$A36]);)" office:value-type="float" office:value="0" calcext:value-type="float">
            <text:p>0</text:p>
          </table:table-cell>
          <table:table-cell table:formula="of:=IF([.$C33]=[.$D$4];IF([.$E36]=[.$C34];;[.$A37]-[.$A3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7.46795" calcext:value-type="float">
            <text:p>1550697347.4679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34]=[.$D$5];IF([.E37]=[.C35];[.A38]-[.A37];);)" office:value-type="float" office:value="0" calcext:value-type="float">
            <text:p>0</text:p>
          </table:table-cell>
          <table:table-cell table:formula="of:=IF([.$C34]=[.$D$5];IF([.$E37]=[.$C35];;[.$A38]-[.$A37]);)" office:value-type="float" office:value="0" calcext:value-type="float">
            <text:p>0</text:p>
          </table:table-cell>
          <table:table-cell table:formula="of:=IF([.$C34]=[.$D$4];IF([.$E37]=[.$C35];[.$A38]-[.$A37]);)" office:value-type="float" office:value="0" calcext:value-type="float">
            <text:p>0</text:p>
          </table:table-cell>
          <table:table-cell table:formula="of:=IF([.$C34]=[.$D$4];IF([.$E37]=[.$C35];;[.$A38]-[.$A3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7.96809" calcext:value-type="float">
            <text:p>1550697347.9680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35]=[.$D$5];IF([.E38]=[.C36];[.A39]-[.A38];);)" office:value-type="float" office:value="0" calcext:value-type="float">
            <text:p>0</text:p>
          </table:table-cell>
          <table:table-cell table:formula="of:=IF([.$C35]=[.$D$5];IF([.$E38]=[.$C36];;[.$A39]-[.$A38]);)" office:value-type="float" office:value="0" calcext:value-type="float">
            <text:p>0</text:p>
          </table:table-cell>
          <table:table-cell table:formula="of:=IF([.$C35]=[.$D$4];IF([.$E38]=[.$C36];[.$A39]-[.$A38]);)" office:value-type="float" office:value="0" calcext:value-type="float">
            <text:p>0</text:p>
          </table:table-cell>
          <table:table-cell table:formula="of:=IF([.$C35]=[.$D$4];IF([.$E38]=[.$C36];;[.$A39]-[.$A3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8.05736" calcext:value-type="float">
            <text:p>1550697348.0573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36]=[.$D$5];IF([.E39]=[.C37];[.A40]-[.A39];);)" office:value-type="float" office:value="0" calcext:value-type="float">
            <text:p>0</text:p>
          </table:table-cell>
          <table:table-cell table:formula="of:=IF([.$C36]=[.$D$5];IF([.$E39]=[.$C37];;[.$A40]-[.$A39]);)" office:value-type="float" office:value="0" calcext:value-type="float">
            <text:p>0</text:p>
          </table:table-cell>
          <table:table-cell table:formula="of:=IF([.$C36]=[.$D$4];IF([.$E39]=[.$C37];[.$A40]-[.$A39]);)" office:value-type="float" office:value="0" calcext:value-type="float">
            <text:p>0</text:p>
          </table:table-cell>
          <table:table-cell table:formula="of:=IF([.$C36]=[.$D$4];IF([.$E39]=[.$C37];;[.$A40]-[.$A3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9.04215" calcext:value-type="float">
            <text:p>1550697349.0421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37]=[.$D$5];IF([.E40]=[.C38];[.A41]-[.A40];);)" office:value-type="float" office:value="0.984789371490479" calcext:value-type="float">
            <text:p>0.9847893715</text:p>
          </table:table-cell>
          <table:table-cell table:formula="of:=IF([.$C37]=[.$D$5];IF([.$E40]=[.$C38];;[.$A41]-[.$A40]);)" office:value-type="float" office:value="0" calcext:value-type="float">
            <text:p>0</text:p>
          </table:table-cell>
          <table:table-cell table:formula="of:=IF([.$C37]=[.$D$4];IF([.$E40]=[.$C38];[.$A41]-[.$A40]);)" office:value-type="float" office:value="0" calcext:value-type="float">
            <text:p>0</text:p>
          </table:table-cell>
          <table:table-cell table:formula="of:=IF([.$C37]=[.$D$4];IF([.$E40]=[.$C38];;[.$A41]-[.$A4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0.55179" calcext:value-type="float">
            <text:p>1550697350.5517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38]=[.$D$5];IF([.E41]=[.C39];[.A42]-[.A41];);)" office:value-type="float" office:value="0" calcext:value-type="float">
            <text:p>0</text:p>
          </table:table-cell>
          <table:table-cell table:formula="of:=IF([.$C38]=[.$D$5];IF([.$E41]=[.$C39];;[.$A42]-[.$A41]);)" office:value-type="float" office:value="0" calcext:value-type="float">
            <text:p>0</text:p>
          </table:table-cell>
          <table:table-cell table:formula="of:=IF([.$C38]=[.$D$4];IF([.$E41]=[.$C39];[.$A42]-[.$A41]);)" office:value-type="float" office:value="0" calcext:value-type="float">
            <text:p>0</text:p>
          </table:table-cell>
          <table:table-cell table:formula="of:=IF([.$C38]=[.$D$4];IF([.$E41]=[.$C39];;[.$A42]-[.$A4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4.05495" calcext:value-type="float">
            <text:p>1550697354.0549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39]=[.$D$5];IF([.E42]=[.C40];[.A43]-[.A42];);)" office:value-type="float" office:value="0" calcext:value-type="float">
            <text:p>0</text:p>
          </table:table-cell>
          <table:table-cell table:formula="of:=IF([.$C39]=[.$D$5];IF([.$E42]=[.$C40];;[.$A43]-[.$A42]);)" office:value-type="float" office:value="0" calcext:value-type="float">
            <text:p>0</text:p>
          </table:table-cell>
          <table:table-cell table:formula="of:=IF([.$C39]=[.$D$4];IF([.$E42]=[.$C40];[.$A43]-[.$A42]);)" office:value-type="float" office:value="0" calcext:value-type="float">
            <text:p>0</text:p>
          </table:table-cell>
          <table:table-cell table:formula="of:=IF([.$C39]=[.$D$4];IF([.$E42]=[.$C40];;[.$A43]-[.$A4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4.55504" calcext:value-type="float">
            <text:p>1550697354.55504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40]=[.$D$5];IF([.E43]=[.C41];[.A44]-[.A43];);)" office:value-type="float" office:value="0" calcext:value-type="float">
            <text:p>0</text:p>
          </table:table-cell>
          <table:table-cell table:formula="of:=IF([.$C40]=[.$D$5];IF([.$E43]=[.$C41];;[.$A44]-[.$A43]);)" office:value-type="float" office:value="0" calcext:value-type="float">
            <text:p>0</text:p>
          </table:table-cell>
          <table:table-cell table:formula="of:=IF([.$C40]=[.$D$4];IF([.$E43]=[.$C41];[.$A44]-[.$A43]);)" office:value-type="float" office:value="0" calcext:value-type="float">
            <text:p>0</text:p>
          </table:table-cell>
          <table:table-cell table:formula="of:=IF([.$C40]=[.$D$4];IF([.$E43]=[.$C41];;[.$A44]-[.$A4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4.60811" calcext:value-type="float">
            <text:p>1550697354.6081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41]=[.$D$5];IF([.E44]=[.C42];[.A45]-[.A44];);)" office:value-type="float" office:value="0" calcext:value-type="float">
            <text:p>0</text:p>
          </table:table-cell>
          <table:table-cell table:formula="of:=IF([.$C41]=[.$D$5];IF([.$E44]=[.$C42];;[.$A45]-[.$A44]);)" office:value-type="float" office:value="0" calcext:value-type="float">
            <text:p>0</text:p>
          </table:table-cell>
          <table:table-cell table:formula="of:=IF([.$C41]=[.$D$4];IF([.$E44]=[.$C42];[.$A45]-[.$A44]);)" office:value-type="float" office:value="0" calcext:value-type="float">
            <text:p>0</text:p>
          </table:table-cell>
          <table:table-cell table:formula="of:=IF([.$C41]=[.$D$4];IF([.$E44]=[.$C42];;[.$A45]-[.$A4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5.31396" calcext:value-type="float">
            <text:p>1550697355.3139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42]=[.$D$5];IF([.E45]=[.C43];[.A46]-[.A45];);)" office:value-type="float" office:value="0.705842971801758" calcext:value-type="float">
            <text:p>0.7058429718</text:p>
          </table:table-cell>
          <table:table-cell table:formula="of:=IF([.$C42]=[.$D$5];IF([.$E45]=[.$C43];;[.$A46]-[.$A45]);)" office:value-type="float" office:value="0" calcext:value-type="float">
            <text:p>0</text:p>
          </table:table-cell>
          <table:table-cell table:formula="of:=IF([.$C42]=[.$D$4];IF([.$E45]=[.$C43];[.$A46]-[.$A45]);)" office:value-type="float" office:value="0" calcext:value-type="float">
            <text:p>0</text:p>
          </table:table-cell>
          <table:table-cell table:formula="of:=IF([.$C42]=[.$D$4];IF([.$E45]=[.$C43];;[.$A46]-[.$A4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6.82115" calcext:value-type="float">
            <text:p>1550697356.8211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43]=[.$D$5];IF([.E46]=[.C44];[.A47]-[.A46];);)" office:value-type="float" office:value="0" calcext:value-type="float">
            <text:p>0</text:p>
          </table:table-cell>
          <table:table-cell table:formula="of:=IF([.$C43]=[.$D$5];IF([.$E46]=[.$C44];;[.$A47]-[.$A46]);)" office:value-type="float" office:value="0" calcext:value-type="float">
            <text:p>0</text:p>
          </table:table-cell>
          <table:table-cell table:formula="of:=IF([.$C43]=[.$D$4];IF([.$E46]=[.$C44];[.$A47]-[.$A46]);)" office:value-type="float" office:value="0" calcext:value-type="float">
            <text:p>0</text:p>
          </table:table-cell>
          <table:table-cell table:formula="of:=IF([.$C43]=[.$D$4];IF([.$E46]=[.$C44];;[.$A47]-[.$A4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0.32415" calcext:value-type="float">
            <text:p>1550697360.3241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44]=[.$D$5];IF([.E47]=[.C45];[.A48]-[.A47];);)" office:value-type="float" office:value="0" calcext:value-type="float">
            <text:p>0</text:p>
          </table:table-cell>
          <table:table-cell table:formula="of:=IF([.$C44]=[.$D$5];IF([.$E47]=[.$C45];;[.$A48]-[.$A47]);)" office:value-type="float" office:value="0" calcext:value-type="float">
            <text:p>0</text:p>
          </table:table-cell>
          <table:table-cell table:formula="of:=IF([.$C44]=[.$D$4];IF([.$E47]=[.$C45];[.$A48]-[.$A47]);)" office:value-type="float" office:value="0" calcext:value-type="float">
            <text:p>0</text:p>
          </table:table-cell>
          <table:table-cell table:formula="of:=IF([.$C44]=[.$D$4];IF([.$E47]=[.$C45];;[.$A48]-[.$A4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0.82428" calcext:value-type="float">
            <text:p>1550697360.82428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45]=[.$D$5];IF([.E48]=[.C46];[.A49]-[.A48];);)" office:value-type="float" office:value="0" calcext:value-type="float">
            <text:p>0</text:p>
          </table:table-cell>
          <table:table-cell table:formula="of:=IF([.$C45]=[.$D$5];IF([.$E48]=[.$C46];;[.$A49]-[.$A48]);)" office:value-type="float" office:value="0" calcext:value-type="float">
            <text:p>0</text:p>
          </table:table-cell>
          <table:table-cell table:formula="of:=IF([.$C45]=[.$D$4];IF([.$E48]=[.$C46];[.$A49]-[.$A48]);)" office:value-type="float" office:value="0" calcext:value-type="float">
            <text:p>0</text:p>
          </table:table-cell>
          <table:table-cell table:formula="of:=IF([.$C45]=[.$D$4];IF([.$E48]=[.$C46];;[.$A49]-[.$A4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0.90772" calcext:value-type="float">
            <text:p>1550697360.9077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46]=[.$D$5];IF([.E49]=[.C47];[.A50]-[.A49];);)" office:value-type="float" office:value="0" calcext:value-type="float">
            <text:p>0</text:p>
          </table:table-cell>
          <table:table-cell table:formula="of:=IF([.$C46]=[.$D$5];IF([.$E49]=[.$C47];;[.$A50]-[.$A49]);)" office:value-type="float" office:value="0" calcext:value-type="float">
            <text:p>0</text:p>
          </table:table-cell>
          <table:table-cell table:formula="of:=IF([.$C46]=[.$D$4];IF([.$E49]=[.$C47];[.$A50]-[.$A49]);)" office:value-type="float" office:value="0" calcext:value-type="float">
            <text:p>0</text:p>
          </table:table-cell>
          <table:table-cell table:formula="of:=IF([.$C46]=[.$D$4];IF([.$E49]=[.$C47];;[.$A50]-[.$A4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2.1327" calcext:value-type="float">
            <text:p>1550697362.132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47]=[.$D$5];IF([.E50]=[.C48];[.A51]-[.A50];);)" office:value-type="float" office:value="1.22497701644897" calcext:value-type="float">
            <text:p>1.2249770164</text:p>
          </table:table-cell>
          <table:table-cell table:formula="of:=IF([.$C47]=[.$D$5];IF([.$E50]=[.$C48];;[.$A51]-[.$A50]);)" office:value-type="float" office:value="0" calcext:value-type="float">
            <text:p>0</text:p>
          </table:table-cell>
          <table:table-cell table:formula="of:=IF([.$C47]=[.$D$4];IF([.$E50]=[.$C48];[.$A51]-[.$A50]);)" office:value-type="float" office:value="0" calcext:value-type="float">
            <text:p>0</text:p>
          </table:table-cell>
          <table:table-cell table:formula="of:=IF([.$C47]=[.$D$4];IF([.$E50]=[.$C48];;[.$A51]-[.$A5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1.7509" calcext:value-type="float">
            <text:p>1550697411.7509</text:p>
          </table:table-cell>
          <table:table-cell office:value-type="string" calcext:value-type="string">
            <text:p><text:s/>exp1 f mode</text:p>
          </table:table-cell>
          <table:table-cell table:number-columns-repeated="3"/>
          <table:table-cell table:formula="of:=IF([.C48]=[.$D$5];IF([.E51]=[.C49];[.A52]-[.A51];);)" office:value-type="float" office:value="0" calcext:value-type="float">
            <text:p>0</text:p>
          </table:table-cell>
          <table:table-cell table:formula="of:=IF([.$C48]=[.$D$5];IF([.$E51]=[.$C49];;[.$A52]-[.$A51]);)" office:value-type="float" office:value="0" calcext:value-type="float">
            <text:p>0</text:p>
          </table:table-cell>
          <table:table-cell table:formula="of:=IF([.$C48]=[.$D$4];IF([.$E51]=[.$C49];[.$A52]-[.$A51]);)" office:value-type="float" office:value="0" calcext:value-type="float">
            <text:p>0</text:p>
          </table:table-cell>
          <table:table-cell table:formula="of:=IF([.$C48]=[.$D$4];IF([.$E51]=[.$C49];;[.$A52]-[.$A5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2.254" calcext:value-type="float">
            <text:p>1550697412.25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49]=[.$D$5];IF([.E52]=[.C50];[.A53]-[.A52];);)" office:value-type="float" office:value="0" calcext:value-type="float">
            <text:p>0</text:p>
          </table:table-cell>
          <table:table-cell table:formula="of:=IF([.$C49]=[.$D$5];IF([.$E52]=[.$C50];;[.$A53]-[.$A52]);)" office:value-type="float" office:value="0" calcext:value-type="float">
            <text:p>0</text:p>
          </table:table-cell>
          <table:table-cell table:formula="of:=IF([.$C49]=[.$D$4];IF([.$E52]=[.$C50];[.$A53]-[.$A52]);)" office:value-type="float" office:value="0" calcext:value-type="float">
            <text:p>0</text:p>
          </table:table-cell>
          <table:table-cell table:formula="of:=IF([.$C49]=[.$D$4];IF([.$E52]=[.$C50];;[.$A53]-[.$A5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5.75792" calcext:value-type="float">
            <text:p>1550697415.75792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50]=[.$D$5];IF([.E53]=[.C51];[.A54]-[.A53];);)" office:value-type="float" office:value="0" calcext:value-type="float">
            <text:p>0</text:p>
          </table:table-cell>
          <table:table-cell table:formula="of:=IF([.$C50]=[.$D$5];IF([.$E53]=[.$C51];;[.$A54]-[.$A53]);)" office:value-type="float" office:value="0" calcext:value-type="float">
            <text:p>0</text:p>
          </table:table-cell>
          <table:table-cell table:formula="of:=IF([.$C50]=[.$D$4];IF([.$E53]=[.$C51];[.$A54]-[.$A53]);)" office:value-type="float" office:value="0" calcext:value-type="float">
            <text:p>0</text:p>
          </table:table-cell>
          <table:table-cell table:formula="of:=IF([.$C50]=[.$D$4];IF([.$E53]=[.$C51];;[.$A54]-[.$A5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6.25802" calcext:value-type="float">
            <text:p>1550697416.25802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51]=[.$D$5];IF([.E54]=[.C52];[.A55]-[.A54];);)" office:value-type="float" office:value="0" calcext:value-type="float">
            <text:p>0</text:p>
          </table:table-cell>
          <table:table-cell table:formula="of:=IF([.$C51]=[.$D$5];IF([.$E54]=[.$C52];;[.$A55]-[.$A54]);)" office:value-type="float" office:value="0" calcext:value-type="float">
            <text:p>0</text:p>
          </table:table-cell>
          <table:table-cell table:formula="of:=IF([.$C51]=[.$D$4];IF([.$E54]=[.$C52];[.$A55]-[.$A54]);)" office:value-type="float" office:value="0" calcext:value-type="float">
            <text:p>0</text:p>
          </table:table-cell>
          <table:table-cell table:formula="of:=IF([.$C51]=[.$D$4];IF([.$E54]=[.$C52];;[.$A55]-[.$A5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6.35813" calcext:value-type="float">
            <text:p>1550697416.3581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52]=[.$D$5];IF([.E55]=[.C53];[.A56]-[.A55];);)" office:value-type="float" office:value="0" calcext:value-type="float">
            <text:p>0</text:p>
          </table:table-cell>
          <table:table-cell table:formula="of:=IF([.$C52]=[.$D$5];IF([.$E55]=[.$C53];;[.$A56]-[.$A55]);)" office:value-type="float" office:value="0" calcext:value-type="float">
            <text:p>0</text:p>
          </table:table-cell>
          <table:table-cell table:formula="of:=IF([.$C52]=[.$D$4];IF([.$E55]=[.$C53];[.$A56]-[.$A55]);)" office:value-type="float" office:value="0" calcext:value-type="float">
            <text:p>0</text:p>
          </table:table-cell>
          <table:table-cell table:formula="of:=IF([.$C52]=[.$D$4];IF([.$E55]=[.$C53];;[.$A56]-[.$A5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7.26681" calcext:value-type="float">
            <text:p>1550697417.2668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53]=[.$D$5];IF([.E56]=[.C54];[.A57]-[.A56];);)" office:value-type="float" office:value="0" calcext:value-type="float">
            <text:p>0</text:p>
          </table:table-cell>
          <table:table-cell table:formula="of:=IF([.$C53]=[.$D$5];IF([.$E56]=[.$C54];;[.$A57]-[.$A56]);)" office:value-type="float" office:value="0" calcext:value-type="float">
            <text:p>0</text:p>
          </table:table-cell>
          <table:table-cell table:formula="of:=IF([.$C53]=[.$D$4];IF([.$E56]=[.$C54];[.$A57]-[.$A56]);)" office:value-type="float" office:value="0.908680438995361" calcext:value-type="float">
            <text:p>0.908680439</text:p>
          </table:table-cell>
          <table:table-cell table:formula="of:=IF([.$C53]=[.$D$4];IF([.$E56]=[.$C54];;[.$A57]-[.$A5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8.77363" calcext:value-type="float">
            <text:p>1550697418.7736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54]=[.$D$5];IF([.E57]=[.C55];[.A58]-[.A57];);)" office:value-type="float" office:value="0" calcext:value-type="float">
            <text:p>0</text:p>
          </table:table-cell>
          <table:table-cell table:formula="of:=IF([.$C54]=[.$D$5];IF([.$E57]=[.$C55];;[.$A58]-[.$A57]);)" office:value-type="float" office:value="0" calcext:value-type="float">
            <text:p>0</text:p>
          </table:table-cell>
          <table:table-cell table:formula="of:=IF([.$C54]=[.$D$4];IF([.$E57]=[.$C55];[.$A58]-[.$A57]);)" office:value-type="float" office:value="0" calcext:value-type="float">
            <text:p>0</text:p>
          </table:table-cell>
          <table:table-cell table:formula="of:=IF([.$C54]=[.$D$4];IF([.$E57]=[.$C55];;[.$A58]-[.$A5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2.28203" calcext:value-type="float">
            <text:p>1550697422.28203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55]=[.$D$5];IF([.E58]=[.C56];[.A59]-[.A58];);)" office:value-type="float" office:value="0" calcext:value-type="float">
            <text:p>0</text:p>
          </table:table-cell>
          <table:table-cell table:formula="of:=IF([.$C55]=[.$D$5];IF([.$E58]=[.$C56];;[.$A59]-[.$A58]);)" office:value-type="float" office:value="0" calcext:value-type="float">
            <text:p>0</text:p>
          </table:table-cell>
          <table:table-cell table:formula="of:=IF([.$C55]=[.$D$4];IF([.$E58]=[.$C56];[.$A59]-[.$A58]);)" office:value-type="float" office:value="0" calcext:value-type="float">
            <text:p>0</text:p>
          </table:table-cell>
          <table:table-cell table:formula="of:=IF([.$C55]=[.$D$4];IF([.$E58]=[.$C56];;[.$A59]-[.$A5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2.78216" calcext:value-type="float">
            <text:p>1550697422.78216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56]=[.$D$5];IF([.E59]=[.C57];[.A60]-[.A59];);)" office:value-type="float" office:value="0" calcext:value-type="float">
            <text:p>0</text:p>
          </table:table-cell>
          <table:table-cell table:formula="of:=IF([.$C56]=[.$D$5];IF([.$E59]=[.$C57];;[.$A60]-[.$A59]);)" office:value-type="float" office:value="0" calcext:value-type="float">
            <text:p>0</text:p>
          </table:table-cell>
          <table:table-cell table:formula="of:=IF([.$C56]=[.$D$4];IF([.$E59]=[.$C57];[.$A60]-[.$A59]);)" office:value-type="float" office:value="0" calcext:value-type="float">
            <text:p>0</text:p>
          </table:table-cell>
          <table:table-cell table:formula="of:=IF([.$C56]=[.$D$4];IF([.$E59]=[.$C57];;[.$A60]-[.$A5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2.86016" calcext:value-type="float">
            <text:p>1550697422.8601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57]=[.$D$5];IF([.E60]=[.C58];[.A61]-[.A60];);)" office:value-type="float" office:value="0" calcext:value-type="float">
            <text:p>0</text:p>
          </table:table-cell>
          <table:table-cell table:formula="of:=IF([.$C57]=[.$D$5];IF([.$E60]=[.$C58];;[.$A61]-[.$A60]);)" office:value-type="float" office:value="0" calcext:value-type="float">
            <text:p>0</text:p>
          </table:table-cell>
          <table:table-cell table:formula="of:=IF([.$C57]=[.$D$4];IF([.$E60]=[.$C58];[.$A61]-[.$A60]);)" office:value-type="float" office:value="0" calcext:value-type="float">
            <text:p>0</text:p>
          </table:table-cell>
          <table:table-cell table:formula="of:=IF([.$C57]=[.$D$4];IF([.$E60]=[.$C58];;[.$A61]-[.$A6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3.47692" calcext:value-type="float">
            <text:p>1550697423.4769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58]=[.$D$5];IF([.E61]=[.C59];[.A62]-[.A61];);)" office:value-type="float" office:value="0" calcext:value-type="float">
            <text:p>0</text:p>
          </table:table-cell>
          <table:table-cell table:formula="of:=IF([.$C58]=[.$D$5];IF([.$E61]=[.$C59];;[.$A62]-[.$A61]);)" office:value-type="float" office:value="0" calcext:value-type="float">
            <text:p>0</text:p>
          </table:table-cell>
          <table:table-cell table:formula="of:=IF([.$C58]=[.$D$4];IF([.$E61]=[.$C59];[.$A62]-[.$A61]);)" office:value-type="float" office:value="0" calcext:value-type="float">
            <text:p>0</text:p>
          </table:table-cell>
          <table:table-cell table:formula="of:=IF([.$C58]=[.$D$4];IF([.$E61]=[.$C59];;[.$A62]-[.$A61]);)" office:value-type="float" office:value="0.616761922836304" calcext:value-type="float">
            <text:p>0.6167619228</text:p>
          </table:table-cell>
        </table:table-row>
        <table:table-row table:style-name="ro1">
          <table:table-cell office:value-type="float" office:value="1550697424.98534" calcext:value-type="float">
            <text:p>1550697424.9853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59]=[.$D$5];IF([.E62]=[.C60];[.A63]-[.A62];);)" office:value-type="float" office:value="0" calcext:value-type="float">
            <text:p>0</text:p>
          </table:table-cell>
          <table:table-cell table:formula="of:=IF([.$C59]=[.$D$5];IF([.$E62]=[.$C60];;[.$A63]-[.$A62]);)" office:value-type="float" office:value="0" calcext:value-type="float">
            <text:p>0</text:p>
          </table:table-cell>
          <table:table-cell table:formula="of:=IF([.$C59]=[.$D$4];IF([.$E62]=[.$C60];[.$A63]-[.$A62]);)" office:value-type="float" office:value="0" calcext:value-type="float">
            <text:p>0</text:p>
          </table:table-cell>
          <table:table-cell table:formula="of:=IF([.$C59]=[.$D$4];IF([.$E62]=[.$C60];;[.$A63]-[.$A6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8.48791" calcext:value-type="float">
            <text:p>1550697428.48791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60]=[.$D$5];IF([.E63]=[.C61];[.A64]-[.A63];);)" office:value-type="float" office:value="0" calcext:value-type="float">
            <text:p>0</text:p>
          </table:table-cell>
          <table:table-cell table:formula="of:=IF([.$C60]=[.$D$5];IF([.$E63]=[.$C61];;[.$A64]-[.$A63]);)" office:value-type="float" office:value="0" calcext:value-type="float">
            <text:p>0</text:p>
          </table:table-cell>
          <table:table-cell table:formula="of:=IF([.$C60]=[.$D$4];IF([.$E63]=[.$C61];[.$A64]-[.$A63]);)" office:value-type="float" office:value="0" calcext:value-type="float">
            <text:p>0</text:p>
          </table:table-cell>
          <table:table-cell table:formula="of:=IF([.$C60]=[.$D$4];IF([.$E63]=[.$C61];;[.$A64]-[.$A6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8.98803" calcext:value-type="float">
            <text:p>1550697428.98803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61]=[.$D$5];IF([.E64]=[.C62];[.A65]-[.A64];);)" office:value-type="float" office:value="0" calcext:value-type="float">
            <text:p>0</text:p>
          </table:table-cell>
          <table:table-cell table:formula="of:=IF([.$C61]=[.$D$5];IF([.$E64]=[.$C62];;[.$A65]-[.$A64]);)" office:value-type="float" office:value="0" calcext:value-type="float">
            <text:p>0</text:p>
          </table:table-cell>
          <table:table-cell table:formula="of:=IF([.$C61]=[.$D$4];IF([.$E64]=[.$C62];[.$A65]-[.$A64]);)" office:value-type="float" office:value="0" calcext:value-type="float">
            <text:p>0</text:p>
          </table:table-cell>
          <table:table-cell table:formula="of:=IF([.$C61]=[.$D$4];IF([.$E64]=[.$C62];;[.$A65]-[.$A6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9.05839" calcext:value-type="float">
            <text:p>1550697429.0583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62]=[.$D$5];IF([.E65]=[.C63];[.A66]-[.A65];);)" office:value-type="float" office:value="0" calcext:value-type="float">
            <text:p>0</text:p>
          </table:table-cell>
          <table:table-cell table:formula="of:=IF([.$C62]=[.$D$5];IF([.$E65]=[.$C63];;[.$A66]-[.$A65]);)" office:value-type="float" office:value="0" calcext:value-type="float">
            <text:p>0</text:p>
          </table:table-cell>
          <table:table-cell table:formula="of:=IF([.$C62]=[.$D$4];IF([.$E65]=[.$C63];[.$A66]-[.$A65]);)" office:value-type="float" office:value="0" calcext:value-type="float">
            <text:p>0</text:p>
          </table:table-cell>
          <table:table-cell table:formula="of:=IF([.$C62]=[.$D$4];IF([.$E65]=[.$C63];;[.$A66]-[.$A6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9.79735" calcext:value-type="float">
            <text:p>1550697429.7973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63]=[.$D$5];IF([.E66]=[.C64];[.A67]-[.A66];);)" office:value-type="float" office:value="0" calcext:value-type="float">
            <text:p>0</text:p>
          </table:table-cell>
          <table:table-cell table:formula="of:=IF([.$C63]=[.$D$5];IF([.$E66]=[.$C64];;[.$A67]-[.$A66]);)" office:value-type="float" office:value="0" calcext:value-type="float">
            <text:p>0</text:p>
          </table:table-cell>
          <table:table-cell table:formula="of:=IF([.$C63]=[.$D$4];IF([.$E66]=[.$C64];[.$A67]-[.$A66]);)" office:value-type="float" office:value="0" calcext:value-type="float">
            <text:p>0</text:p>
          </table:table-cell>
          <table:table-cell table:formula="of:=IF([.$C63]=[.$D$4];IF([.$E66]=[.$C64];;[.$A67]-[.$A66]);)" office:value-type="float" office:value="0.73895788192749" calcext:value-type="float">
            <text:p>0.7389578819</text:p>
          </table:table-cell>
        </table:table-row>
        <table:table-row table:style-name="ro1">
          <table:table-cell office:value-type="float" office:value="1550697431.30208" calcext:value-type="float">
            <text:p>1550697431.3020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64]=[.$D$5];IF([.E67]=[.C65];[.A68]-[.A67];);)" office:value-type="float" office:value="0" calcext:value-type="float">
            <text:p>0</text:p>
          </table:table-cell>
          <table:table-cell table:formula="of:=IF([.$C64]=[.$D$5];IF([.$E67]=[.$C65];;[.$A68]-[.$A67]);)" office:value-type="float" office:value="0" calcext:value-type="float">
            <text:p>0</text:p>
          </table:table-cell>
          <table:table-cell table:formula="of:=IF([.$C64]=[.$D$4];IF([.$E67]=[.$C65];[.$A68]-[.$A67]);)" office:value-type="float" office:value="0" calcext:value-type="float">
            <text:p>0</text:p>
          </table:table-cell>
          <table:table-cell table:formula="of:=IF([.$C64]=[.$D$4];IF([.$E67]=[.$C65];;[.$A68]-[.$A6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4.80545" calcext:value-type="float">
            <text:p>1550697434.8054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5]=[.$D$5];IF([.E68]=[.C66];[.A69]-[.A68];);)" office:value-type="float" office:value="0" calcext:value-type="float">
            <text:p>0</text:p>
          </table:table-cell>
          <table:table-cell table:formula="of:=IF([.$C65]=[.$D$5];IF([.$E68]=[.$C66];;[.$A69]-[.$A68]);)" office:value-type="float" office:value="0" calcext:value-type="float">
            <text:p>0</text:p>
          </table:table-cell>
          <table:table-cell table:formula="of:=IF([.$C65]=[.$D$4];IF([.$E68]=[.$C66];[.$A69]-[.$A68]);)" office:value-type="float" office:value="0" calcext:value-type="float">
            <text:p>0</text:p>
          </table:table-cell>
          <table:table-cell table:formula="of:=IF([.$C65]=[.$D$4];IF([.$E68]=[.$C66];;[.$A69]-[.$A6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5.30562" calcext:value-type="float">
            <text:p>1550697435.30562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66]=[.$D$5];IF([.E69]=[.C67];[.A70]-[.A69];);)" office:value-type="float" office:value="0" calcext:value-type="float">
            <text:p>0</text:p>
          </table:table-cell>
          <table:table-cell table:formula="of:=IF([.$C66]=[.$D$5];IF([.$E69]=[.$C67];;[.$A70]-[.$A69]);)" office:value-type="float" office:value="0" calcext:value-type="float">
            <text:p>0</text:p>
          </table:table-cell>
          <table:table-cell table:formula="of:=IF([.$C66]=[.$D$4];IF([.$E69]=[.$C67];[.$A70]-[.$A69]);)" office:value-type="float" office:value="0" calcext:value-type="float">
            <text:p>0</text:p>
          </table:table-cell>
          <table:table-cell table:formula="of:=IF([.$C66]=[.$D$4];IF([.$E69]=[.$C67];;[.$A70]-[.$A6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5.35846" calcext:value-type="float">
            <text:p>1550697435.3584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67]=[.$D$5];IF([.E70]=[.C68];[.A71]-[.A70];);)" office:value-type="float" office:value="0" calcext:value-type="float">
            <text:p>0</text:p>
          </table:table-cell>
          <table:table-cell table:formula="of:=IF([.$C67]=[.$D$5];IF([.$E70]=[.$C68];;[.$A71]-[.$A70]);)" office:value-type="float" office:value="0" calcext:value-type="float">
            <text:p>0</text:p>
          </table:table-cell>
          <table:table-cell table:formula="of:=IF([.$C67]=[.$D$4];IF([.$E70]=[.$C68];[.$A71]-[.$A70]);)" office:value-type="float" office:value="0" calcext:value-type="float">
            <text:p>0</text:p>
          </table:table-cell>
          <table:table-cell table:formula="of:=IF([.$C67]=[.$D$4];IF([.$E70]=[.$C68];;[.$A71]-[.$A7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6.46323" calcext:value-type="float">
            <text:p>1550697436.4632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68]=[.$D$5];IF([.E71]=[.C69];[.A72]-[.A71];);)" office:value-type="float" office:value="0" calcext:value-type="float">
            <text:p>0</text:p>
          </table:table-cell>
          <table:table-cell table:formula="of:=IF([.$C68]=[.$D$5];IF([.$E71]=[.$C69];;[.$A72]-[.$A71]);)" office:value-type="float" office:value="0" calcext:value-type="float">
            <text:p>0</text:p>
          </table:table-cell>
          <table:table-cell table:formula="of:=IF([.$C68]=[.$D$4];IF([.$E71]=[.$C69];[.$A72]-[.$A71]);)" office:value-type="float" office:value="1.10477042198181" calcext:value-type="float">
            <text:p>1.104770422</text:p>
          </table:table-cell>
          <table:table-cell table:formula="of:=IF([.$C68]=[.$D$4];IF([.$E71]=[.$C69];;[.$A72]-[.$A7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7.97016" calcext:value-type="float">
            <text:p>1550697437.97016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69]=[.$D$5];IF([.E72]=[.C70];[.A73]-[.A72];);)" office:value-type="float" office:value="0" calcext:value-type="float">
            <text:p>0</text:p>
          </table:table-cell>
          <table:table-cell table:formula="of:=IF([.$C69]=[.$D$5];IF([.$E72]=[.$C70];;[.$A73]-[.$A72]);)" office:value-type="float" office:value="0" calcext:value-type="float">
            <text:p>0</text:p>
          </table:table-cell>
          <table:table-cell table:formula="of:=IF([.$C69]=[.$D$4];IF([.$E72]=[.$C70];[.$A73]-[.$A72]);)" office:value-type="float" office:value="0" calcext:value-type="float">
            <text:p>0</text:p>
          </table:table-cell>
          <table:table-cell table:formula="of:=IF([.$C69]=[.$D$4];IF([.$E72]=[.$C70];;[.$A73]-[.$A7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1.47377" calcext:value-type="float">
            <text:p>1550697441.4737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70]=[.$D$5];IF([.E73]=[.C71];[.A74]-[.A73];);)" office:value-type="float" office:value="0" calcext:value-type="float">
            <text:p>0</text:p>
          </table:table-cell>
          <table:table-cell table:formula="of:=IF([.$C70]=[.$D$5];IF([.$E73]=[.$C71];;[.$A74]-[.$A73]);)" office:value-type="float" office:value="0" calcext:value-type="float">
            <text:p>0</text:p>
          </table:table-cell>
          <table:table-cell table:formula="of:=IF([.$C70]=[.$D$4];IF([.$E73]=[.$C71];[.$A74]-[.$A73]);)" office:value-type="float" office:value="0" calcext:value-type="float">
            <text:p>0</text:p>
          </table:table-cell>
          <table:table-cell table:formula="of:=IF([.$C70]=[.$D$4];IF([.$E73]=[.$C71];;[.$A74]-[.$A7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1.97399" calcext:value-type="float">
            <text:p>1550697441.9739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71]=[.$D$5];IF([.E74]=[.C72];[.A75]-[.A74];);)" office:value-type="float" office:value="0" calcext:value-type="float">
            <text:p>0</text:p>
          </table:table-cell>
          <table:table-cell table:formula="of:=IF([.$C71]=[.$D$5];IF([.$E74]=[.$C72];;[.$A75]-[.$A74]);)" office:value-type="float" office:value="0" calcext:value-type="float">
            <text:p>0</text:p>
          </table:table-cell>
          <table:table-cell table:formula="of:=IF([.$C71]=[.$D$4];IF([.$E74]=[.$C72];[.$A75]-[.$A74]);)" office:value-type="float" office:value="0" calcext:value-type="float">
            <text:p>0</text:p>
          </table:table-cell>
          <table:table-cell table:formula="of:=IF([.$C71]=[.$D$4];IF([.$E74]=[.$C72];;[.$A75]-[.$A7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2.0584" calcext:value-type="float">
            <text:p>1550697442.058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72]=[.$D$5];IF([.E75]=[.C73];[.A76]-[.A75];);)" office:value-type="float" office:value="0" calcext:value-type="float">
            <text:p>0</text:p>
          </table:table-cell>
          <table:table-cell table:formula="of:=IF([.$C72]=[.$D$5];IF([.$E75]=[.$C73];;[.$A76]-[.$A75]);)" office:value-type="float" office:value="0" calcext:value-type="float">
            <text:p>0</text:p>
          </table:table-cell>
          <table:table-cell table:formula="of:=IF([.$C72]=[.$D$4];IF([.$E75]=[.$C73];[.$A76]-[.$A75]);)" office:value-type="float" office:value="0" calcext:value-type="float">
            <text:p>0</text:p>
          </table:table-cell>
          <table:table-cell table:formula="of:=IF([.$C72]=[.$D$4];IF([.$E75]=[.$C73];;[.$A76]-[.$A7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3.20026" calcext:value-type="float">
            <text:p>1550697443.2002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73]=[.$D$5];IF([.E76]=[.C74];[.A77]-[.A76];);)" office:value-type="float" office:value="0" calcext:value-type="float">
            <text:p>0</text:p>
          </table:table-cell>
          <table:table-cell table:formula="of:=IF([.$C73]=[.$D$5];IF([.$E76]=[.$C74];;[.$A77]-[.$A76]);)" office:value-type="float" office:value="0" calcext:value-type="float">
            <text:p>0</text:p>
          </table:table-cell>
          <table:table-cell table:formula="of:=IF([.$C73]=[.$D$4];IF([.$E76]=[.$C74];[.$A77]-[.$A76]);)" office:value-type="float" office:value="0" calcext:value-type="float">
            <text:p>0</text:p>
          </table:table-cell>
          <table:table-cell table:formula="of:=IF([.$C73]=[.$D$4];IF([.$E76]=[.$C74];;[.$A77]-[.$A76]);)" office:value-type="float" office:value="1.14185357093811" calcext:value-type="float">
            <text:p>1.1418535709</text:p>
          </table:table-cell>
        </table:table-row>
        <table:table-row table:style-name="ro1">
          <table:table-cell office:value-type="float" office:value="1550697444.70562" calcext:value-type="float">
            <text:p>1550697444.7056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74]=[.$D$5];IF([.E77]=[.C75];[.A78]-[.A77];);)" office:value-type="float" office:value="0" calcext:value-type="float">
            <text:p>0</text:p>
          </table:table-cell>
          <table:table-cell table:formula="of:=IF([.$C74]=[.$D$5];IF([.$E77]=[.$C75];;[.$A78]-[.$A77]);)" office:value-type="float" office:value="0" calcext:value-type="float">
            <text:p>0</text:p>
          </table:table-cell>
          <table:table-cell table:formula="of:=IF([.$C74]=[.$D$4];IF([.$E77]=[.$C75];[.$A78]-[.$A77]);)" office:value-type="float" office:value="0" calcext:value-type="float">
            <text:p>0</text:p>
          </table:table-cell>
          <table:table-cell table:formula="of:=IF([.$C74]=[.$D$4];IF([.$E77]=[.$C75];;[.$A78]-[.$A7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8.21513" calcext:value-type="float">
            <text:p>1550697448.21513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75]=[.$D$5];IF([.E78]=[.C76];[.A79]-[.A78];);)" office:value-type="float" office:value="0" calcext:value-type="float">
            <text:p>0</text:p>
          </table:table-cell>
          <table:table-cell table:formula="of:=IF([.$C75]=[.$D$5];IF([.$E78]=[.$C76];;[.$A79]-[.$A78]);)" office:value-type="float" office:value="0" calcext:value-type="float">
            <text:p>0</text:p>
          </table:table-cell>
          <table:table-cell table:formula="of:=IF([.$C75]=[.$D$4];IF([.$E78]=[.$C76];[.$A79]-[.$A78]);)" office:value-type="float" office:value="0" calcext:value-type="float">
            <text:p>0</text:p>
          </table:table-cell>
          <table:table-cell table:formula="of:=IF([.$C75]=[.$D$4];IF([.$E78]=[.$C76];;[.$A79]-[.$A7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8.71544" calcext:value-type="float">
            <text:p>1550697448.71544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76]=[.$D$5];IF([.E79]=[.C77];[.A80]-[.A79];);)" office:value-type="float" office:value="0" calcext:value-type="float">
            <text:p>0</text:p>
          </table:table-cell>
          <table:table-cell table:formula="of:=IF([.$C76]=[.$D$5];IF([.$E79]=[.$C77];;[.$A80]-[.$A79]);)" office:value-type="float" office:value="0" calcext:value-type="float">
            <text:p>0</text:p>
          </table:table-cell>
          <table:table-cell table:formula="of:=IF([.$C76]=[.$D$4];IF([.$E79]=[.$C77];[.$A80]-[.$A79]);)" office:value-type="float" office:value="0" calcext:value-type="float">
            <text:p>0</text:p>
          </table:table-cell>
          <table:table-cell table:formula="of:=IF([.$C76]=[.$D$4];IF([.$E79]=[.$C77];;[.$A80]-[.$A7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8.80806" calcext:value-type="float">
            <text:p>1550697448.8080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77]=[.$D$5];IF([.E80]=[.C78];[.A81]-[.A80];);)" office:value-type="float" office:value="0" calcext:value-type="float">
            <text:p>0</text:p>
          </table:table-cell>
          <table:table-cell table:formula="of:=IF([.$C77]=[.$D$5];IF([.$E80]=[.$C78];;[.$A81]-[.$A80]);)" office:value-type="float" office:value="0" calcext:value-type="float">
            <text:p>0</text:p>
          </table:table-cell>
          <table:table-cell table:formula="of:=IF([.$C77]=[.$D$4];IF([.$E80]=[.$C78];[.$A81]-[.$A80]);)" office:value-type="float" office:value="0" calcext:value-type="float">
            <text:p>0</text:p>
          </table:table-cell>
          <table:table-cell table:formula="of:=IF([.$C77]=[.$D$4];IF([.$E80]=[.$C78];;[.$A81]-[.$A8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9.5296" calcext:value-type="float">
            <text:p>1550697449.529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78]=[.$D$5];IF([.E81]=[.C79];[.A82]-[.A81];);)" office:value-type="float" office:value="0" calcext:value-type="float">
            <text:p>0</text:p>
          </table:table-cell>
          <table:table-cell table:formula="of:=IF([.$C78]=[.$D$5];IF([.$E81]=[.$C79];;[.$A82]-[.$A81]);)" office:value-type="float" office:value="0" calcext:value-type="float">
            <text:p>0</text:p>
          </table:table-cell>
          <table:table-cell table:formula="of:=IF([.$C78]=[.$D$4];IF([.$E81]=[.$C79];[.$A82]-[.$A81]);)" office:value-type="float" office:value="0.721540689468384" calcext:value-type="float">
            <text:p>0.7215406895</text:p>
          </table:table-cell>
          <table:table-cell table:formula="of:=IF([.$C78]=[.$D$4];IF([.$E81]=[.$C79];;[.$A82]-[.$A8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1.03538" calcext:value-type="float">
            <text:p>1550697451.0353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79]=[.$D$5];IF([.E82]=[.C80];[.A83]-[.A82];);)" office:value-type="float" office:value="0" calcext:value-type="float">
            <text:p>0</text:p>
          </table:table-cell>
          <table:table-cell table:formula="of:=IF([.$C79]=[.$D$5];IF([.$E82]=[.$C80];;[.$A83]-[.$A82]);)" office:value-type="float" office:value="0" calcext:value-type="float">
            <text:p>0</text:p>
          </table:table-cell>
          <table:table-cell table:formula="of:=IF([.$C79]=[.$D$4];IF([.$E82]=[.$C80];[.$A83]-[.$A82]);)" office:value-type="float" office:value="0" calcext:value-type="float">
            <text:p>0</text:p>
          </table:table-cell>
          <table:table-cell table:formula="of:=IF([.$C79]=[.$D$4];IF([.$E82]=[.$C80];;[.$A83]-[.$A8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4.53823" calcext:value-type="float">
            <text:p>1550697454.5382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80]=[.$D$5];IF([.E83]=[.C81];[.A84]-[.A83];);)" office:value-type="float" office:value="0" calcext:value-type="float">
            <text:p>0</text:p>
          </table:table-cell>
          <table:table-cell table:formula="of:=IF([.$C80]=[.$D$5];IF([.$E83]=[.$C81];;[.$A84]-[.$A83]);)" office:value-type="float" office:value="0" calcext:value-type="float">
            <text:p>0</text:p>
          </table:table-cell>
          <table:table-cell table:formula="of:=IF([.$C80]=[.$D$4];IF([.$E83]=[.$C81];[.$A84]-[.$A83]);)" office:value-type="float" office:value="0" calcext:value-type="float">
            <text:p>0</text:p>
          </table:table-cell>
          <table:table-cell table:formula="of:=IF([.$C80]=[.$D$4];IF([.$E83]=[.$C81];;[.$A84]-[.$A8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5.03837" calcext:value-type="float">
            <text:p>1550697455.03837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81]=[.$D$5];IF([.E84]=[.C82];[.A85]-[.A84];);)" office:value-type="float" office:value="0" calcext:value-type="float">
            <text:p>0</text:p>
          </table:table-cell>
          <table:table-cell table:formula="of:=IF([.$C81]=[.$D$5];IF([.$E84]=[.$C82];;[.$A85]-[.$A84]);)" office:value-type="float" office:value="0" calcext:value-type="float">
            <text:p>0</text:p>
          </table:table-cell>
          <table:table-cell table:formula="of:=IF([.$C81]=[.$D$4];IF([.$E84]=[.$C82];[.$A85]-[.$A84]);)" office:value-type="float" office:value="0" calcext:value-type="float">
            <text:p>0</text:p>
          </table:table-cell>
          <table:table-cell table:formula="of:=IF([.$C81]=[.$D$4];IF([.$E84]=[.$C82];;[.$A85]-[.$A8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5.10832" calcext:value-type="float">
            <text:p>1550697455.1083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82]=[.$D$5];IF([.E85]=[.C83];[.A86]-[.A85];);)" office:value-type="float" office:value="0" calcext:value-type="float">
            <text:p>0</text:p>
          </table:table-cell>
          <table:table-cell table:formula="of:=IF([.$C82]=[.$D$5];IF([.$E85]=[.$C83];;[.$A86]-[.$A85]);)" office:value-type="float" office:value="0" calcext:value-type="float">
            <text:p>0</text:p>
          </table:table-cell>
          <table:table-cell table:formula="of:=IF([.$C82]=[.$D$4];IF([.$E85]=[.$C83];[.$A86]-[.$A85]);)" office:value-type="float" office:value="0" calcext:value-type="float">
            <text:p>0</text:p>
          </table:table-cell>
          <table:table-cell table:formula="of:=IF([.$C82]=[.$D$4];IF([.$E85]=[.$C83];;[.$A86]-[.$A8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6.2033" calcext:value-type="float">
            <text:p>1550697456.203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83]=[.$D$5];IF([.E86]=[.C84];[.A87]-[.A86];);)" office:value-type="float" office:value="0" calcext:value-type="float">
            <text:p>0</text:p>
          </table:table-cell>
          <table:table-cell table:formula="of:=IF([.$C83]=[.$D$5];IF([.$E86]=[.$C84];;[.$A87]-[.$A86]);)" office:value-type="float" office:value="0" calcext:value-type="float">
            <text:p>0</text:p>
          </table:table-cell>
          <table:table-cell table:formula="of:=IF([.$C83]=[.$D$4];IF([.$E86]=[.$C84];[.$A87]-[.$A86]);)" office:value-type="float" office:value="1.09498429298401" calcext:value-type="float">
            <text:p>1.094984293</text:p>
          </table:table-cell>
          <table:table-cell table:formula="of:=IF([.$C83]=[.$D$4];IF([.$E86]=[.$C84];;[.$A87]-[.$A8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7.7155" calcext:value-type="float">
            <text:p>1550697457.715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84]=[.$D$5];IF([.E87]=[.C85];[.A88]-[.A87];);)" office:value-type="float" office:value="0" calcext:value-type="float">
            <text:p>0</text:p>
          </table:table-cell>
          <table:table-cell table:formula="of:=IF([.$C84]=[.$D$5];IF([.$E87]=[.$C85];;[.$A88]-[.$A87]);)" office:value-type="float" office:value="0" calcext:value-type="float">
            <text:p>0</text:p>
          </table:table-cell>
          <table:table-cell table:formula="of:=IF([.$C84]=[.$D$4];IF([.$E87]=[.$C85];[.$A88]-[.$A87]);)" office:value-type="float" office:value="0" calcext:value-type="float">
            <text:p>0</text:p>
          </table:table-cell>
          <table:table-cell table:formula="of:=IF([.$C84]=[.$D$4];IF([.$E87]=[.$C85];;[.$A88]-[.$A8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1.21974" calcext:value-type="float">
            <text:p>1550697461.2197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85]=[.$D$5];IF([.E88]=[.C86];[.A89]-[.A88];);)" office:value-type="float" office:value="0" calcext:value-type="float">
            <text:p>0</text:p>
          </table:table-cell>
          <table:table-cell table:formula="of:=IF([.$C85]=[.$D$5];IF([.$E88]=[.$C86];;[.$A89]-[.$A88]);)" office:value-type="float" office:value="0" calcext:value-type="float">
            <text:p>0</text:p>
          </table:table-cell>
          <table:table-cell table:formula="of:=IF([.$C85]=[.$D$4];IF([.$E88]=[.$C86];[.$A89]-[.$A88]);)" office:value-type="float" office:value="0" calcext:value-type="float">
            <text:p>0</text:p>
          </table:table-cell>
          <table:table-cell table:formula="of:=IF([.$C85]=[.$D$4];IF([.$E88]=[.$C86];;[.$A89]-[.$A8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1.71984" calcext:value-type="float">
            <text:p>1550697461.71984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86]=[.$D$5];IF([.E89]=[.C87];[.A90]-[.A89];);)" office:value-type="float" office:value="0" calcext:value-type="float">
            <text:p>0</text:p>
          </table:table-cell>
          <table:table-cell table:formula="of:=IF([.$C86]=[.$D$5];IF([.$E89]=[.$C87];;[.$A90]-[.$A89]);)" office:value-type="float" office:value="0" calcext:value-type="float">
            <text:p>0</text:p>
          </table:table-cell>
          <table:table-cell table:formula="of:=IF([.$C86]=[.$D$4];IF([.$E89]=[.$C87];[.$A90]-[.$A89]);)" office:value-type="float" office:value="0" calcext:value-type="float">
            <text:p>0</text:p>
          </table:table-cell>
          <table:table-cell table:formula="of:=IF([.$C86]=[.$D$4];IF([.$E89]=[.$C87];;[.$A90]-[.$A8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1.80854" calcext:value-type="float">
            <text:p>1550697461.8085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87]=[.$D$5];IF([.E90]=[.C88];[.A91]-[.A90];);)" office:value-type="float" office:value="0" calcext:value-type="float">
            <text:p>0</text:p>
          </table:table-cell>
          <table:table-cell table:formula="of:=IF([.$C87]=[.$D$5];IF([.$E90]=[.$C88];;[.$A91]-[.$A90]);)" office:value-type="float" office:value="0" calcext:value-type="float">
            <text:p>0</text:p>
          </table:table-cell>
          <table:table-cell table:formula="of:=IF([.$C87]=[.$D$4];IF([.$E90]=[.$C88];[.$A91]-[.$A90]);)" office:value-type="float" office:value="0" calcext:value-type="float">
            <text:p>0</text:p>
          </table:table-cell>
          <table:table-cell table:formula="of:=IF([.$C87]=[.$D$4];IF([.$E90]=[.$C88];;[.$A91]-[.$A9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2.60569" calcext:value-type="float">
            <text:p>1550697462.6056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88]=[.$D$5];IF([.E91]=[.C89];[.A92]-[.A91];);)" office:value-type="float" office:value="0" calcext:value-type="float">
            <text:p>0</text:p>
          </table:table-cell>
          <table:table-cell table:formula="of:=IF([.$C88]=[.$D$5];IF([.$E91]=[.$C89];;[.$A92]-[.$A91]);)" office:value-type="float" office:value="0" calcext:value-type="float">
            <text:p>0</text:p>
          </table:table-cell>
          <table:table-cell table:formula="of:=IF([.$C88]=[.$D$4];IF([.$E91]=[.$C89];[.$A92]-[.$A91]);)" office:value-type="float" office:value="0" calcext:value-type="float">
            <text:p>0</text:p>
          </table:table-cell>
          <table:table-cell table:formula="of:=IF([.$C88]=[.$D$4];IF([.$E91]=[.$C89];;[.$A92]-[.$A91]);)" office:value-type="float" office:value="0.797144889831543" calcext:value-type="float">
            <text:p>0.7971448898</text:p>
          </table:table-cell>
        </table:table-row>
        <table:table-row table:style-name="ro1">
          <table:table-cell office:value-type="float" office:value="1550697464.1212" calcext:value-type="float">
            <text:p>1550697464.121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89]=[.$D$5];IF([.E92]=[.C90];[.A93]-[.A92];);)" office:value-type="float" office:value="0" calcext:value-type="float">
            <text:p>0</text:p>
          </table:table-cell>
          <table:table-cell table:formula="of:=IF([.$C89]=[.$D$5];IF([.$E92]=[.$C90];;[.$A93]-[.$A92]);)" office:value-type="float" office:value="0" calcext:value-type="float">
            <text:p>0</text:p>
          </table:table-cell>
          <table:table-cell table:formula="of:=IF([.$C89]=[.$D$4];IF([.$E92]=[.$C90];[.$A93]-[.$A92]);)" office:value-type="float" office:value="0" calcext:value-type="float">
            <text:p>0</text:p>
          </table:table-cell>
          <table:table-cell table:formula="of:=IF([.$C89]=[.$D$4];IF([.$E92]=[.$C90];;[.$A93]-[.$A9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7.62427" calcext:value-type="float">
            <text:p>1550697467.62427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90]=[.$D$5];IF([.E93]=[.C91];[.A94]-[.A93];);)" office:value-type="float" office:value="0" calcext:value-type="float">
            <text:p>0</text:p>
          </table:table-cell>
          <table:table-cell table:formula="of:=IF([.$C90]=[.$D$5];IF([.$E93]=[.$C91];;[.$A94]-[.$A93]);)" office:value-type="float" office:value="0" calcext:value-type="float">
            <text:p>0</text:p>
          </table:table-cell>
          <table:table-cell table:formula="of:=IF([.$C90]=[.$D$4];IF([.$E93]=[.$C91];[.$A94]-[.$A93]);)" office:value-type="float" office:value="0" calcext:value-type="float">
            <text:p>0</text:p>
          </table:table-cell>
          <table:table-cell table:formula="of:=IF([.$C90]=[.$D$4];IF([.$E93]=[.$C91];;[.$A94]-[.$A9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8.12444" calcext:value-type="float">
            <text:p>1550697468.12444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91]=[.$D$5];IF([.E94]=[.C92];[.A95]-[.A94];);)" office:value-type="float" office:value="0" calcext:value-type="float">
            <text:p>0</text:p>
          </table:table-cell>
          <table:table-cell table:formula="of:=IF([.$C91]=[.$D$5];IF([.$E94]=[.$C92];;[.$A95]-[.$A94]);)" office:value-type="float" office:value="0" calcext:value-type="float">
            <text:p>0</text:p>
          </table:table-cell>
          <table:table-cell table:formula="of:=IF([.$C91]=[.$D$4];IF([.$E94]=[.$C92];[.$A95]-[.$A94]);)" office:value-type="float" office:value="0" calcext:value-type="float">
            <text:p>0</text:p>
          </table:table-cell>
          <table:table-cell table:formula="of:=IF([.$C91]=[.$D$4];IF([.$E94]=[.$C92];;[.$A95]-[.$A9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8.21037" calcext:value-type="float">
            <text:p>1550697468.2103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92]=[.$D$5];IF([.E95]=[.C93];[.A96]-[.A95];);)" office:value-type="float" office:value="0" calcext:value-type="float">
            <text:p>0</text:p>
          </table:table-cell>
          <table:table-cell table:formula="of:=IF([.$C92]=[.$D$5];IF([.$E95]=[.$C93];;[.$A96]-[.$A95]);)" office:value-type="float" office:value="0" calcext:value-type="float">
            <text:p>0</text:p>
          </table:table-cell>
          <table:table-cell table:formula="of:=IF([.$C92]=[.$D$4];IF([.$E95]=[.$C93];[.$A96]-[.$A95]);)" office:value-type="float" office:value="0" calcext:value-type="float">
            <text:p>0</text:p>
          </table:table-cell>
          <table:table-cell table:formula="of:=IF([.$C92]=[.$D$4];IF([.$E95]=[.$C93];;[.$A96]-[.$A9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8.89903" calcext:value-type="float">
            <text:p>1550697468.8990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93]=[.$D$5];IF([.E96]=[.C94];[.A97]-[.A96];);)" office:value-type="float" office:value="0" calcext:value-type="float">
            <text:p>0</text:p>
          </table:table-cell>
          <table:table-cell table:formula="of:=IF([.$C93]=[.$D$5];IF([.$E96]=[.$C94];;[.$A97]-[.$A96]);)" office:value-type="float" office:value="0" calcext:value-type="float">
            <text:p>0</text:p>
          </table:table-cell>
          <table:table-cell table:formula="of:=IF([.$C93]=[.$D$4];IF([.$E96]=[.$C94];[.$A97]-[.$A96]);)" office:value-type="float" office:value="0" calcext:value-type="float">
            <text:p>0</text:p>
          </table:table-cell>
          <table:table-cell table:formula="of:=IF([.$C93]=[.$D$4];IF([.$E96]=[.$C94];;[.$A97]-[.$A96]);)" office:value-type="float" office:value="0.688654661178589" calcext:value-type="float">
            <text:p>0.6886546612</text:p>
          </table:table-cell>
        </table:table-row>
        <table:table-row table:style-name="ro1">
          <table:table-cell office:value-type="float" office:value="1550697470.40497" calcext:value-type="float">
            <text:p>1550697470.4049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94]=[.$D$5];IF([.E97]=[.C95];[.A98]-[.A97];);)" office:value-type="float" office:value="0" calcext:value-type="float">
            <text:p>0</text:p>
          </table:table-cell>
          <table:table-cell table:formula="of:=IF([.$C94]=[.$D$5];IF([.$E97]=[.$C95];;[.$A98]-[.$A97]);)" office:value-type="float" office:value="0" calcext:value-type="float">
            <text:p>0</text:p>
          </table:table-cell>
          <table:table-cell table:formula="of:=IF([.$C94]=[.$D$4];IF([.$E97]=[.$C95];[.$A98]-[.$A97]);)" office:value-type="float" office:value="0" calcext:value-type="float">
            <text:p>0</text:p>
          </table:table-cell>
          <table:table-cell table:formula="of:=IF([.$C94]=[.$D$4];IF([.$E97]=[.$C95];;[.$A98]-[.$A9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3.91468" calcext:value-type="float">
            <text:p>1550697473.91468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95]=[.$D$5];IF([.E98]=[.C96];[.A99]-[.A98];);)" office:value-type="float" office:value="0" calcext:value-type="float">
            <text:p>0</text:p>
          </table:table-cell>
          <table:table-cell table:formula="of:=IF([.$C95]=[.$D$5];IF([.$E98]=[.$C96];;[.$A99]-[.$A98]);)" office:value-type="float" office:value="0" calcext:value-type="float">
            <text:p>0</text:p>
          </table:table-cell>
          <table:table-cell table:formula="of:=IF([.$C95]=[.$D$4];IF([.$E98]=[.$C96];[.$A99]-[.$A98]);)" office:value-type="float" office:value="0" calcext:value-type="float">
            <text:p>0</text:p>
          </table:table-cell>
          <table:table-cell table:formula="of:=IF([.$C95]=[.$D$4];IF([.$E98]=[.$C96];;[.$A99]-[.$A9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4.41494" calcext:value-type="float">
            <text:p>1550697474.41494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96]=[.$D$5];IF([.E99]=[.C97];[.A100]-[.A99];);)" office:value-type="float" office:value="0" calcext:value-type="float">
            <text:p>0</text:p>
          </table:table-cell>
          <table:table-cell table:formula="of:=IF([.$C96]=[.$D$5];IF([.$E99]=[.$C97];;[.$A100]-[.$A99]);)" office:value-type="float" office:value="0" calcext:value-type="float">
            <text:p>0</text:p>
          </table:table-cell>
          <table:table-cell table:formula="of:=IF([.$C96]=[.$D$4];IF([.$E99]=[.$C97];[.$A100]-[.$A99]);)" office:value-type="float" office:value="0" calcext:value-type="float">
            <text:p>0</text:p>
          </table:table-cell>
          <table:table-cell table:formula="of:=IF([.$C96]=[.$D$4];IF([.$E99]=[.$C97];;[.$A100]-[.$A9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4.50866" calcext:value-type="float">
            <text:p>1550697474.5086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97]=[.$D$5];IF([.E100]=[.C98];[.A101]-[.A100];);)" office:value-type="float" office:value="0" calcext:value-type="float">
            <text:p>0</text:p>
          </table:table-cell>
          <table:table-cell table:formula="of:=IF([.$C97]=[.$D$5];IF([.$E100]=[.$C98];;[.$A101]-[.$A100]);)" office:value-type="float" office:value="0" calcext:value-type="float">
            <text:p>0</text:p>
          </table:table-cell>
          <table:table-cell table:formula="of:=IF([.$C97]=[.$D$4];IF([.$E100]=[.$C98];[.$A101]-[.$A100]);)" office:value-type="float" office:value="0" calcext:value-type="float">
            <text:p>0</text:p>
          </table:table-cell>
          <table:table-cell table:formula="of:=IF([.$C97]=[.$D$4];IF([.$E100]=[.$C98];;[.$A101]-[.$A10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5.6239" calcext:value-type="float">
            <text:p>1550697475.623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98]=[.$D$5];IF([.E101]=[.C99];[.A102]-[.A101];);)" office:value-type="float" office:value="0" calcext:value-type="float">
            <text:p>0</text:p>
          </table:table-cell>
          <table:table-cell table:formula="of:=IF([.$C98]=[.$D$5];IF([.$E101]=[.$C99];;[.$A102]-[.$A101]);)" office:value-type="float" office:value="0" calcext:value-type="float">
            <text:p>0</text:p>
          </table:table-cell>
          <table:table-cell table:formula="of:=IF([.$C98]=[.$D$4];IF([.$E101]=[.$C99];[.$A102]-[.$A101]);)" office:value-type="float" office:value="1.11524391174316" calcext:value-type="float">
            <text:p>1.1152439117</text:p>
          </table:table-cell>
          <table:table-cell table:formula="of:=IF([.$C98]=[.$D$4];IF([.$E101]=[.$C99];;[.$A102]-[.$A10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97.87237" calcext:value-type="float">
            <text:p>1550697497.87237</text:p>
          </table:table-cell>
          <table:table-cell office:value-type="string" calcext:value-type="string">
            <text:p><text:s/>exp1 d mode</text:p>
          </table:table-cell>
          <table:table-cell table:number-columns-repeated="3"/>
          <table:table-cell table:formula="of:=IF([.C99]=[.$D$5];IF([.E102]=[.C100];[.A103]-[.A102];);)" office:value-type="float" office:value="0" calcext:value-type="float">
            <text:p>0</text:p>
          </table:table-cell>
          <table:table-cell table:formula="of:=IF([.$C99]=[.$D$5];IF([.$E102]=[.$C100];;[.$A103]-[.$A102]);)" office:value-type="float" office:value="0" calcext:value-type="float">
            <text:p>0</text:p>
          </table:table-cell>
          <table:table-cell table:formula="of:=IF([.$C99]=[.$D$4];IF([.$E102]=[.$C100];[.$A103]-[.$A102]);)" office:value-type="float" office:value="0" calcext:value-type="float">
            <text:p>0</text:p>
          </table:table-cell>
          <table:table-cell table:formula="of:=IF([.$C99]=[.$D$4];IF([.$E102]=[.$C100];;[.$A103]-[.$A10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98.38199" calcext:value-type="float">
            <text:p>1550697498.3819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00]=[.$D$5];IF([.E103]=[.C101];[.A104]-[.A103];);)" office:value-type="float" office:value="0" calcext:value-type="float">
            <text:p>0</text:p>
          </table:table-cell>
          <table:table-cell table:formula="of:=IF([.$C100]=[.$D$5];IF([.$E103]=[.$C101];;[.$A104]-[.$A103]);)" office:value-type="float" office:value="0" calcext:value-type="float">
            <text:p>0</text:p>
          </table:table-cell>
          <table:table-cell table:formula="of:=IF([.$C100]=[.$D$4];IF([.$E103]=[.$C101];[.$A104]-[.$A103]);)" office:value-type="float" office:value="0" calcext:value-type="float">
            <text:p>0</text:p>
          </table:table-cell>
          <table:table-cell table:formula="of:=IF([.$C100]=[.$D$4];IF([.$E103]=[.$C101];;[.$A104]-[.$A10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1.88514" calcext:value-type="float">
            <text:p>1550697501.8851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01]=[.$D$5];IF([.E104]=[.C102];[.A105]-[.A104];);)" office:value-type="float" office:value="0" calcext:value-type="float">
            <text:p>0</text:p>
          </table:table-cell>
          <table:table-cell table:formula="of:=IF([.$C101]=[.$D$5];IF([.$E104]=[.$C102];;[.$A105]-[.$A104]);)" office:value-type="float" office:value="0" calcext:value-type="float">
            <text:p>0</text:p>
          </table:table-cell>
          <table:table-cell table:formula="of:=IF([.$C101]=[.$D$4];IF([.$E104]=[.$C102];[.$A105]-[.$A104]);)" office:value-type="float" office:value="0" calcext:value-type="float">
            <text:p>0</text:p>
          </table:table-cell>
          <table:table-cell table:formula="of:=IF([.$C101]=[.$D$4];IF([.$E104]=[.$C102];;[.$A105]-[.$A10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2.38528" calcext:value-type="float">
            <text:p>1550697502.38528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02]=[.$D$5];IF([.E105]=[.C103];[.A106]-[.A105];);)" office:value-type="float" office:value="0" calcext:value-type="float">
            <text:p>0</text:p>
          </table:table-cell>
          <table:table-cell table:formula="of:=IF([.$C102]=[.$D$5];IF([.$E105]=[.$C103];;[.$A106]-[.$A105]);)" office:value-type="float" office:value="0" calcext:value-type="float">
            <text:p>0</text:p>
          </table:table-cell>
          <table:table-cell table:formula="of:=IF([.$C102]=[.$D$4];IF([.$E105]=[.$C103];[.$A106]-[.$A105]);)" office:value-type="float" office:value="0" calcext:value-type="float">
            <text:p>0</text:p>
          </table:table-cell>
          <table:table-cell table:formula="of:=IF([.$C102]=[.$D$4];IF([.$E105]=[.$C103];;[.$A106]-[.$A10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2.45973" calcext:value-type="float">
            <text:p>1550697502.4597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03]=[.$D$5];IF([.E106]=[.C104];[.A107]-[.A106];);)" office:value-type="float" office:value="0" calcext:value-type="float">
            <text:p>0</text:p>
          </table:table-cell>
          <table:table-cell table:formula="of:=IF([.$C103]=[.$D$5];IF([.$E106]=[.$C104];;[.$A107]-[.$A106]);)" office:value-type="float" office:value="0" calcext:value-type="float">
            <text:p>0</text:p>
          </table:table-cell>
          <table:table-cell table:formula="of:=IF([.$C103]=[.$D$4];IF([.$E106]=[.$C104];[.$A107]-[.$A106]);)" office:value-type="float" office:value="0" calcext:value-type="float">
            <text:p>0</text:p>
          </table:table-cell>
          <table:table-cell table:formula="of:=IF([.$C103]=[.$D$4];IF([.$E106]=[.$C104];;[.$A107]-[.$A10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3.19824" calcext:value-type="float">
            <text:p>1550697503.19824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04]=[.$D$5];IF([.E107]=[.C105];[.A108]-[.A107];);)" office:value-type="float" office:value="0" calcext:value-type="float">
            <text:p>0</text:p>
          </table:table-cell>
          <table:table-cell table:formula="of:=IF([.$C104]=[.$D$5];IF([.$E107]=[.$C105];;[.$A108]-[.$A107]);)" office:value-type="float" office:value="0.738510370254517" calcext:value-type="float">
            <text:p>0.7385103703</text:p>
          </table:table-cell>
          <table:table-cell table:formula="of:=IF([.$C104]=[.$D$4];IF([.$E107]=[.$C105];[.$A108]-[.$A107]);)" office:value-type="float" office:value="0" calcext:value-type="float">
            <text:p>0</text:p>
          </table:table-cell>
          <table:table-cell table:formula="of:=IF([.$C104]=[.$D$4];IF([.$E107]=[.$C105];;[.$A108]-[.$A10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4.70442" calcext:value-type="float">
            <text:p>1550697504.7044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05]=[.$D$5];IF([.E108]=[.C106];[.A109]-[.A108];);)" office:value-type="float" office:value="0" calcext:value-type="float">
            <text:p>0</text:p>
          </table:table-cell>
          <table:table-cell table:formula="of:=IF([.$C105]=[.$D$5];IF([.$E108]=[.$C106];;[.$A109]-[.$A108]);)" office:value-type="float" office:value="0" calcext:value-type="float">
            <text:p>0</text:p>
          </table:table-cell>
          <table:table-cell table:formula="of:=IF([.$C105]=[.$D$4];IF([.$E108]=[.$C106];[.$A109]-[.$A108]);)" office:value-type="float" office:value="0" calcext:value-type="float">
            <text:p>0</text:p>
          </table:table-cell>
          <table:table-cell table:formula="of:=IF([.$C105]=[.$D$4];IF([.$E108]=[.$C106];;[.$A109]-[.$A10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8.2099" calcext:value-type="float">
            <text:p>1550697508.2099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06]=[.$D$5];IF([.E109]=[.C107];[.A110]-[.A109];);)" office:value-type="float" office:value="0" calcext:value-type="float">
            <text:p>0</text:p>
          </table:table-cell>
          <table:table-cell table:formula="of:=IF([.$C106]=[.$D$5];IF([.$E109]=[.$C107];;[.$A110]-[.$A109]);)" office:value-type="float" office:value="0" calcext:value-type="float">
            <text:p>0</text:p>
          </table:table-cell>
          <table:table-cell table:formula="of:=IF([.$C106]=[.$D$4];IF([.$E109]=[.$C107];[.$A110]-[.$A109]);)" office:value-type="float" office:value="0" calcext:value-type="float">
            <text:p>0</text:p>
          </table:table-cell>
          <table:table-cell table:formula="of:=IF([.$C106]=[.$D$4];IF([.$E109]=[.$C107];;[.$A110]-[.$A10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8.71013" calcext:value-type="float">
            <text:p>1550697508.71013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107]=[.$D$5];IF([.E110]=[.C108];[.A111]-[.A110];);)" office:value-type="float" office:value="0" calcext:value-type="float">
            <text:p>0</text:p>
          </table:table-cell>
          <table:table-cell table:formula="of:=IF([.$C107]=[.$D$5];IF([.$E110]=[.$C108];;[.$A111]-[.$A110]);)" office:value-type="float" office:value="0" calcext:value-type="float">
            <text:p>0</text:p>
          </table:table-cell>
          <table:table-cell table:formula="of:=IF([.$C107]=[.$D$4];IF([.$E110]=[.$C108];[.$A111]-[.$A110]);)" office:value-type="float" office:value="0" calcext:value-type="float">
            <text:p>0</text:p>
          </table:table-cell>
          <table:table-cell table:formula="of:=IF([.$C107]=[.$D$4];IF([.$E110]=[.$C108];;[.$A111]-[.$A11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8.80852" calcext:value-type="float">
            <text:p>1550697508.8085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08]=[.$D$5];IF([.E111]=[.C109];[.A112]-[.A111];);)" office:value-type="float" office:value="0" calcext:value-type="float">
            <text:p>0</text:p>
          </table:table-cell>
          <table:table-cell table:formula="of:=IF([.$C108]=[.$D$5];IF([.$E111]=[.$C109];;[.$A112]-[.$A111]);)" office:value-type="float" office:value="0" calcext:value-type="float">
            <text:p>0</text:p>
          </table:table-cell>
          <table:table-cell table:formula="of:=IF([.$C108]=[.$D$4];IF([.$E111]=[.$C109];[.$A112]-[.$A111]);)" office:value-type="float" office:value="0" calcext:value-type="float">
            <text:p>0</text:p>
          </table:table-cell>
          <table:table-cell table:formula="of:=IF([.$C108]=[.$D$4];IF([.$E111]=[.$C109];;[.$A112]-[.$A11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9.63051" calcext:value-type="float">
            <text:p>1550697509.6305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09]=[.$D$5];IF([.E112]=[.C110];[.A113]-[.A112];);)" office:value-type="float" office:value="0" calcext:value-type="float">
            <text:p>0</text:p>
          </table:table-cell>
          <table:table-cell table:formula="of:=IF([.$C109]=[.$D$5];IF([.$E112]=[.$C110];;[.$A113]-[.$A112]);)" office:value-type="float" office:value="0.821981906890869" calcext:value-type="float">
            <text:p>0.8219819069</text:p>
          </table:table-cell>
          <table:table-cell table:formula="of:=IF([.$C109]=[.$D$4];IF([.$E112]=[.$C110];[.$A113]-[.$A112]);)" office:value-type="float" office:value="0" calcext:value-type="float">
            <text:p>0</text:p>
          </table:table-cell>
          <table:table-cell table:formula="of:=IF([.$C109]=[.$D$4];IF([.$E112]=[.$C110];;[.$A113]-[.$A11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1.13623" calcext:value-type="float">
            <text:p>1550697511.1362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10]=[.$D$5];IF([.E113]=[.C111];[.A114]-[.A113];);)" office:value-type="float" office:value="0" calcext:value-type="float">
            <text:p>0</text:p>
          </table:table-cell>
          <table:table-cell table:formula="of:=IF([.$C110]=[.$D$5];IF([.$E113]=[.$C111];;[.$A114]-[.$A113]);)" office:value-type="float" office:value="0" calcext:value-type="float">
            <text:p>0</text:p>
          </table:table-cell>
          <table:table-cell table:formula="of:=IF([.$C110]=[.$D$4];IF([.$E113]=[.$C111];[.$A114]-[.$A113]);)" office:value-type="float" office:value="0" calcext:value-type="float">
            <text:p>0</text:p>
          </table:table-cell>
          <table:table-cell table:formula="of:=IF([.$C110]=[.$D$4];IF([.$E113]=[.$C111];;[.$A114]-[.$A11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4.63965" calcext:value-type="float">
            <text:p>1550697514.6396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11]=[.$D$5];IF([.E114]=[.C112];[.A115]-[.A114];);)" office:value-type="float" office:value="0" calcext:value-type="float">
            <text:p>0</text:p>
          </table:table-cell>
          <table:table-cell table:formula="of:=IF([.$C111]=[.$D$5];IF([.$E114]=[.$C112];;[.$A115]-[.$A114]);)" office:value-type="float" office:value="0" calcext:value-type="float">
            <text:p>0</text:p>
          </table:table-cell>
          <table:table-cell table:formula="of:=IF([.$C111]=[.$D$4];IF([.$E114]=[.$C112];[.$A115]-[.$A114]);)" office:value-type="float" office:value="0" calcext:value-type="float">
            <text:p>0</text:p>
          </table:table-cell>
          <table:table-cell table:formula="of:=IF([.$C111]=[.$D$4];IF([.$E114]=[.$C112];;[.$A115]-[.$A11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5.13978" calcext:value-type="float">
            <text:p>1550697515.13978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12]=[.$D$5];IF([.E115]=[.C113];[.A116]-[.A115];);)" office:value-type="float" office:value="0" calcext:value-type="float">
            <text:p>0</text:p>
          </table:table-cell>
          <table:table-cell table:formula="of:=IF([.$C112]=[.$D$5];IF([.$E115]=[.$C113];;[.$A116]-[.$A115]);)" office:value-type="float" office:value="0" calcext:value-type="float">
            <text:p>0</text:p>
          </table:table-cell>
          <table:table-cell table:formula="of:=IF([.$C112]=[.$D$4];IF([.$E115]=[.$C113];[.$A116]-[.$A115]);)" office:value-type="float" office:value="0" calcext:value-type="float">
            <text:p>0</text:p>
          </table:table-cell>
          <table:table-cell table:formula="of:=IF([.$C112]=[.$D$4];IF([.$E115]=[.$C113];;[.$A116]-[.$A11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5.2081" calcext:value-type="float">
            <text:p>1550697515.208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13]=[.$D$5];IF([.E116]=[.C114];[.A117]-[.A116];);)" office:value-type="float" office:value="0" calcext:value-type="float">
            <text:p>0</text:p>
          </table:table-cell>
          <table:table-cell table:formula="of:=IF([.$C113]=[.$D$5];IF([.$E116]=[.$C114];;[.$A117]-[.$A116]);)" office:value-type="float" office:value="0" calcext:value-type="float">
            <text:p>0</text:p>
          </table:table-cell>
          <table:table-cell table:formula="of:=IF([.$C113]=[.$D$4];IF([.$E116]=[.$C114];[.$A117]-[.$A116]);)" office:value-type="float" office:value="0" calcext:value-type="float">
            <text:p>0</text:p>
          </table:table-cell>
          <table:table-cell table:formula="of:=IF([.$C113]=[.$D$4];IF([.$E116]=[.$C114];;[.$A117]-[.$A11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5.99509" calcext:value-type="float">
            <text:p>1550697515.9950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14]=[.$D$5];IF([.E117]=[.C115];[.A118]-[.A117];);)" office:value-type="float" office:value="0.786984920501709" calcext:value-type="float">
            <text:p>0.7869849205</text:p>
          </table:table-cell>
          <table:table-cell table:formula="of:=IF([.$C114]=[.$D$5];IF([.$E117]=[.$C115];;[.$A118]-[.$A117]);)" office:value-type="float" office:value="0" calcext:value-type="float">
            <text:p>0</text:p>
          </table:table-cell>
          <table:table-cell table:formula="of:=IF([.$C114]=[.$D$4];IF([.$E117]=[.$C115];[.$A118]-[.$A117]);)" office:value-type="float" office:value="0" calcext:value-type="float">
            <text:p>0</text:p>
          </table:table-cell>
          <table:table-cell table:formula="of:=IF([.$C114]=[.$D$4];IF([.$E117]=[.$C115];;[.$A118]-[.$A11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7.50105" calcext:value-type="float">
            <text:p>1550697517.5010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15]=[.$D$5];IF([.E118]=[.C116];[.A119]-[.A118];);)" office:value-type="float" office:value="0" calcext:value-type="float">
            <text:p>0</text:p>
          </table:table-cell>
          <table:table-cell table:formula="of:=IF([.$C115]=[.$D$5];IF([.$E118]=[.$C116];;[.$A119]-[.$A118]);)" office:value-type="float" office:value="0" calcext:value-type="float">
            <text:p>0</text:p>
          </table:table-cell>
          <table:table-cell table:formula="of:=IF([.$C115]=[.$D$4];IF([.$E118]=[.$C116];[.$A119]-[.$A118]);)" office:value-type="float" office:value="0" calcext:value-type="float">
            <text:p>0</text:p>
          </table:table-cell>
          <table:table-cell table:formula="of:=IF([.$C115]=[.$D$4];IF([.$E118]=[.$C116];;[.$A119]-[.$A11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1.00463" calcext:value-type="float">
            <text:p>1550697521.0046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16]=[.$D$5];IF([.E119]=[.C117];[.A120]-[.A119];);)" office:value-type="float" office:value="0" calcext:value-type="float">
            <text:p>0</text:p>
          </table:table-cell>
          <table:table-cell table:formula="of:=IF([.$C116]=[.$D$5];IF([.$E119]=[.$C117];;[.$A120]-[.$A119]);)" office:value-type="float" office:value="0" calcext:value-type="float">
            <text:p>0</text:p>
          </table:table-cell>
          <table:table-cell table:formula="of:=IF([.$C116]=[.$D$4];IF([.$E119]=[.$C117];[.$A120]-[.$A119]);)" office:value-type="float" office:value="0" calcext:value-type="float">
            <text:p>0</text:p>
          </table:table-cell>
          <table:table-cell table:formula="of:=IF([.$C116]=[.$D$4];IF([.$E119]=[.$C117];;[.$A120]-[.$A11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1.50479" calcext:value-type="float">
            <text:p>1550697521.50479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17]=[.$D$5];IF([.E120]=[.C118];[.A121]-[.A120];);)" office:value-type="float" office:value="0" calcext:value-type="float">
            <text:p>0</text:p>
          </table:table-cell>
          <table:table-cell table:formula="of:=IF([.$C117]=[.$D$5];IF([.$E120]=[.$C118];;[.$A121]-[.$A120]);)" office:value-type="float" office:value="0" calcext:value-type="float">
            <text:p>0</text:p>
          </table:table-cell>
          <table:table-cell table:formula="of:=IF([.$C117]=[.$D$4];IF([.$E120]=[.$C118];[.$A121]-[.$A120]);)" office:value-type="float" office:value="0" calcext:value-type="float">
            <text:p>0</text:p>
          </table:table-cell>
          <table:table-cell table:formula="of:=IF([.$C117]=[.$D$4];IF([.$E120]=[.$C118];;[.$A121]-[.$A12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1.55814" calcext:value-type="float">
            <text:p>1550697521.5581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18]=[.$D$5];IF([.E121]=[.C119];[.A122]-[.A121];);)" office:value-type="float" office:value="0" calcext:value-type="float">
            <text:p>0</text:p>
          </table:table-cell>
          <table:table-cell table:formula="of:=IF([.$C118]=[.$D$5];IF([.$E121]=[.$C119];;[.$A122]-[.$A121]);)" office:value-type="float" office:value="0" calcext:value-type="float">
            <text:p>0</text:p>
          </table:table-cell>
          <table:table-cell table:formula="of:=IF([.$C118]=[.$D$4];IF([.$E121]=[.$C119];[.$A122]-[.$A121]);)" office:value-type="float" office:value="0" calcext:value-type="float">
            <text:p>0</text:p>
          </table:table-cell>
          <table:table-cell table:formula="of:=IF([.$C118]=[.$D$4];IF([.$E121]=[.$C119];;[.$A122]-[.$A12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2.59843" calcext:value-type="float">
            <text:p>1550697522.5984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19]=[.$D$5];IF([.E122]=[.C120];[.A123]-[.A122];);)" office:value-type="float" office:value="1.04028964042664" calcext:value-type="float">
            <text:p>1.0402896404</text:p>
          </table:table-cell>
          <table:table-cell table:formula="of:=IF([.$C119]=[.$D$5];IF([.$E122]=[.$C120];;[.$A123]-[.$A122]);)" office:value-type="float" office:value="0" calcext:value-type="float">
            <text:p>0</text:p>
          </table:table-cell>
          <table:table-cell table:formula="of:=IF([.$C119]=[.$D$4];IF([.$E122]=[.$C120];[.$A123]-[.$A122]);)" office:value-type="float" office:value="0" calcext:value-type="float">
            <text:p>0</text:p>
          </table:table-cell>
          <table:table-cell table:formula="of:=IF([.$C119]=[.$D$4];IF([.$E122]=[.$C120];;[.$A123]-[.$A12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4.10387" calcext:value-type="float">
            <text:p>1550697524.1038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20]=[.$D$5];IF([.E123]=[.C121];[.A124]-[.A123];);)" office:value-type="float" office:value="0" calcext:value-type="float">
            <text:p>0</text:p>
          </table:table-cell>
          <table:table-cell table:formula="of:=IF([.$C120]=[.$D$5];IF([.$E123]=[.$C121];;[.$A124]-[.$A123]);)" office:value-type="float" office:value="0" calcext:value-type="float">
            <text:p>0</text:p>
          </table:table-cell>
          <table:table-cell table:formula="of:=IF([.$C120]=[.$D$4];IF([.$E123]=[.$C121];[.$A124]-[.$A123]);)" office:value-type="float" office:value="0" calcext:value-type="float">
            <text:p>0</text:p>
          </table:table-cell>
          <table:table-cell table:formula="of:=IF([.$C120]=[.$D$4];IF([.$E123]=[.$C121];;[.$A124]-[.$A12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7.60847" calcext:value-type="float">
            <text:p>1550697527.60847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21]=[.$D$5];IF([.E124]=[.C122];[.A125]-[.A124];);)" office:value-type="float" office:value="0" calcext:value-type="float">
            <text:p>0</text:p>
          </table:table-cell>
          <table:table-cell table:formula="of:=IF([.$C121]=[.$D$5];IF([.$E124]=[.$C122];;[.$A125]-[.$A124]);)" office:value-type="float" office:value="0" calcext:value-type="float">
            <text:p>0</text:p>
          </table:table-cell>
          <table:table-cell table:formula="of:=IF([.$C121]=[.$D$4];IF([.$E124]=[.$C122];[.$A125]-[.$A124]);)" office:value-type="float" office:value="0" calcext:value-type="float">
            <text:p>0</text:p>
          </table:table-cell>
          <table:table-cell table:formula="of:=IF([.$C121]=[.$D$4];IF([.$E124]=[.$C122];;[.$A125]-[.$A12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8.10857" calcext:value-type="float">
            <text:p>1550697528.10857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22]=[.$D$5];IF([.E125]=[.C123];[.A126]-[.A125];);)" office:value-type="float" office:value="0" calcext:value-type="float">
            <text:p>0</text:p>
          </table:table-cell>
          <table:table-cell table:formula="of:=IF([.$C122]=[.$D$5];IF([.$E125]=[.$C123];;[.$A126]-[.$A125]);)" office:value-type="float" office:value="0" calcext:value-type="float">
            <text:p>0</text:p>
          </table:table-cell>
          <table:table-cell table:formula="of:=IF([.$C122]=[.$D$4];IF([.$E125]=[.$C123];[.$A126]-[.$A125]);)" office:value-type="float" office:value="0" calcext:value-type="float">
            <text:p>0</text:p>
          </table:table-cell>
          <table:table-cell table:formula="of:=IF([.$C122]=[.$D$4];IF([.$E125]=[.$C123];;[.$A126]-[.$A12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8.20827" calcext:value-type="float">
            <text:p>1550697528.2082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23]=[.$D$5];IF([.E126]=[.C124];[.A127]-[.A126];);)" office:value-type="float" office:value="0" calcext:value-type="float">
            <text:p>0</text:p>
          </table:table-cell>
          <table:table-cell table:formula="of:=IF([.$C123]=[.$D$5];IF([.$E126]=[.$C124];;[.$A127]-[.$A126]);)" office:value-type="float" office:value="0" calcext:value-type="float">
            <text:p>0</text:p>
          </table:table-cell>
          <table:table-cell table:formula="of:=IF([.$C123]=[.$D$4];IF([.$E126]=[.$C124];[.$A127]-[.$A126]);)" office:value-type="float" office:value="0" calcext:value-type="float">
            <text:p>0</text:p>
          </table:table-cell>
          <table:table-cell table:formula="of:=IF([.$C123]=[.$D$4];IF([.$E126]=[.$C124];;[.$A127]-[.$A12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9.10596" calcext:value-type="float">
            <text:p>1550697529.1059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24]=[.$D$5];IF([.E127]=[.C125];[.A128]-[.A127];);)" office:value-type="float" office:value="0" calcext:value-type="float">
            <text:p>0</text:p>
          </table:table-cell>
          <table:table-cell table:formula="of:=IF([.$C124]=[.$D$5];IF([.$E127]=[.$C125];;[.$A128]-[.$A127]);)" office:value-type="float" office:value="0.897687196731567" calcext:value-type="float">
            <text:p>0.8976871967</text:p>
          </table:table-cell>
          <table:table-cell table:formula="of:=IF([.$C124]=[.$D$4];IF([.$E127]=[.$C125];[.$A128]-[.$A127]);)" office:value-type="float" office:value="0" calcext:value-type="float">
            <text:p>0</text:p>
          </table:table-cell>
          <table:table-cell table:formula="of:=IF([.$C124]=[.$D$4];IF([.$E127]=[.$C125];;[.$A128]-[.$A12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0.6189" calcext:value-type="float">
            <text:p>1550697530.618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25]=[.$D$5];IF([.E128]=[.C126];[.A129]-[.A128];);)" office:value-type="float" office:value="0" calcext:value-type="float">
            <text:p>0</text:p>
          </table:table-cell>
          <table:table-cell table:formula="of:=IF([.$C125]=[.$D$5];IF([.$E128]=[.$C126];;[.$A129]-[.$A128]);)" office:value-type="float" office:value="0" calcext:value-type="float">
            <text:p>0</text:p>
          </table:table-cell>
          <table:table-cell table:formula="of:=IF([.$C125]=[.$D$4];IF([.$E128]=[.$C126];[.$A129]-[.$A128]);)" office:value-type="float" office:value="0" calcext:value-type="float">
            <text:p>0</text:p>
          </table:table-cell>
          <table:table-cell table:formula="of:=IF([.$C125]=[.$D$4];IF([.$E128]=[.$C126];;[.$A129]-[.$A12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4.12198" calcext:value-type="float">
            <text:p>1550697534.1219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26]=[.$D$5];IF([.E129]=[.C127];[.A130]-[.A129];);)" office:value-type="float" office:value="0" calcext:value-type="float">
            <text:p>0</text:p>
          </table:table-cell>
          <table:table-cell table:formula="of:=IF([.$C126]=[.$D$5];IF([.$E129]=[.$C127];;[.$A130]-[.$A129]);)" office:value-type="float" office:value="0" calcext:value-type="float">
            <text:p>0</text:p>
          </table:table-cell>
          <table:table-cell table:formula="of:=IF([.$C126]=[.$D$4];IF([.$E129]=[.$C127];[.$A130]-[.$A129]);)" office:value-type="float" office:value="0" calcext:value-type="float">
            <text:p>0</text:p>
          </table:table-cell>
          <table:table-cell table:formula="of:=IF([.$C126]=[.$D$4];IF([.$E129]=[.$C127];;[.$A130]-[.$A12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4.62211" calcext:value-type="float">
            <text:p>1550697534.62211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27]=[.$D$5];IF([.E130]=[.C128];[.A131]-[.A130];);)" office:value-type="float" office:value="0" calcext:value-type="float">
            <text:p>0</text:p>
          </table:table-cell>
          <table:table-cell table:formula="of:=IF([.$C127]=[.$D$5];IF([.$E130]=[.$C128];;[.$A131]-[.$A130]);)" office:value-type="float" office:value="0" calcext:value-type="float">
            <text:p>0</text:p>
          </table:table-cell>
          <table:table-cell table:formula="of:=IF([.$C127]=[.$D$4];IF([.$E130]=[.$C128];[.$A131]-[.$A130]);)" office:value-type="float" office:value="0" calcext:value-type="float">
            <text:p>0</text:p>
          </table:table-cell>
          <table:table-cell table:formula="of:=IF([.$C127]=[.$D$4];IF([.$E130]=[.$C128];;[.$A131]-[.$A13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4.70777" calcext:value-type="float">
            <text:p>1550697534.7077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28]=[.$D$5];IF([.E131]=[.C129];[.A132]-[.A131];);)" office:value-type="float" office:value="0" calcext:value-type="float">
            <text:p>0</text:p>
          </table:table-cell>
          <table:table-cell table:formula="of:=IF([.$C128]=[.$D$5];IF([.$E131]=[.$C129];;[.$A132]-[.$A131]);)" office:value-type="float" office:value="0" calcext:value-type="float">
            <text:p>0</text:p>
          </table:table-cell>
          <table:table-cell table:formula="of:=IF([.$C128]=[.$D$4];IF([.$E131]=[.$C129];[.$A132]-[.$A131]);)" office:value-type="float" office:value="0" calcext:value-type="float">
            <text:p>0</text:p>
          </table:table-cell>
          <table:table-cell table:formula="of:=IF([.$C128]=[.$D$4];IF([.$E131]=[.$C129];;[.$A132]-[.$A13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5.53403" calcext:value-type="float">
            <text:p>1550697535.5340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29]=[.$D$5];IF([.E132]=[.C130];[.A133]-[.A132];);)" office:value-type="float" office:value="0" calcext:value-type="float">
            <text:p>0</text:p>
          </table:table-cell>
          <table:table-cell table:formula="of:=IF([.$C129]=[.$D$5];IF([.$E132]=[.$C130];;[.$A133]-[.$A132]);)" office:value-type="float" office:value="0.826268911361694" calcext:value-type="float">
            <text:p>0.8262689114</text:p>
          </table:table-cell>
          <table:table-cell table:formula="of:=IF([.$C129]=[.$D$4];IF([.$E132]=[.$C130];[.$A133]-[.$A132]);)" office:value-type="float" office:value="0" calcext:value-type="float">
            <text:p>0</text:p>
          </table:table-cell>
          <table:table-cell table:formula="of:=IF([.$C129]=[.$D$4];IF([.$E132]=[.$C130];;[.$A133]-[.$A13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7.03945" calcext:value-type="float">
            <text:p>1550697537.0394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30]=[.$D$5];IF([.E133]=[.C131];[.A134]-[.A133];);)" office:value-type="float" office:value="0" calcext:value-type="float">
            <text:p>0</text:p>
          </table:table-cell>
          <table:table-cell table:formula="of:=IF([.$C130]=[.$D$5];IF([.$E133]=[.$C131];;[.$A134]-[.$A133]);)" office:value-type="float" office:value="0" calcext:value-type="float">
            <text:p>0</text:p>
          </table:table-cell>
          <table:table-cell table:formula="of:=IF([.$C130]=[.$D$4];IF([.$E133]=[.$C131];[.$A134]-[.$A133]);)" office:value-type="float" office:value="0" calcext:value-type="float">
            <text:p>0</text:p>
          </table:table-cell>
          <table:table-cell table:formula="of:=IF([.$C130]=[.$D$4];IF([.$E133]=[.$C131];;[.$A134]-[.$A13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0.54851" calcext:value-type="float">
            <text:p>1550697540.54851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31]=[.$D$5];IF([.E134]=[.C132];[.A135]-[.A134];);)" office:value-type="float" office:value="0" calcext:value-type="float">
            <text:p>0</text:p>
          </table:table-cell>
          <table:table-cell table:formula="of:=IF([.$C131]=[.$D$5];IF([.$E134]=[.$C132];;[.$A135]-[.$A134]);)" office:value-type="float" office:value="0" calcext:value-type="float">
            <text:p>0</text:p>
          </table:table-cell>
          <table:table-cell table:formula="of:=IF([.$C131]=[.$D$4];IF([.$E134]=[.$C132];[.$A135]-[.$A134]);)" office:value-type="float" office:value="0" calcext:value-type="float">
            <text:p>0</text:p>
          </table:table-cell>
          <table:table-cell table:formula="of:=IF([.$C131]=[.$D$4];IF([.$E134]=[.$C132];;[.$A135]-[.$A13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1.04859" calcext:value-type="float">
            <text:p>1550697541.0485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32]=[.$D$5];IF([.E135]=[.C133];[.A136]-[.A135];);)" office:value-type="float" office:value="0" calcext:value-type="float">
            <text:p>0</text:p>
          </table:table-cell>
          <table:table-cell table:formula="of:=IF([.$C132]=[.$D$5];IF([.$E135]=[.$C133];;[.$A136]-[.$A135]);)" office:value-type="float" office:value="0" calcext:value-type="float">
            <text:p>0</text:p>
          </table:table-cell>
          <table:table-cell table:formula="of:=IF([.$C132]=[.$D$4];IF([.$E135]=[.$C133];[.$A136]-[.$A135]);)" office:value-type="float" office:value="0" calcext:value-type="float">
            <text:p>0</text:p>
          </table:table-cell>
          <table:table-cell table:formula="of:=IF([.$C132]=[.$D$4];IF([.$E135]=[.$C133];;[.$A136]-[.$A13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1.10893" calcext:value-type="float">
            <text:p>1550697541.1089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33]=[.$D$5];IF([.E136]=[.C134];[.A137]-[.A136];);)" office:value-type="float" office:value="0" calcext:value-type="float">
            <text:p>0</text:p>
          </table:table-cell>
          <table:table-cell table:formula="of:=IF([.$C133]=[.$D$5];IF([.$E136]=[.$C134];;[.$A137]-[.$A136]);)" office:value-type="float" office:value="0" calcext:value-type="float">
            <text:p>0</text:p>
          </table:table-cell>
          <table:table-cell table:formula="of:=IF([.$C133]=[.$D$4];IF([.$E136]=[.$C134];[.$A137]-[.$A136]);)" office:value-type="float" office:value="0" calcext:value-type="float">
            <text:p>0</text:p>
          </table:table-cell>
          <table:table-cell table:formula="of:=IF([.$C133]=[.$D$4];IF([.$E136]=[.$C134];;[.$A137]-[.$A13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1.9612" calcext:value-type="float">
            <text:p>1550697541.961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34]=[.$D$5];IF([.E137]=[.C135];[.A138]-[.A137];);)" office:value-type="float" office:value="0.85227632522583" calcext:value-type="float">
            <text:p>0.8522763252</text:p>
          </table:table-cell>
          <table:table-cell table:formula="of:=IF([.$C134]=[.$D$5];IF([.$E137]=[.$C135];;[.$A138]-[.$A137]);)" office:value-type="float" office:value="0" calcext:value-type="float">
            <text:p>0</text:p>
          </table:table-cell>
          <table:table-cell table:formula="of:=IF([.$C134]=[.$D$4];IF([.$E137]=[.$C135];[.$A138]-[.$A137]);)" office:value-type="float" office:value="0" calcext:value-type="float">
            <text:p>0</text:p>
          </table:table-cell>
          <table:table-cell table:formula="of:=IF([.$C134]=[.$D$4];IF([.$E137]=[.$C135];;[.$A138]-[.$A13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3.46983" calcext:value-type="float">
            <text:p>1550697543.4698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35]=[.$D$5];IF([.E138]=[.C136];[.A139]-[.A138];);)" office:value-type="float" office:value="0" calcext:value-type="float">
            <text:p>0</text:p>
          </table:table-cell>
          <table:table-cell table:formula="of:=IF([.$C135]=[.$D$5];IF([.$E138]=[.$C136];;[.$A139]-[.$A138]);)" office:value-type="float" office:value="0" calcext:value-type="float">
            <text:p>0</text:p>
          </table:table-cell>
          <table:table-cell table:formula="of:=IF([.$C135]=[.$D$4];IF([.$E138]=[.$C136];[.$A139]-[.$A138]);)" office:value-type="float" office:value="0" calcext:value-type="float">
            <text:p>0</text:p>
          </table:table-cell>
          <table:table-cell table:formula="of:=IF([.$C135]=[.$D$4];IF([.$E138]=[.$C136];;[.$A139]-[.$A13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6.97301" calcext:value-type="float">
            <text:p>1550697546.97301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36]=[.$D$5];IF([.E139]=[.C137];[.A140]-[.A139];);)" office:value-type="float" office:value="0" calcext:value-type="float">
            <text:p>0</text:p>
          </table:table-cell>
          <table:table-cell table:formula="of:=IF([.$C136]=[.$D$5];IF([.$E139]=[.$C137];;[.$A140]-[.$A139]);)" office:value-type="float" office:value="0" calcext:value-type="float">
            <text:p>0</text:p>
          </table:table-cell>
          <table:table-cell table:formula="of:=IF([.$C136]=[.$D$4];IF([.$E139]=[.$C137];[.$A140]-[.$A139]);)" office:value-type="float" office:value="0" calcext:value-type="float">
            <text:p>0</text:p>
          </table:table-cell>
          <table:table-cell table:formula="of:=IF([.$C136]=[.$D$4];IF([.$E139]=[.$C137];;[.$A140]-[.$A13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7.47317" calcext:value-type="float">
            <text:p>1550697547.47317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37]=[.$D$5];IF([.E140]=[.C138];[.A141]-[.A140];);)" office:value-type="float" office:value="0" calcext:value-type="float">
            <text:p>0</text:p>
          </table:table-cell>
          <table:table-cell table:formula="of:=IF([.$C137]=[.$D$5];IF([.$E140]=[.$C138];;[.$A141]-[.$A140]);)" office:value-type="float" office:value="0" calcext:value-type="float">
            <text:p>0</text:p>
          </table:table-cell>
          <table:table-cell table:formula="of:=IF([.$C137]=[.$D$4];IF([.$E140]=[.$C138];[.$A141]-[.$A140]);)" office:value-type="float" office:value="0" calcext:value-type="float">
            <text:p>0</text:p>
          </table:table-cell>
          <table:table-cell table:formula="of:=IF([.$C137]=[.$D$4];IF([.$E140]=[.$C138];;[.$A141]-[.$A14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7.55803" calcext:value-type="float">
            <text:p>1550697547.5580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38]=[.$D$5];IF([.E141]=[.C139];[.A142]-[.A141];);)" office:value-type="float" office:value="0" calcext:value-type="float">
            <text:p>0</text:p>
          </table:table-cell>
          <table:table-cell table:formula="of:=IF([.$C138]=[.$D$5];IF([.$E141]=[.$C139];;[.$A142]-[.$A141]);)" office:value-type="float" office:value="0" calcext:value-type="float">
            <text:p>0</text:p>
          </table:table-cell>
          <table:table-cell table:formula="of:=IF([.$C138]=[.$D$4];IF([.$E141]=[.$C139];[.$A142]-[.$A141]);)" office:value-type="float" office:value="0" calcext:value-type="float">
            <text:p>0</text:p>
          </table:table-cell>
          <table:table-cell table:formula="of:=IF([.$C138]=[.$D$4];IF([.$E141]=[.$C139];;[.$A142]-[.$A14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8.66837" calcext:value-type="float">
            <text:p>1550697548.6683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39]=[.$D$5];IF([.E142]=[.C140];[.A143]-[.A142];);)" office:value-type="float" office:value="0" calcext:value-type="float">
            <text:p>0</text:p>
          </table:table-cell>
          <table:table-cell table:formula="of:=IF([.$C139]=[.$D$5];IF([.$E142]=[.$C140];;[.$A143]-[.$A142]);)" office:value-type="float" office:value="1.11034488677979" calcext:value-type="float">
            <text:p>1.1103448868</text:p>
          </table:table-cell>
          <table:table-cell table:formula="of:=IF([.$C139]=[.$D$4];IF([.$E142]=[.$C140];[.$A143]-[.$A142]);)" office:value-type="float" office:value="0" calcext:value-type="float">
            <text:p>0</text:p>
          </table:table-cell>
          <table:table-cell table:formula="of:=IF([.$C139]=[.$D$4];IF([.$E142]=[.$C140];;[.$A143]-[.$A14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0.17651" calcext:value-type="float">
            <text:p>1550697550.17651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40]=[.$D$5];IF([.E143]=[.C141];[.A144]-[.A143];);)" office:value-type="float" office:value="0" calcext:value-type="float">
            <text:p>0</text:p>
          </table:table-cell>
          <table:table-cell table:formula="of:=IF([.$C140]=[.$D$5];IF([.$E143]=[.$C141];;[.$A144]-[.$A143]);)" office:value-type="float" office:value="0" calcext:value-type="float">
            <text:p>0</text:p>
          </table:table-cell>
          <table:table-cell table:formula="of:=IF([.$C140]=[.$D$4];IF([.$E143]=[.$C141];[.$A144]-[.$A143]);)" office:value-type="float" office:value="0" calcext:value-type="float">
            <text:p>0</text:p>
          </table:table-cell>
          <table:table-cell table:formula="of:=IF([.$C140]=[.$D$4];IF([.$E143]=[.$C141];;[.$A144]-[.$A14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3.6828" calcext:value-type="float">
            <text:p>1550697553.682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41]=[.$D$5];IF([.E144]=[.C142];[.A145]-[.A144];);)" office:value-type="float" office:value="0" calcext:value-type="float">
            <text:p>0</text:p>
          </table:table-cell>
          <table:table-cell table:formula="of:=IF([.$C141]=[.$D$5];IF([.$E144]=[.$C142];;[.$A145]-[.$A144]);)" office:value-type="float" office:value="0" calcext:value-type="float">
            <text:p>0</text:p>
          </table:table-cell>
          <table:table-cell table:formula="of:=IF([.$C141]=[.$D$4];IF([.$E144]=[.$C142];[.$A145]-[.$A144]);)" office:value-type="float" office:value="0" calcext:value-type="float">
            <text:p>0</text:p>
          </table:table-cell>
          <table:table-cell table:formula="of:=IF([.$C141]=[.$D$4];IF([.$E144]=[.$C142];;[.$A145]-[.$A14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4.18292" calcext:value-type="float">
            <text:p>1550697554.18292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142]=[.$D$5];IF([.E145]=[.C143];[.A146]-[.A145];);)" office:value-type="float" office:value="0" calcext:value-type="float">
            <text:p>0</text:p>
          </table:table-cell>
          <table:table-cell table:formula="of:=IF([.$C142]=[.$D$5];IF([.$E145]=[.$C143];;[.$A146]-[.$A145]);)" office:value-type="float" office:value="0" calcext:value-type="float">
            <text:p>0</text:p>
          </table:table-cell>
          <table:table-cell table:formula="of:=IF([.$C142]=[.$D$4];IF([.$E145]=[.$C143];[.$A146]-[.$A145]);)" office:value-type="float" office:value="0" calcext:value-type="float">
            <text:p>0</text:p>
          </table:table-cell>
          <table:table-cell table:formula="of:=IF([.$C142]=[.$D$4];IF([.$E145]=[.$C143];;[.$A146]-[.$A14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4.25764" calcext:value-type="float">
            <text:p>1550697554.2576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43]=[.$D$5];IF([.E146]=[.C144];[.A147]-[.A146];);)" office:value-type="float" office:value="0" calcext:value-type="float">
            <text:p>0</text:p>
          </table:table-cell>
          <table:table-cell table:formula="of:=IF([.$C143]=[.$D$5];IF([.$E146]=[.$C144];;[.$A147]-[.$A146]);)" office:value-type="float" office:value="0" calcext:value-type="float">
            <text:p>0</text:p>
          </table:table-cell>
          <table:table-cell table:formula="of:=IF([.$C143]=[.$D$4];IF([.$E146]=[.$C144];[.$A147]-[.$A146]);)" office:value-type="float" office:value="0" calcext:value-type="float">
            <text:p>0</text:p>
          </table:table-cell>
          <table:table-cell table:formula="of:=IF([.$C143]=[.$D$4];IF([.$E146]=[.$C144];;[.$A147]-[.$A14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5.51961" calcext:value-type="float">
            <text:p>1550697555.5196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44]=[.$D$5];IF([.E147]=[.C145];[.A148]-[.A147];);)" office:value-type="float" office:value="1.26197528839111" calcext:value-type="float">
            <text:p>1.2619752884</text:p>
          </table:table-cell>
          <table:table-cell table:formula="of:=IF([.$C144]=[.$D$5];IF([.$E147]=[.$C145];;[.$A148]-[.$A147]);)" office:value-type="float" office:value="0" calcext:value-type="float">
            <text:p>0</text:p>
          </table:table-cell>
          <table:table-cell table:formula="of:=IF([.$C144]=[.$D$4];IF([.$E147]=[.$C145];[.$A148]-[.$A147]);)" office:value-type="float" office:value="0" calcext:value-type="float">
            <text:p>0</text:p>
          </table:table-cell>
          <table:table-cell table:formula="of:=IF([.$C144]=[.$D$4];IF([.$E147]=[.$C145];;[.$A148]-[.$A14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7.02564" calcext:value-type="float">
            <text:p>1550697557.0256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45]=[.$D$5];IF([.E148]=[.C146];[.A149]-[.A148];);)" office:value-type="float" office:value="0" calcext:value-type="float">
            <text:p>0</text:p>
          </table:table-cell>
          <table:table-cell table:formula="of:=IF([.$C145]=[.$D$5];IF([.$E148]=[.$C146];;[.$A149]-[.$A148]);)" office:value-type="float" office:value="0" calcext:value-type="float">
            <text:p>0</text:p>
          </table:table-cell>
          <table:table-cell table:formula="of:=IF([.$C145]=[.$D$4];IF([.$E148]=[.$C146];[.$A149]-[.$A148]);)" office:value-type="float" office:value="0" calcext:value-type="float">
            <text:p>0</text:p>
          </table:table-cell>
          <table:table-cell table:formula="of:=IF([.$C145]=[.$D$4];IF([.$E148]=[.$C146];;[.$A149]-[.$A14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0.52837" calcext:value-type="float">
            <text:p>1550697560.5283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46]=[.$D$5];IF([.E149]=[.C147];[.A150]-[.A149];);)" office:value-type="float" office:value="0" calcext:value-type="float">
            <text:p>0</text:p>
          </table:table-cell>
          <table:table-cell table:formula="of:=IF([.$C146]=[.$D$5];IF([.$E149]=[.$C147];;[.$A150]-[.$A149]);)" office:value-type="float" office:value="0" calcext:value-type="float">
            <text:p>0</text:p>
          </table:table-cell>
          <table:table-cell table:formula="of:=IF([.$C146]=[.$D$4];IF([.$E149]=[.$C147];[.$A150]-[.$A149]);)" office:value-type="float" office:value="0" calcext:value-type="float">
            <text:p>0</text:p>
          </table:table-cell>
          <table:table-cell table:formula="of:=IF([.$C146]=[.$D$4];IF([.$E149]=[.$C147];;[.$A150]-[.$A14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1.02849" calcext:value-type="float">
            <text:p>1550697561.02849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47]=[.$D$5];IF([.E150]=[.C148];[.A151]-[.A150];);)" office:value-type="float" office:value="0" calcext:value-type="float">
            <text:p>0</text:p>
          </table:table-cell>
          <table:table-cell table:formula="of:=IF([.$C147]=[.$D$5];IF([.$E150]=[.$C148];;[.$A151]-[.$A150]);)" office:value-type="float" office:value="0" calcext:value-type="float">
            <text:p>0</text:p>
          </table:table-cell>
          <table:table-cell table:formula="of:=IF([.$C147]=[.$D$4];IF([.$E150]=[.$C148];[.$A151]-[.$A150]);)" office:value-type="float" office:value="0" calcext:value-type="float">
            <text:p>0</text:p>
          </table:table-cell>
          <table:table-cell table:formula="of:=IF([.$C147]=[.$D$4];IF([.$E150]=[.$C148];;[.$A151]-[.$A15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1.10786" calcext:value-type="float">
            <text:p>1550697561.1078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48]=[.$D$5];IF([.E151]=[.C149];[.A152]-[.A151];);)" office:value-type="float" office:value="0" calcext:value-type="float">
            <text:p>0</text:p>
          </table:table-cell>
          <table:table-cell table:formula="of:=IF([.$C148]=[.$D$5];IF([.$E151]=[.$C149];;[.$A152]-[.$A151]);)" office:value-type="float" office:value="0" calcext:value-type="float">
            <text:p>0</text:p>
          </table:table-cell>
          <table:table-cell table:formula="of:=IF([.$C148]=[.$D$4];IF([.$E151]=[.$C149];[.$A152]-[.$A151]);)" office:value-type="float" office:value="0" calcext:value-type="float">
            <text:p>0</text:p>
          </table:table-cell>
          <table:table-cell table:formula="of:=IF([.$C148]=[.$D$4];IF([.$E151]=[.$C149];;[.$A152]-[.$A15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1.73862" calcext:value-type="float">
            <text:p>1550697561.7386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49]=[.$D$5];IF([.E152]=[.C150];[.A153]-[.A152];);)" office:value-type="float" office:value="0.630755424499512" calcext:value-type="float">
            <text:p>0.6307554245</text:p>
          </table:table-cell>
          <table:table-cell table:formula="of:=IF([.$C149]=[.$D$5];IF([.$E152]=[.$C150];;[.$A153]-[.$A152]);)" office:value-type="float" office:value="0" calcext:value-type="float">
            <text:p>0</text:p>
          </table:table-cell>
          <table:table-cell table:formula="of:=IF([.$C149]=[.$D$4];IF([.$E152]=[.$C150];[.$A153]-[.$A152]);)" office:value-type="float" office:value="0" calcext:value-type="float">
            <text:p>0</text:p>
          </table:table-cell>
          <table:table-cell table:formula="of:=IF([.$C149]=[.$D$4];IF([.$E152]=[.$C150];;[.$A153]-[.$A15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3.85007" calcext:value-type="float">
            <text:p>1550697583.85007</text:p>
          </table:table-cell>
          <table:table-cell office:value-type="string" calcext:value-type="string">
            <text:p><text:s/>exp1 d mode</text:p>
          </table:table-cell>
          <table:table-cell table:number-columns-repeated="3"/>
          <table:table-cell table:formula="of:=IF([.C150]=[.$D$5];IF([.E153]=[.C151];[.A154]-[.A153];);)" office:value-type="float" office:value="0" calcext:value-type="float">
            <text:p>0</text:p>
          </table:table-cell>
          <table:table-cell table:formula="of:=IF([.$C150]=[.$D$5];IF([.$E153]=[.$C151];;[.$A154]-[.$A153]);)" office:value-type="float" office:value="0" calcext:value-type="float">
            <text:p>0</text:p>
          </table:table-cell>
          <table:table-cell table:formula="of:=IF([.$C150]=[.$D$4];IF([.$E153]=[.$C151];[.$A154]-[.$A153]);)" office:value-type="float" office:value="0" calcext:value-type="float">
            <text:p>0</text:p>
          </table:table-cell>
          <table:table-cell table:formula="of:=IF([.$C150]=[.$D$4];IF([.$E153]=[.$C151];;[.$A154]-[.$A15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4.35295" calcext:value-type="float">
            <text:p>1550697584.3529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51]=[.$D$5];IF([.E154]=[.C152];[.A155]-[.A154];);)" office:value-type="float" office:value="0" calcext:value-type="float">
            <text:p>0</text:p>
          </table:table-cell>
          <table:table-cell table:formula="of:=IF([.$C151]=[.$D$5];IF([.$E154]=[.$C152];;[.$A155]-[.$A154]);)" office:value-type="float" office:value="0" calcext:value-type="float">
            <text:p>0</text:p>
          </table:table-cell>
          <table:table-cell table:formula="of:=IF([.$C151]=[.$D$4];IF([.$E154]=[.$C152];[.$A155]-[.$A154]);)" office:value-type="float" office:value="0" calcext:value-type="float">
            <text:p>0</text:p>
          </table:table-cell>
          <table:table-cell table:formula="of:=IF([.$C151]=[.$D$4];IF([.$E154]=[.$C152];;[.$A155]-[.$A15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7.85603" calcext:value-type="float">
            <text:p>1550697587.85603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52]=[.$D$5];IF([.E155]=[.C153];[.A156]-[.A155];);)" office:value-type="float" office:value="0" calcext:value-type="float">
            <text:p>0</text:p>
          </table:table-cell>
          <table:table-cell table:formula="of:=IF([.$C152]=[.$D$5];IF([.$E155]=[.$C153];;[.$A156]-[.$A155]);)" office:value-type="float" office:value="0" calcext:value-type="float">
            <text:p>0</text:p>
          </table:table-cell>
          <table:table-cell table:formula="of:=IF([.$C152]=[.$D$4];IF([.$E155]=[.$C153];[.$A156]-[.$A155]);)" office:value-type="float" office:value="0" calcext:value-type="float">
            <text:p>0</text:p>
          </table:table-cell>
          <table:table-cell table:formula="of:=IF([.$C152]=[.$D$4];IF([.$E155]=[.$C153];;[.$A156]-[.$A15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8.35616" calcext:value-type="float">
            <text:p>1550697588.35616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53]=[.$D$5];IF([.E156]=[.C154];[.A157]-[.A156];);)" office:value-type="float" office:value="0" calcext:value-type="float">
            <text:p>0</text:p>
          </table:table-cell>
          <table:table-cell table:formula="of:=IF([.$C153]=[.$D$5];IF([.$E156]=[.$C154];;[.$A157]-[.$A156]);)" office:value-type="float" office:value="0" calcext:value-type="float">
            <text:p>0</text:p>
          </table:table-cell>
          <table:table-cell table:formula="of:=IF([.$C153]=[.$D$4];IF([.$E156]=[.$C154];[.$A157]-[.$A156]);)" office:value-type="float" office:value="0" calcext:value-type="float">
            <text:p>0</text:p>
          </table:table-cell>
          <table:table-cell table:formula="of:=IF([.$C153]=[.$D$4];IF([.$E156]=[.$C154];;[.$A157]-[.$A15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8.45824" calcext:value-type="float">
            <text:p>1550697588.4582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54]=[.$D$5];IF([.E157]=[.C155];[.A158]-[.A157];);)" office:value-type="float" office:value="0" calcext:value-type="float">
            <text:p>0</text:p>
          </table:table-cell>
          <table:table-cell table:formula="of:=IF([.$C154]=[.$D$5];IF([.$E157]=[.$C155];;[.$A158]-[.$A157]);)" office:value-type="float" office:value="0" calcext:value-type="float">
            <text:p>0</text:p>
          </table:table-cell>
          <table:table-cell table:formula="of:=IF([.$C154]=[.$D$4];IF([.$E157]=[.$C155];[.$A158]-[.$A157]);)" office:value-type="float" office:value="0" calcext:value-type="float">
            <text:p>0</text:p>
          </table:table-cell>
          <table:table-cell table:formula="of:=IF([.$C154]=[.$D$4];IF([.$E157]=[.$C155];;[.$A158]-[.$A15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8.99041" calcext:value-type="float">
            <text:p>1550697588.9904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55]=[.$D$5];IF([.E158]=[.C156];[.A159]-[.A158];);)" office:value-type="float" office:value="0.532175064086914" calcext:value-type="float">
            <text:p>0.5321750641</text:p>
          </table:table-cell>
          <table:table-cell table:formula="of:=IF([.$C155]=[.$D$5];IF([.$E158]=[.$C156];;[.$A159]-[.$A158]);)" office:value-type="float" office:value="0" calcext:value-type="float">
            <text:p>0</text:p>
          </table:table-cell>
          <table:table-cell table:formula="of:=IF([.$C155]=[.$D$4];IF([.$E158]=[.$C156];[.$A159]-[.$A158]);)" office:value-type="float" office:value="0" calcext:value-type="float">
            <text:p>0</text:p>
          </table:table-cell>
          <table:table-cell table:formula="of:=IF([.$C155]=[.$D$4];IF([.$E158]=[.$C156];;[.$A159]-[.$A15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0.49579" calcext:value-type="float">
            <text:p>1550697590.4957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56]=[.$D$5];IF([.E159]=[.C157];[.A160]-[.A159];);)" office:value-type="float" office:value="0" calcext:value-type="float">
            <text:p>0</text:p>
          </table:table-cell>
          <table:table-cell table:formula="of:=IF([.$C156]=[.$D$5];IF([.$E159]=[.$C157];;[.$A160]-[.$A159]);)" office:value-type="float" office:value="0" calcext:value-type="float">
            <text:p>0</text:p>
          </table:table-cell>
          <table:table-cell table:formula="of:=IF([.$C156]=[.$D$4];IF([.$E159]=[.$C157];[.$A160]-[.$A159]);)" office:value-type="float" office:value="0" calcext:value-type="float">
            <text:p>0</text:p>
          </table:table-cell>
          <table:table-cell table:formula="of:=IF([.$C156]=[.$D$4];IF([.$E159]=[.$C157];;[.$A160]-[.$A15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3.99877" calcext:value-type="float">
            <text:p>1550697593.9987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57]=[.$D$5];IF([.E160]=[.C158];[.A161]-[.A160];);)" office:value-type="float" office:value="0" calcext:value-type="float">
            <text:p>0</text:p>
          </table:table-cell>
          <table:table-cell table:formula="of:=IF([.$C157]=[.$D$5];IF([.$E160]=[.$C158];;[.$A161]-[.$A160]);)" office:value-type="float" office:value="0" calcext:value-type="float">
            <text:p>0</text:p>
          </table:table-cell>
          <table:table-cell table:formula="of:=IF([.$C157]=[.$D$4];IF([.$E160]=[.$C158];[.$A161]-[.$A160]);)" office:value-type="float" office:value="0" calcext:value-type="float">
            <text:p>0</text:p>
          </table:table-cell>
          <table:table-cell table:formula="of:=IF([.$C157]=[.$D$4];IF([.$E160]=[.$C158];;[.$A161]-[.$A16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4.49889" calcext:value-type="float">
            <text:p>1550697594.49889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58]=[.$D$5];IF([.E161]=[.C159];[.A162]-[.A161];);)" office:value-type="float" office:value="0" calcext:value-type="float">
            <text:p>0</text:p>
          </table:table-cell>
          <table:table-cell table:formula="of:=IF([.$C158]=[.$D$5];IF([.$E161]=[.$C159];;[.$A162]-[.$A161]);)" office:value-type="float" office:value="0" calcext:value-type="float">
            <text:p>0</text:p>
          </table:table-cell>
          <table:table-cell table:formula="of:=IF([.$C158]=[.$D$4];IF([.$E161]=[.$C159];[.$A162]-[.$A161]);)" office:value-type="float" office:value="0" calcext:value-type="float">
            <text:p>0</text:p>
          </table:table-cell>
          <table:table-cell table:formula="of:=IF([.$C158]=[.$D$4];IF([.$E161]=[.$C159];;[.$A162]-[.$A16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4.55801" calcext:value-type="float">
            <text:p>1550697594.5580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59]=[.$D$5];IF([.E162]=[.C160];[.A163]-[.A162];);)" office:value-type="float" office:value="0" calcext:value-type="float">
            <text:p>0</text:p>
          </table:table-cell>
          <table:table-cell table:formula="of:=IF([.$C159]=[.$D$5];IF([.$E162]=[.$C160];;[.$A163]-[.$A162]);)" office:value-type="float" office:value="0" calcext:value-type="float">
            <text:p>0</text:p>
          </table:table-cell>
          <table:table-cell table:formula="of:=IF([.$C159]=[.$D$4];IF([.$E162]=[.$C160];[.$A163]-[.$A162]);)" office:value-type="float" office:value="0" calcext:value-type="float">
            <text:p>0</text:p>
          </table:table-cell>
          <table:table-cell table:formula="of:=IF([.$C159]=[.$D$4];IF([.$E162]=[.$C160];;[.$A163]-[.$A16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5.3755" calcext:value-type="float">
            <text:p>1550697595.375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60]=[.$D$5];IF([.E163]=[.C161];[.A164]-[.A163];);)" office:value-type="float" office:value="0.817483901977539" calcext:value-type="float">
            <text:p>0.817483902</text:p>
          </table:table-cell>
          <table:table-cell table:formula="of:=IF([.$C160]=[.$D$5];IF([.$E163]=[.$C161];;[.$A164]-[.$A163]);)" office:value-type="float" office:value="0" calcext:value-type="float">
            <text:p>0</text:p>
          </table:table-cell>
          <table:table-cell table:formula="of:=IF([.$C160]=[.$D$4];IF([.$E163]=[.$C161];[.$A164]-[.$A163]);)" office:value-type="float" office:value="0" calcext:value-type="float">
            <text:p>0</text:p>
          </table:table-cell>
          <table:table-cell table:formula="of:=IF([.$C160]=[.$D$4];IF([.$E163]=[.$C161];;[.$A164]-[.$A16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6.88465" calcext:value-type="float">
            <text:p>1550697596.8846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61]=[.$D$5];IF([.E164]=[.C162];[.A165]-[.A164];);)" office:value-type="float" office:value="0" calcext:value-type="float">
            <text:p>0</text:p>
          </table:table-cell>
          <table:table-cell table:formula="of:=IF([.$C161]=[.$D$5];IF([.$E164]=[.$C162];;[.$A165]-[.$A164]);)" office:value-type="float" office:value="0" calcext:value-type="float">
            <text:p>0</text:p>
          </table:table-cell>
          <table:table-cell table:formula="of:=IF([.$C161]=[.$D$4];IF([.$E164]=[.$C162];[.$A165]-[.$A164]);)" office:value-type="float" office:value="0" calcext:value-type="float">
            <text:p>0</text:p>
          </table:table-cell>
          <table:table-cell table:formula="of:=IF([.$C161]=[.$D$4];IF([.$E164]=[.$C162];;[.$A165]-[.$A16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0.38712" calcext:value-type="float">
            <text:p>1550697600.38712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62]=[.$D$5];IF([.E165]=[.C163];[.A166]-[.A165];);)" office:value-type="float" office:value="0" calcext:value-type="float">
            <text:p>0</text:p>
          </table:table-cell>
          <table:table-cell table:formula="of:=IF([.$C162]=[.$D$5];IF([.$E165]=[.$C163];;[.$A166]-[.$A165]);)" office:value-type="float" office:value="0" calcext:value-type="float">
            <text:p>0</text:p>
          </table:table-cell>
          <table:table-cell table:formula="of:=IF([.$C162]=[.$D$4];IF([.$E165]=[.$C163];[.$A166]-[.$A165]);)" office:value-type="float" office:value="0" calcext:value-type="float">
            <text:p>0</text:p>
          </table:table-cell>
          <table:table-cell table:formula="of:=IF([.$C162]=[.$D$4];IF([.$E165]=[.$C163];;[.$A166]-[.$A16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0.88719" calcext:value-type="float">
            <text:p>1550697600.88719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163]=[.$D$5];IF([.E166]=[.C164];[.A167]-[.A166];);)" office:value-type="float" office:value="0" calcext:value-type="float">
            <text:p>0</text:p>
          </table:table-cell>
          <table:table-cell table:formula="of:=IF([.$C163]=[.$D$5];IF([.$E166]=[.$C164];;[.$A167]-[.$A166]);)" office:value-type="float" office:value="0" calcext:value-type="float">
            <text:p>0</text:p>
          </table:table-cell>
          <table:table-cell table:formula="of:=IF([.$C163]=[.$D$4];IF([.$E166]=[.$C164];[.$A167]-[.$A166]);)" office:value-type="float" office:value="0" calcext:value-type="float">
            <text:p>0</text:p>
          </table:table-cell>
          <table:table-cell table:formula="of:=IF([.$C163]=[.$D$4];IF([.$E166]=[.$C164];;[.$A167]-[.$A16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0.95743" calcext:value-type="float">
            <text:p>1550697600.9574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64]=[.$D$5];IF([.E167]=[.C165];[.A168]-[.A167];);)" office:value-type="float" office:value="0" calcext:value-type="float">
            <text:p>0</text:p>
          </table:table-cell>
          <table:table-cell table:formula="of:=IF([.$C164]=[.$D$5];IF([.$E167]=[.$C165];;[.$A168]-[.$A167]);)" office:value-type="float" office:value="0" calcext:value-type="float">
            <text:p>0</text:p>
          </table:table-cell>
          <table:table-cell table:formula="of:=IF([.$C164]=[.$D$4];IF([.$E167]=[.$C165];[.$A168]-[.$A167]);)" office:value-type="float" office:value="0" calcext:value-type="float">
            <text:p>0</text:p>
          </table:table-cell>
          <table:table-cell table:formula="of:=IF([.$C164]=[.$D$4];IF([.$E167]=[.$C165];;[.$A168]-[.$A16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1.74631" calcext:value-type="float">
            <text:p>1550697601.7463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65]=[.$D$5];IF([.E168]=[.C166];[.A169]-[.A168];);)" office:value-type="float" office:value="0" calcext:value-type="float">
            <text:p>0</text:p>
          </table:table-cell>
          <table:table-cell table:formula="of:=IF([.$C165]=[.$D$5];IF([.$E168]=[.$C166];;[.$A169]-[.$A168]);)" office:value-type="float" office:value="0.78888201713562" calcext:value-type="float">
            <text:p>0.7888820171</text:p>
          </table:table-cell>
          <table:table-cell table:formula="of:=IF([.$C165]=[.$D$4];IF([.$E168]=[.$C166];[.$A169]-[.$A168]);)" office:value-type="float" office:value="0" calcext:value-type="float">
            <text:p>0</text:p>
          </table:table-cell>
          <table:table-cell table:formula="of:=IF([.$C165]=[.$D$4];IF([.$E168]=[.$C166];;[.$A169]-[.$A16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3.25256" calcext:value-type="float">
            <text:p>1550697603.25256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66]=[.$D$5];IF([.E169]=[.C167];[.A170]-[.A169];);)" office:value-type="float" office:value="0" calcext:value-type="float">
            <text:p>0</text:p>
          </table:table-cell>
          <table:table-cell table:formula="of:=IF([.$C166]=[.$D$5];IF([.$E169]=[.$C167];;[.$A170]-[.$A169]);)" office:value-type="float" office:value="0" calcext:value-type="float">
            <text:p>0</text:p>
          </table:table-cell>
          <table:table-cell table:formula="of:=IF([.$C166]=[.$D$4];IF([.$E169]=[.$C167];[.$A170]-[.$A169]);)" office:value-type="float" office:value="0" calcext:value-type="float">
            <text:p>0</text:p>
          </table:table-cell>
          <table:table-cell table:formula="of:=IF([.$C166]=[.$D$4];IF([.$E169]=[.$C167];;[.$A170]-[.$A16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6.75632" calcext:value-type="float">
            <text:p>1550697606.75632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67]=[.$D$5];IF([.E170]=[.C168];[.A171]-[.A170];);)" office:value-type="float" office:value="0" calcext:value-type="float">
            <text:p>0</text:p>
          </table:table-cell>
          <table:table-cell table:formula="of:=IF([.$C167]=[.$D$5];IF([.$E170]=[.$C168];;[.$A171]-[.$A170]);)" office:value-type="float" office:value="0" calcext:value-type="float">
            <text:p>0</text:p>
          </table:table-cell>
          <table:table-cell table:formula="of:=IF([.$C167]=[.$D$4];IF([.$E170]=[.$C168];[.$A171]-[.$A170]);)" office:value-type="float" office:value="0" calcext:value-type="float">
            <text:p>0</text:p>
          </table:table-cell>
          <table:table-cell table:formula="of:=IF([.$C167]=[.$D$4];IF([.$E170]=[.$C168];;[.$A171]-[.$A17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7.25646" calcext:value-type="float">
            <text:p>1550697607.25646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68]=[.$D$5];IF([.E171]=[.C169];[.A172]-[.A171];);)" office:value-type="float" office:value="0" calcext:value-type="float">
            <text:p>0</text:p>
          </table:table-cell>
          <table:table-cell table:formula="of:=IF([.$C168]=[.$D$5];IF([.$E171]=[.$C169];;[.$A172]-[.$A171]);)" office:value-type="float" office:value="0" calcext:value-type="float">
            <text:p>0</text:p>
          </table:table-cell>
          <table:table-cell table:formula="of:=IF([.$C168]=[.$D$4];IF([.$E171]=[.$C169];[.$A172]-[.$A171]);)" office:value-type="float" office:value="0" calcext:value-type="float">
            <text:p>0</text:p>
          </table:table-cell>
          <table:table-cell table:formula="of:=IF([.$C168]=[.$D$4];IF([.$E171]=[.$C169];;[.$A172]-[.$A17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7.35773" calcext:value-type="float">
            <text:p>1550697607.3577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69]=[.$D$5];IF([.E172]=[.C170];[.A173]-[.A172];);)" office:value-type="float" office:value="0" calcext:value-type="float">
            <text:p>0</text:p>
          </table:table-cell>
          <table:table-cell table:formula="of:=IF([.$C169]=[.$D$5];IF([.$E172]=[.$C170];;[.$A173]-[.$A172]);)" office:value-type="float" office:value="0" calcext:value-type="float">
            <text:p>0</text:p>
          </table:table-cell>
          <table:table-cell table:formula="of:=IF([.$C169]=[.$D$4];IF([.$E172]=[.$C170];[.$A173]-[.$A172]);)" office:value-type="float" office:value="0" calcext:value-type="float">
            <text:p>0</text:p>
          </table:table-cell>
          <table:table-cell table:formula="of:=IF([.$C169]=[.$D$4];IF([.$E172]=[.$C170];;[.$A173]-[.$A17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8.20849" calcext:value-type="float">
            <text:p>1550697608.2084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70]=[.$D$5];IF([.E173]=[.C171];[.A174]-[.A173];);)" office:value-type="float" office:value="0.850758790969849" calcext:value-type="float">
            <text:p>0.850758791</text:p>
          </table:table-cell>
          <table:table-cell table:formula="of:=IF([.$C170]=[.$D$5];IF([.$E173]=[.$C171];;[.$A174]-[.$A173]);)" office:value-type="float" office:value="0" calcext:value-type="float">
            <text:p>0</text:p>
          </table:table-cell>
          <table:table-cell table:formula="of:=IF([.$C170]=[.$D$4];IF([.$E173]=[.$C171];[.$A174]-[.$A173]);)" office:value-type="float" office:value="0" calcext:value-type="float">
            <text:p>0</text:p>
          </table:table-cell>
          <table:table-cell table:formula="of:=IF([.$C170]=[.$D$4];IF([.$E173]=[.$C171];;[.$A174]-[.$A17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9.72007" calcext:value-type="float">
            <text:p>1550697609.7200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71]=[.$D$5];IF([.E174]=[.C172];[.A175]-[.A174];);)" office:value-type="float" office:value="0" calcext:value-type="float">
            <text:p>0</text:p>
          </table:table-cell>
          <table:table-cell table:formula="of:=IF([.$C171]=[.$D$5];IF([.$E174]=[.$C172];;[.$A175]-[.$A174]);)" office:value-type="float" office:value="0" calcext:value-type="float">
            <text:p>0</text:p>
          </table:table-cell>
          <table:table-cell table:formula="of:=IF([.$C171]=[.$D$4];IF([.$E174]=[.$C172];[.$A175]-[.$A174]);)" office:value-type="float" office:value="0" calcext:value-type="float">
            <text:p>0</text:p>
          </table:table-cell>
          <table:table-cell table:formula="of:=IF([.$C171]=[.$D$4];IF([.$E174]=[.$C172];;[.$A175]-[.$A17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3.22341" calcext:value-type="float">
            <text:p>1550697613.22341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72]=[.$D$5];IF([.E175]=[.C173];[.A176]-[.A175];);)" office:value-type="float" office:value="0" calcext:value-type="float">
            <text:p>0</text:p>
          </table:table-cell>
          <table:table-cell table:formula="of:=IF([.$C172]=[.$D$5];IF([.$E175]=[.$C173];;[.$A176]-[.$A175]);)" office:value-type="float" office:value="0" calcext:value-type="float">
            <text:p>0</text:p>
          </table:table-cell>
          <table:table-cell table:formula="of:=IF([.$C172]=[.$D$4];IF([.$E175]=[.$C173];[.$A176]-[.$A175]);)" office:value-type="float" office:value="0" calcext:value-type="float">
            <text:p>0</text:p>
          </table:table-cell>
          <table:table-cell table:formula="of:=IF([.$C172]=[.$D$4];IF([.$E175]=[.$C173];;[.$A176]-[.$A17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3.72356" calcext:value-type="float">
            <text:p>1550697613.72356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73]=[.$D$5];IF([.E176]=[.C174];[.A177]-[.A176];);)" office:value-type="float" office:value="0" calcext:value-type="float">
            <text:p>0</text:p>
          </table:table-cell>
          <table:table-cell table:formula="of:=IF([.$C173]=[.$D$5];IF([.$E176]=[.$C174];;[.$A177]-[.$A176]);)" office:value-type="float" office:value="0" calcext:value-type="float">
            <text:p>0</text:p>
          </table:table-cell>
          <table:table-cell table:formula="of:=IF([.$C173]=[.$D$4];IF([.$E176]=[.$C174];[.$A177]-[.$A176]);)" office:value-type="float" office:value="0" calcext:value-type="float">
            <text:p>0</text:p>
          </table:table-cell>
          <table:table-cell table:formula="of:=IF([.$C173]=[.$D$4];IF([.$E176]=[.$C174];;[.$A177]-[.$A17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3.80939" calcext:value-type="float">
            <text:p>1550697613.8093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74]=[.$D$5];IF([.E177]=[.C175];[.A178]-[.A177];);)" office:value-type="float" office:value="0" calcext:value-type="float">
            <text:p>0</text:p>
          </table:table-cell>
          <table:table-cell table:formula="of:=IF([.$C174]=[.$D$5];IF([.$E177]=[.$C175];;[.$A178]-[.$A177]);)" office:value-type="float" office:value="0" calcext:value-type="float">
            <text:p>0</text:p>
          </table:table-cell>
          <table:table-cell table:formula="of:=IF([.$C174]=[.$D$4];IF([.$E177]=[.$C175];[.$A178]-[.$A177]);)" office:value-type="float" office:value="0" calcext:value-type="float">
            <text:p>0</text:p>
          </table:table-cell>
          <table:table-cell table:formula="of:=IF([.$C174]=[.$D$4];IF([.$E177]=[.$C175];;[.$A178]-[.$A17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4.57775" calcext:value-type="float">
            <text:p>1550697614.5777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75]=[.$D$5];IF([.E178]=[.C176];[.A179]-[.A178];);)" office:value-type="float" office:value="0" calcext:value-type="float">
            <text:p>0</text:p>
          </table:table-cell>
          <table:table-cell table:formula="of:=IF([.$C175]=[.$D$5];IF([.$E178]=[.$C176];;[.$A179]-[.$A178]);)" office:value-type="float" office:value="0.768354415893555" calcext:value-type="float">
            <text:p>0.7683544159</text:p>
          </table:table-cell>
          <table:table-cell table:formula="of:=IF([.$C175]=[.$D$4];IF([.$E178]=[.$C176];[.$A179]-[.$A178]);)" office:value-type="float" office:value="0" calcext:value-type="float">
            <text:p>0</text:p>
          </table:table-cell>
          <table:table-cell table:formula="of:=IF([.$C175]=[.$D$4];IF([.$E178]=[.$C176];;[.$A179]-[.$A17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6.08633" calcext:value-type="float">
            <text:p>1550697616.0863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76]=[.$D$5];IF([.E179]=[.C177];[.A180]-[.A179];);)" office:value-type="float" office:value="0" calcext:value-type="float">
            <text:p>0</text:p>
          </table:table-cell>
          <table:table-cell table:formula="of:=IF([.$C176]=[.$D$5];IF([.$E179]=[.$C177];;[.$A180]-[.$A179]);)" office:value-type="float" office:value="0" calcext:value-type="float">
            <text:p>0</text:p>
          </table:table-cell>
          <table:table-cell table:formula="of:=IF([.$C176]=[.$D$4];IF([.$E179]=[.$C177];[.$A180]-[.$A179]);)" office:value-type="float" office:value="0" calcext:value-type="float">
            <text:p>0</text:p>
          </table:table-cell>
          <table:table-cell table:formula="of:=IF([.$C176]=[.$D$4];IF([.$E179]=[.$C177];;[.$A180]-[.$A17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9.58927" calcext:value-type="float">
            <text:p>1550697619.5892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77]=[.$D$5];IF([.E180]=[.C178];[.A181]-[.A180];);)" office:value-type="float" office:value="0" calcext:value-type="float">
            <text:p>0</text:p>
          </table:table-cell>
          <table:table-cell table:formula="of:=IF([.$C177]=[.$D$5];IF([.$E180]=[.$C178];;[.$A181]-[.$A180]);)" office:value-type="float" office:value="0" calcext:value-type="float">
            <text:p>0</text:p>
          </table:table-cell>
          <table:table-cell table:formula="of:=IF([.$C177]=[.$D$4];IF([.$E180]=[.$C178];[.$A181]-[.$A180]);)" office:value-type="float" office:value="0" calcext:value-type="float">
            <text:p>0</text:p>
          </table:table-cell>
          <table:table-cell table:formula="of:=IF([.$C177]=[.$D$4];IF([.$E180]=[.$C178];;[.$A181]-[.$A18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0.08939" calcext:value-type="float">
            <text:p>1550697620.08939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78]=[.$D$5];IF([.E181]=[.C179];[.A182]-[.A181];);)" office:value-type="float" office:value="0" calcext:value-type="float">
            <text:p>0</text:p>
          </table:table-cell>
          <table:table-cell table:formula="of:=IF([.$C178]=[.$D$5];IF([.$E181]=[.$C179];;[.$A182]-[.$A181]);)" office:value-type="float" office:value="0" calcext:value-type="float">
            <text:p>0</text:p>
          </table:table-cell>
          <table:table-cell table:formula="of:=IF([.$C178]=[.$D$4];IF([.$E181]=[.$C179];[.$A182]-[.$A181]);)" office:value-type="float" office:value="0" calcext:value-type="float">
            <text:p>0</text:p>
          </table:table-cell>
          <table:table-cell table:formula="of:=IF([.$C178]=[.$D$4];IF([.$E181]=[.$C179];;[.$A182]-[.$A18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0.1579" calcext:value-type="float">
            <text:p>1550697620.157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79]=[.$D$5];IF([.E182]=[.C180];[.A183]-[.A182];);)" office:value-type="float" office:value="0" calcext:value-type="float">
            <text:p>0</text:p>
          </table:table-cell>
          <table:table-cell table:formula="of:=IF([.$C179]=[.$D$5];IF([.$E182]=[.$C180];;[.$A183]-[.$A182]);)" office:value-type="float" office:value="0" calcext:value-type="float">
            <text:p>0</text:p>
          </table:table-cell>
          <table:table-cell table:formula="of:=IF([.$C179]=[.$D$4];IF([.$E182]=[.$C180];[.$A183]-[.$A182]);)" office:value-type="float" office:value="0" calcext:value-type="float">
            <text:p>0</text:p>
          </table:table-cell>
          <table:table-cell table:formula="of:=IF([.$C179]=[.$D$4];IF([.$E182]=[.$C180];;[.$A183]-[.$A18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0.96601" calcext:value-type="float">
            <text:p>1550697620.9660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80]=[.$D$5];IF([.E183]=[.C181];[.A184]-[.A183];);)" office:value-type="float" office:value="0.80811071395874" calcext:value-type="float">
            <text:p>0.808110714</text:p>
          </table:table-cell>
          <table:table-cell table:formula="of:=IF([.$C180]=[.$D$5];IF([.$E183]=[.$C181];;[.$A184]-[.$A183]);)" office:value-type="float" office:value="0" calcext:value-type="float">
            <text:p>0</text:p>
          </table:table-cell>
          <table:table-cell table:formula="of:=IF([.$C180]=[.$D$4];IF([.$E183]=[.$C181];[.$A184]-[.$A183]);)" office:value-type="float" office:value="0" calcext:value-type="float">
            <text:p>0</text:p>
          </table:table-cell>
          <table:table-cell table:formula="of:=IF([.$C180]=[.$D$4];IF([.$E183]=[.$C181];;[.$A184]-[.$A18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2.47207" calcext:value-type="float">
            <text:p>1550697622.4720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81]=[.$D$5];IF([.E184]=[.C182];[.A185]-[.A184];);)" office:value-type="float" office:value="0" calcext:value-type="float">
            <text:p>0</text:p>
          </table:table-cell>
          <table:table-cell table:formula="of:=IF([.$C181]=[.$D$5];IF([.$E184]=[.$C182];;[.$A185]-[.$A184]);)" office:value-type="float" office:value="0" calcext:value-type="float">
            <text:p>0</text:p>
          </table:table-cell>
          <table:table-cell table:formula="of:=IF([.$C181]=[.$D$4];IF([.$E184]=[.$C182];[.$A185]-[.$A184]);)" office:value-type="float" office:value="0" calcext:value-type="float">
            <text:p>0</text:p>
          </table:table-cell>
          <table:table-cell table:formula="of:=IF([.$C181]=[.$D$4];IF([.$E184]=[.$C182];;[.$A185]-[.$A18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5.98194" calcext:value-type="float">
            <text:p>1550697625.9819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82]=[.$D$5];IF([.E185]=[.C183];[.A186]-[.A185];);)" office:value-type="float" office:value="0" calcext:value-type="float">
            <text:p>0</text:p>
          </table:table-cell>
          <table:table-cell table:formula="of:=IF([.$C182]=[.$D$5];IF([.$E185]=[.$C183];;[.$A186]-[.$A185]);)" office:value-type="float" office:value="0" calcext:value-type="float">
            <text:p>0</text:p>
          </table:table-cell>
          <table:table-cell table:formula="of:=IF([.$C182]=[.$D$4];IF([.$E185]=[.$C183];[.$A186]-[.$A185]);)" office:value-type="float" office:value="0" calcext:value-type="float">
            <text:p>0</text:p>
          </table:table-cell>
          <table:table-cell table:formula="of:=IF([.$C182]=[.$D$4];IF([.$E185]=[.$C183];;[.$A186]-[.$A18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6.48206" calcext:value-type="float">
            <text:p>1550697626.48206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83]=[.$D$5];IF([.E186]=[.C184];[.A187]-[.A186];);)" office:value-type="float" office:value="0" calcext:value-type="float">
            <text:p>0</text:p>
          </table:table-cell>
          <table:table-cell table:formula="of:=IF([.$C183]=[.$D$5];IF([.$E186]=[.$C184];;[.$A187]-[.$A186]);)" office:value-type="float" office:value="0" calcext:value-type="float">
            <text:p>0</text:p>
          </table:table-cell>
          <table:table-cell table:formula="of:=IF([.$C183]=[.$D$4];IF([.$E186]=[.$C184];[.$A187]-[.$A186]);)" office:value-type="float" office:value="0" calcext:value-type="float">
            <text:p>0</text:p>
          </table:table-cell>
          <table:table-cell table:formula="of:=IF([.$C183]=[.$D$4];IF([.$E186]=[.$C184];;[.$A187]-[.$A18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6.55771" calcext:value-type="float">
            <text:p>1550697626.5577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84]=[.$D$5];IF([.E187]=[.C185];[.A188]-[.A187];);)" office:value-type="float" office:value="0" calcext:value-type="float">
            <text:p>0</text:p>
          </table:table-cell>
          <table:table-cell table:formula="of:=IF([.$C184]=[.$D$5];IF([.$E187]=[.$C185];;[.$A188]-[.$A187]);)" office:value-type="float" office:value="0" calcext:value-type="float">
            <text:p>0</text:p>
          </table:table-cell>
          <table:table-cell table:formula="of:=IF([.$C184]=[.$D$4];IF([.$E187]=[.$C185];[.$A188]-[.$A187]);)" office:value-type="float" office:value="0" calcext:value-type="float">
            <text:p>0</text:p>
          </table:table-cell>
          <table:table-cell table:formula="of:=IF([.$C184]=[.$D$4];IF([.$E187]=[.$C185];;[.$A188]-[.$A18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7.09431" calcext:value-type="float">
            <text:p>1550697627.0943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85]=[.$D$5];IF([.E188]=[.C186];[.A189]-[.A188];);)" office:value-type="float" office:value="0.536602020263672" calcext:value-type="float">
            <text:p>0.5366020203</text:p>
          </table:table-cell>
          <table:table-cell table:formula="of:=IF([.$C185]=[.$D$5];IF([.$E188]=[.$C186];;[.$A189]-[.$A188]);)" office:value-type="float" office:value="0" calcext:value-type="float">
            <text:p>0</text:p>
          </table:table-cell>
          <table:table-cell table:formula="of:=IF([.$C185]=[.$D$4];IF([.$E188]=[.$C186];[.$A189]-[.$A188]);)" office:value-type="float" office:value="0" calcext:value-type="float">
            <text:p>0</text:p>
          </table:table-cell>
          <table:table-cell table:formula="of:=IF([.$C185]=[.$D$4];IF([.$E188]=[.$C186];;[.$A189]-[.$A18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8.60013" calcext:value-type="float">
            <text:p>1550697628.6001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86]=[.$D$5];IF([.E189]=[.C187];[.A190]-[.A189];);)" office:value-type="float" office:value="0" calcext:value-type="float">
            <text:p>0</text:p>
          </table:table-cell>
          <table:table-cell table:formula="of:=IF([.$C186]=[.$D$5];IF([.$E189]=[.$C187];;[.$A190]-[.$A189]);)" office:value-type="float" office:value="0" calcext:value-type="float">
            <text:p>0</text:p>
          </table:table-cell>
          <table:table-cell table:formula="of:=IF([.$C186]=[.$D$4];IF([.$E189]=[.$C187];[.$A190]-[.$A189]);)" office:value-type="float" office:value="0" calcext:value-type="float">
            <text:p>0</text:p>
          </table:table-cell>
          <table:table-cell table:formula="of:=IF([.$C186]=[.$D$4];IF([.$E189]=[.$C187];;[.$A190]-[.$A18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2.10288" calcext:value-type="float">
            <text:p>1550697632.1028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87]=[.$D$5];IF([.E190]=[.C188];[.A191]-[.A190];);)" office:value-type="float" office:value="0" calcext:value-type="float">
            <text:p>0</text:p>
          </table:table-cell>
          <table:table-cell table:formula="of:=IF([.$C187]=[.$D$5];IF([.$E190]=[.$C188];;[.$A191]-[.$A190]);)" office:value-type="float" office:value="0" calcext:value-type="float">
            <text:p>0</text:p>
          </table:table-cell>
          <table:table-cell table:formula="of:=IF([.$C187]=[.$D$4];IF([.$E190]=[.$C188];[.$A191]-[.$A190]);)" office:value-type="float" office:value="0" calcext:value-type="float">
            <text:p>0</text:p>
          </table:table-cell>
          <table:table-cell table:formula="of:=IF([.$C187]=[.$D$4];IF([.$E190]=[.$C188];;[.$A191]-[.$A19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2.60305" calcext:value-type="float">
            <text:p>1550697632.60305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88]=[.$D$5];IF([.E191]=[.C189];[.A192]-[.A191];);)" office:value-type="float" office:value="0" calcext:value-type="float">
            <text:p>0</text:p>
          </table:table-cell>
          <table:table-cell table:formula="of:=IF([.$C188]=[.$D$5];IF([.$E191]=[.$C189];;[.$A192]-[.$A191]);)" office:value-type="float" office:value="0" calcext:value-type="float">
            <text:p>0</text:p>
          </table:table-cell>
          <table:table-cell table:formula="of:=IF([.$C188]=[.$D$4];IF([.$E191]=[.$C189];[.$A192]-[.$A191]);)" office:value-type="float" office:value="0" calcext:value-type="float">
            <text:p>0</text:p>
          </table:table-cell>
          <table:table-cell table:formula="of:=IF([.$C188]=[.$D$4];IF([.$E191]=[.$C189];;[.$A192]-[.$A19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2.65758" calcext:value-type="float">
            <text:p>1550697632.65758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89]=[.$D$5];IF([.E192]=[.C190];[.A193]-[.A192];);)" office:value-type="float" office:value="0" calcext:value-type="float">
            <text:p>0</text:p>
          </table:table-cell>
          <table:table-cell table:formula="of:=IF([.$C189]=[.$D$5];IF([.$E192]=[.$C190];;[.$A193]-[.$A192]);)" office:value-type="float" office:value="0" calcext:value-type="float">
            <text:p>0</text:p>
          </table:table-cell>
          <table:table-cell table:formula="of:=IF([.$C189]=[.$D$4];IF([.$E192]=[.$C190];[.$A193]-[.$A192]);)" office:value-type="float" office:value="0" calcext:value-type="float">
            <text:p>0</text:p>
          </table:table-cell>
          <table:table-cell table:formula="of:=IF([.$C189]=[.$D$4];IF([.$E192]=[.$C190];;[.$A193]-[.$A19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3.28685" calcext:value-type="float">
            <text:p>1550697633.2868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90]=[.$D$5];IF([.E193]=[.C191];[.A194]-[.A193];);)" office:value-type="float" office:value="0" calcext:value-type="float">
            <text:p>0</text:p>
          </table:table-cell>
          <table:table-cell table:formula="of:=IF([.$C190]=[.$D$5];IF([.$E193]=[.$C191];;[.$A194]-[.$A193]);)" office:value-type="float" office:value="0.629273653030396" calcext:value-type="float">
            <text:p>0.629273653</text:p>
          </table:table-cell>
          <table:table-cell table:formula="of:=IF([.$C190]=[.$D$4];IF([.$E193]=[.$C191];[.$A194]-[.$A193]);)" office:value-type="float" office:value="0" calcext:value-type="float">
            <text:p>0</text:p>
          </table:table-cell>
          <table:table-cell table:formula="of:=IF([.$C190]=[.$D$4];IF([.$E193]=[.$C191];;[.$A194]-[.$A19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4.79234" calcext:value-type="float">
            <text:p>1550697634.7923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91]=[.$D$5];IF([.E194]=[.C192];[.A195]-[.A194];);)" office:value-type="float" office:value="0" calcext:value-type="float">
            <text:p>0</text:p>
          </table:table-cell>
          <table:table-cell table:formula="of:=IF([.$C191]=[.$D$5];IF([.$E194]=[.$C192];;[.$A195]-[.$A194]);)" office:value-type="float" office:value="0" calcext:value-type="float">
            <text:p>0</text:p>
          </table:table-cell>
          <table:table-cell table:formula="of:=IF([.$C191]=[.$D$4];IF([.$E194]=[.$C192];[.$A195]-[.$A194]);)" office:value-type="float" office:value="0" calcext:value-type="float">
            <text:p>0</text:p>
          </table:table-cell>
          <table:table-cell table:formula="of:=IF([.$C191]=[.$D$4];IF([.$E194]=[.$C192];;[.$A195]-[.$A19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8.29496" calcext:value-type="float">
            <text:p>1550697638.29496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92]=[.$D$5];IF([.E195]=[.C193];[.A196]-[.A195];);)" office:value-type="float" office:value="0" calcext:value-type="float">
            <text:p>0</text:p>
          </table:table-cell>
          <table:table-cell table:formula="of:=IF([.$C192]=[.$D$5];IF([.$E195]=[.$C193];;[.$A196]-[.$A195]);)" office:value-type="float" office:value="0" calcext:value-type="float">
            <text:p>0</text:p>
          </table:table-cell>
          <table:table-cell table:formula="of:=IF([.$C192]=[.$D$4];IF([.$E195]=[.$C193];[.$A196]-[.$A195]);)" office:value-type="float" office:value="0" calcext:value-type="float">
            <text:p>0</text:p>
          </table:table-cell>
          <table:table-cell table:formula="of:=IF([.$C192]=[.$D$4];IF([.$E195]=[.$C193];;[.$A196]-[.$A19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8.79509" calcext:value-type="float">
            <text:p>1550697638.7950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93]=[.$D$5];IF([.E196]=[.C194];[.A197]-[.A196];);)" office:value-type="float" office:value="0" calcext:value-type="float">
            <text:p>0</text:p>
          </table:table-cell>
          <table:table-cell table:formula="of:=IF([.$C193]=[.$D$5];IF([.$E196]=[.$C194];;[.$A197]-[.$A196]);)" office:value-type="float" office:value="0" calcext:value-type="float">
            <text:p>0</text:p>
          </table:table-cell>
          <table:table-cell table:formula="of:=IF([.$C193]=[.$D$4];IF([.$E196]=[.$C194];[.$A197]-[.$A196]);)" office:value-type="float" office:value="0" calcext:value-type="float">
            <text:p>0</text:p>
          </table:table-cell>
          <table:table-cell table:formula="of:=IF([.$C193]=[.$D$4];IF([.$E196]=[.$C194];;[.$A197]-[.$A19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8.85731" calcext:value-type="float">
            <text:p>1550697638.8573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94]=[.$D$5];IF([.E197]=[.C195];[.A198]-[.A197];);)" office:value-type="float" office:value="0" calcext:value-type="float">
            <text:p>0</text:p>
          </table:table-cell>
          <table:table-cell table:formula="of:=IF([.$C194]=[.$D$5];IF([.$E197]=[.$C195];;[.$A198]-[.$A197]);)" office:value-type="float" office:value="0" calcext:value-type="float">
            <text:p>0</text:p>
          </table:table-cell>
          <table:table-cell table:formula="of:=IF([.$C194]=[.$D$4];IF([.$E197]=[.$C195];[.$A198]-[.$A197]);)" office:value-type="float" office:value="0" calcext:value-type="float">
            <text:p>0</text:p>
          </table:table-cell>
          <table:table-cell table:formula="of:=IF([.$C194]=[.$D$4];IF([.$E197]=[.$C195];;[.$A198]-[.$A19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9.54397" calcext:value-type="float">
            <text:p>1550697639.5439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95]=[.$D$5];IF([.E198]=[.C196];[.A199]-[.A198];);)" office:value-type="float" office:value="0" calcext:value-type="float">
            <text:p>0</text:p>
          </table:table-cell>
          <table:table-cell table:formula="of:=IF([.$C195]=[.$D$5];IF([.$E198]=[.$C196];;[.$A199]-[.$A198]);)" office:value-type="float" office:value="0.686666011810303" calcext:value-type="float">
            <text:p>0.6866660118</text:p>
          </table:table-cell>
          <table:table-cell table:formula="of:=IF([.$C195]=[.$D$4];IF([.$E198]=[.$C196];[.$A199]-[.$A198]);)" office:value-type="float" office:value="0" calcext:value-type="float">
            <text:p>0</text:p>
          </table:table-cell>
          <table:table-cell table:formula="of:=IF([.$C195]=[.$D$4];IF([.$E198]=[.$C196];;[.$A199]-[.$A19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1.05183" calcext:value-type="float">
            <text:p>1550697641.0518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96]=[.$D$5];IF([.E199]=[.C197];[.A200]-[.A199];);)" office:value-type="float" office:value="0" calcext:value-type="float">
            <text:p>0</text:p>
          </table:table-cell>
          <table:table-cell table:formula="of:=IF([.$C196]=[.$D$5];IF([.$E199]=[.$C197];;[.$A200]-[.$A199]);)" office:value-type="float" office:value="0" calcext:value-type="float">
            <text:p>0</text:p>
          </table:table-cell>
          <table:table-cell table:formula="of:=IF([.$C196]=[.$D$4];IF([.$E199]=[.$C197];[.$A200]-[.$A199]);)" office:value-type="float" office:value="0" calcext:value-type="float">
            <text:p>0</text:p>
          </table:table-cell>
          <table:table-cell table:formula="of:=IF([.$C196]=[.$D$4];IF([.$E199]=[.$C197];;[.$A200]-[.$A19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4.55459" calcext:value-type="float">
            <text:p>1550697644.55459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97]=[.$D$5];IF([.E200]=[.C198];[.A201]-[.A200];);)" office:value-type="float" office:value="0" calcext:value-type="float">
            <text:p>0</text:p>
          </table:table-cell>
          <table:table-cell table:formula="of:=IF([.$C197]=[.$D$5];IF([.$E200]=[.$C198];;[.$A201]-[.$A200]);)" office:value-type="float" office:value="0" calcext:value-type="float">
            <text:p>0</text:p>
          </table:table-cell>
          <table:table-cell table:formula="of:=IF([.$C197]=[.$D$4];IF([.$E200]=[.$C198];[.$A201]-[.$A200]);)" office:value-type="float" office:value="0" calcext:value-type="float">
            <text:p>0</text:p>
          </table:table-cell>
          <table:table-cell table:formula="of:=IF([.$C197]=[.$D$4];IF([.$E200]=[.$C198];;[.$A201]-[.$A20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5.05473" calcext:value-type="float">
            <text:p>1550697645.05473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98]=[.$D$5];IF([.E201]=[.C199];[.A202]-[.A201];);)" office:value-type="float" office:value="0" calcext:value-type="float">
            <text:p>0</text:p>
          </table:table-cell>
          <table:table-cell table:formula="of:=IF([.$C198]=[.$D$5];IF([.$E201]=[.$C199];;[.$A202]-[.$A201]);)" office:value-type="float" office:value="0" calcext:value-type="float">
            <text:p>0</text:p>
          </table:table-cell>
          <table:table-cell table:formula="of:=IF([.$C198]=[.$D$4];IF([.$E201]=[.$C199];[.$A202]-[.$A201]);)" office:value-type="float" office:value="0" calcext:value-type="float">
            <text:p>0</text:p>
          </table:table-cell>
          <table:table-cell table:formula="of:=IF([.$C198]=[.$D$4];IF([.$E201]=[.$C199];;[.$A202]-[.$A20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5.10776" calcext:value-type="float">
            <text:p>1550697645.1077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99]=[.$D$5];IF([.E202]=[.C200];[.A203]-[.A202];);)" office:value-type="float" office:value="0" calcext:value-type="float">
            <text:p>0</text:p>
          </table:table-cell>
          <table:table-cell table:formula="of:=IF([.$C199]=[.$D$5];IF([.$E202]=[.$C200];;[.$A203]-[.$A202]);)" office:value-type="float" office:value="0" calcext:value-type="float">
            <text:p>0</text:p>
          </table:table-cell>
          <table:table-cell table:formula="of:=IF([.$C199]=[.$D$4];IF([.$E202]=[.$C200];[.$A203]-[.$A202]);)" office:value-type="float" office:value="0" calcext:value-type="float">
            <text:p>0</text:p>
          </table:table-cell>
          <table:table-cell table:formula="of:=IF([.$C199]=[.$D$4];IF([.$E202]=[.$C200];;[.$A203]-[.$A20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5.61043" calcext:value-type="float">
            <text:p>1550697645.6104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00]=[.$D$5];IF([.E203]=[.C201];[.A204]-[.A203];);)" office:value-type="float" office:value="0.502670049667358" calcext:value-type="float">
            <text:p>0.5026700497</text:p>
          </table:table-cell>
          <table:table-cell table:formula="of:=IF([.$C200]=[.$D$5];IF([.$E203]=[.$C201];;[.$A204]-[.$A203]);)" office:value-type="float" office:value="0" calcext:value-type="float">
            <text:p>0</text:p>
          </table:table-cell>
          <table:table-cell table:formula="of:=IF([.$C200]=[.$D$4];IF([.$E203]=[.$C201];[.$A204]-[.$A203]);)" office:value-type="float" office:value="0" calcext:value-type="float">
            <text:p>0</text:p>
          </table:table-cell>
          <table:table-cell table:formula="of:=IF([.$C200]=[.$D$4];IF([.$E203]=[.$C201];;[.$A204]-[.$A20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67.56401" calcext:value-type="float">
            <text:p>1550697667.56401</text:p>
          </table:table-cell>
          <table:table-cell office:value-type="string" calcext:value-type="string">
            <text:p><text:s/>exp1 f mode</text:p>
          </table:table-cell>
          <table:table-cell table:number-columns-repeated="3"/>
          <table:table-cell table:formula="of:=IF([.C201]=[.$D$5];IF([.E204]=[.C202];[.A205]-[.A204];);)" office:value-type="float" office:value="0" calcext:value-type="float">
            <text:p>0</text:p>
          </table:table-cell>
          <table:table-cell table:formula="of:=IF([.$C201]=[.$D$5];IF([.$E204]=[.$C202];;[.$A205]-[.$A204]);)" office:value-type="float" office:value="0" calcext:value-type="float">
            <text:p>0</text:p>
          </table:table-cell>
          <table:table-cell table:formula="of:=IF([.$C201]=[.$D$4];IF([.$E204]=[.$C202];[.$A205]-[.$A204]);)" office:value-type="float" office:value="0" calcext:value-type="float">
            <text:p>0</text:p>
          </table:table-cell>
          <table:table-cell table:formula="of:=IF([.$C201]=[.$D$4];IF([.$E204]=[.$C202];;[.$A205]-[.$A20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68.06862" calcext:value-type="float">
            <text:p>1550697668.0686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02]=[.$D$5];IF([.E205]=[.C203];[.A206]-[.A205];);)" office:value-type="float" office:value="0" calcext:value-type="float">
            <text:p>0</text:p>
          </table:table-cell>
          <table:table-cell table:formula="of:=IF([.$C202]=[.$D$5];IF([.$E205]=[.$C203];;[.$A206]-[.$A205]);)" office:value-type="float" office:value="0" calcext:value-type="float">
            <text:p>0</text:p>
          </table:table-cell>
          <table:table-cell table:formula="of:=IF([.$C202]=[.$D$4];IF([.$E205]=[.$C203];[.$A206]-[.$A205]);)" office:value-type="float" office:value="0" calcext:value-type="float">
            <text:p>0</text:p>
          </table:table-cell>
          <table:table-cell table:formula="of:=IF([.$C202]=[.$D$4];IF([.$E205]=[.$C203];;[.$A206]-[.$A20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1.57261" calcext:value-type="float">
            <text:p>1550697671.57261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03]=[.$D$5];IF([.E206]=[.C204];[.A207]-[.A206];);)" office:value-type="float" office:value="0" calcext:value-type="float">
            <text:p>0</text:p>
          </table:table-cell>
          <table:table-cell table:formula="of:=IF([.$C203]=[.$D$5];IF([.$E206]=[.$C204];;[.$A207]-[.$A206]);)" office:value-type="float" office:value="0" calcext:value-type="float">
            <text:p>0</text:p>
          </table:table-cell>
          <table:table-cell table:formula="of:=IF([.$C203]=[.$D$4];IF([.$E206]=[.$C204];[.$A207]-[.$A206]);)" office:value-type="float" office:value="0" calcext:value-type="float">
            <text:p>0</text:p>
          </table:table-cell>
          <table:table-cell table:formula="of:=IF([.$C203]=[.$D$4];IF([.$E206]=[.$C204];;[.$A207]-[.$A20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2.07281" calcext:value-type="float">
            <text:p>1550697672.07281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204]=[.$D$5];IF([.E207]=[.C205];[.A208]-[.A207];);)" office:value-type="float" office:value="0" calcext:value-type="float">
            <text:p>0</text:p>
          </table:table-cell>
          <table:table-cell table:formula="of:=IF([.$C204]=[.$D$5];IF([.$E207]=[.$C205];;[.$A208]-[.$A207]);)" office:value-type="float" office:value="0" calcext:value-type="float">
            <text:p>0</text:p>
          </table:table-cell>
          <table:table-cell table:formula="of:=IF([.$C204]=[.$D$4];IF([.$E207]=[.$C205];[.$A208]-[.$A207]);)" office:value-type="float" office:value="0" calcext:value-type="float">
            <text:p>0</text:p>
          </table:table-cell>
          <table:table-cell table:formula="of:=IF([.$C204]=[.$D$4];IF([.$E207]=[.$C205];;[.$A208]-[.$A20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2.15765" calcext:value-type="float">
            <text:p>1550697672.15765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205]=[.$D$5];IF([.E208]=[.C206];[.A209]-[.A208];);)" office:value-type="float" office:value="0" calcext:value-type="float">
            <text:p>0</text:p>
          </table:table-cell>
          <table:table-cell table:formula="of:=IF([.$C205]=[.$D$5];IF([.$E208]=[.$C206];;[.$A209]-[.$A208]);)" office:value-type="float" office:value="0" calcext:value-type="float">
            <text:p>0</text:p>
          </table:table-cell>
          <table:table-cell table:formula="of:=IF([.$C205]=[.$D$4];IF([.$E208]=[.$C206];[.$A209]-[.$A208]);)" office:value-type="float" office:value="0" calcext:value-type="float">
            <text:p>0</text:p>
          </table:table-cell>
          <table:table-cell table:formula="of:=IF([.$C205]=[.$D$4];IF([.$E208]=[.$C206];;[.$A209]-[.$A20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2.95531" calcext:value-type="float">
            <text:p>1550697672.9553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06]=[.$D$5];IF([.E209]=[.C207];[.A210]-[.A209];);)" office:value-type="float" office:value="0" calcext:value-type="float">
            <text:p>0</text:p>
          </table:table-cell>
          <table:table-cell table:formula="of:=IF([.$C206]=[.$D$5];IF([.$E209]=[.$C207];;[.$A210]-[.$A209]);)" office:value-type="float" office:value="0" calcext:value-type="float">
            <text:p>0</text:p>
          </table:table-cell>
          <table:table-cell table:formula="of:=IF([.$C206]=[.$D$4];IF([.$E209]=[.$C207];[.$A210]-[.$A209]);)" office:value-type="float" office:value="0.797662973403931" calcext:value-type="float">
            <text:p>0.7976629734</text:p>
          </table:table-cell>
          <table:table-cell table:formula="of:=IF([.$C206]=[.$D$4];IF([.$E209]=[.$C207];;[.$A210]-[.$A20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4.46235" calcext:value-type="float">
            <text:p>1550697674.4623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07]=[.$D$5];IF([.E210]=[.C208];[.A211]-[.A210];);)" office:value-type="float" office:value="0" calcext:value-type="float">
            <text:p>0</text:p>
          </table:table-cell>
          <table:table-cell table:formula="of:=IF([.$C207]=[.$D$5];IF([.$E210]=[.$C208];;[.$A211]-[.$A210]);)" office:value-type="float" office:value="0" calcext:value-type="float">
            <text:p>0</text:p>
          </table:table-cell>
          <table:table-cell table:formula="of:=IF([.$C207]=[.$D$4];IF([.$E210]=[.$C208];[.$A211]-[.$A210]);)" office:value-type="float" office:value="0" calcext:value-type="float">
            <text:p>0</text:p>
          </table:table-cell>
          <table:table-cell table:formula="of:=IF([.$C207]=[.$D$4];IF([.$E210]=[.$C208];;[.$A211]-[.$A21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7.96805" calcext:value-type="float">
            <text:p>1550697677.9680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08]=[.$D$5];IF([.E211]=[.C209];[.A212]-[.A211];);)" office:value-type="float" office:value="0" calcext:value-type="float">
            <text:p>0</text:p>
          </table:table-cell>
          <table:table-cell table:formula="of:=IF([.$C208]=[.$D$5];IF([.$E211]=[.$C209];;[.$A212]-[.$A211]);)" office:value-type="float" office:value="0" calcext:value-type="float">
            <text:p>0</text:p>
          </table:table-cell>
          <table:table-cell table:formula="of:=IF([.$C208]=[.$D$4];IF([.$E211]=[.$C209];[.$A212]-[.$A211]);)" office:value-type="float" office:value="0" calcext:value-type="float">
            <text:p>0</text:p>
          </table:table-cell>
          <table:table-cell table:formula="of:=IF([.$C208]=[.$D$4];IF([.$E211]=[.$C209];;[.$A212]-[.$A21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8.46825" calcext:value-type="float">
            <text:p>1550697678.46825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09]=[.$D$5];IF([.E212]=[.C210];[.A213]-[.A212];);)" office:value-type="float" office:value="0" calcext:value-type="float">
            <text:p>0</text:p>
          </table:table-cell>
          <table:table-cell table:formula="of:=IF([.$C209]=[.$D$5];IF([.$E212]=[.$C210];;[.$A213]-[.$A212]);)" office:value-type="float" office:value="0" calcext:value-type="float">
            <text:p>0</text:p>
          </table:table-cell>
          <table:table-cell table:formula="of:=IF([.$C209]=[.$D$4];IF([.$E212]=[.$C210];[.$A213]-[.$A212]);)" office:value-type="float" office:value="0" calcext:value-type="float">
            <text:p>0</text:p>
          </table:table-cell>
          <table:table-cell table:formula="of:=IF([.$C209]=[.$D$4];IF([.$E212]=[.$C210];;[.$A213]-[.$A21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8.55924" calcext:value-type="float">
            <text:p>1550697678.5592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10]=[.$D$5];IF([.E213]=[.C211];[.A214]-[.A213];);)" office:value-type="float" office:value="0" calcext:value-type="float">
            <text:p>0</text:p>
          </table:table-cell>
          <table:table-cell table:formula="of:=IF([.$C210]=[.$D$5];IF([.$E213]=[.$C211];;[.$A214]-[.$A213]);)" office:value-type="float" office:value="0" calcext:value-type="float">
            <text:p>0</text:p>
          </table:table-cell>
          <table:table-cell table:formula="of:=IF([.$C210]=[.$D$4];IF([.$E213]=[.$C211];[.$A214]-[.$A213]);)" office:value-type="float" office:value="0" calcext:value-type="float">
            <text:p>0</text:p>
          </table:table-cell>
          <table:table-cell table:formula="of:=IF([.$C210]=[.$D$4];IF([.$E213]=[.$C211];;[.$A214]-[.$A21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9.34866" calcext:value-type="float">
            <text:p>1550697679.3486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11]=[.$D$5];IF([.E214]=[.C212];[.A215]-[.A214];);)" office:value-type="float" office:value="0" calcext:value-type="float">
            <text:p>0</text:p>
          </table:table-cell>
          <table:table-cell table:formula="of:=IF([.$C211]=[.$D$5];IF([.$E214]=[.$C212];;[.$A215]-[.$A214]);)" office:value-type="float" office:value="0" calcext:value-type="float">
            <text:p>0</text:p>
          </table:table-cell>
          <table:table-cell table:formula="of:=IF([.$C211]=[.$D$4];IF([.$E214]=[.$C212];[.$A215]-[.$A214]);)" office:value-type="float" office:value="0.789425134658814" calcext:value-type="float">
            <text:p>0.7894251347</text:p>
          </table:table-cell>
          <table:table-cell table:formula="of:=IF([.$C211]=[.$D$4];IF([.$E214]=[.$C212];;[.$A215]-[.$A21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0.85488" calcext:value-type="float">
            <text:p>1550697680.8548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12]=[.$D$5];IF([.E215]=[.C213];[.A216]-[.A215];);)" office:value-type="float" office:value="0" calcext:value-type="float">
            <text:p>0</text:p>
          </table:table-cell>
          <table:table-cell table:formula="of:=IF([.$C212]=[.$D$5];IF([.$E215]=[.$C213];;[.$A216]-[.$A215]);)" office:value-type="float" office:value="0" calcext:value-type="float">
            <text:p>0</text:p>
          </table:table-cell>
          <table:table-cell table:formula="of:=IF([.$C212]=[.$D$4];IF([.$E215]=[.$C213];[.$A216]-[.$A215]);)" office:value-type="float" office:value="0" calcext:value-type="float">
            <text:p>0</text:p>
          </table:table-cell>
          <table:table-cell table:formula="of:=IF([.$C212]=[.$D$4];IF([.$E215]=[.$C213];;[.$A216]-[.$A21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4.35836" calcext:value-type="float">
            <text:p>1550697684.35836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13]=[.$D$5];IF([.E216]=[.C214];[.A217]-[.A216];);)" office:value-type="float" office:value="0" calcext:value-type="float">
            <text:p>0</text:p>
          </table:table-cell>
          <table:table-cell table:formula="of:=IF([.$C213]=[.$D$5];IF([.$E216]=[.$C214];;[.$A217]-[.$A216]);)" office:value-type="float" office:value="0" calcext:value-type="float">
            <text:p>0</text:p>
          </table:table-cell>
          <table:table-cell table:formula="of:=IF([.$C213]=[.$D$4];IF([.$E216]=[.$C214];[.$A217]-[.$A216]);)" office:value-type="float" office:value="0" calcext:value-type="float">
            <text:p>0</text:p>
          </table:table-cell>
          <table:table-cell table:formula="of:=IF([.$C213]=[.$D$4];IF([.$E216]=[.$C214];;[.$A217]-[.$A21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4.8585" calcext:value-type="float">
            <text:p>1550697684.8585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214]=[.$D$5];IF([.E217]=[.C215];[.A218]-[.A217];);)" office:value-type="float" office:value="0" calcext:value-type="float">
            <text:p>0</text:p>
          </table:table-cell>
          <table:table-cell table:formula="of:=IF([.$C214]=[.$D$5];IF([.$E217]=[.$C215];;[.$A218]-[.$A217]);)" office:value-type="float" office:value="0" calcext:value-type="float">
            <text:p>0</text:p>
          </table:table-cell>
          <table:table-cell table:formula="of:=IF([.$C214]=[.$D$4];IF([.$E217]=[.$C215];[.$A218]-[.$A217]);)" office:value-type="float" office:value="0" calcext:value-type="float">
            <text:p>0</text:p>
          </table:table-cell>
          <table:table-cell table:formula="of:=IF([.$C214]=[.$D$4];IF([.$E217]=[.$C215];;[.$A218]-[.$A21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4.95839" calcext:value-type="float">
            <text:p>1550697684.9583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215]=[.$D$5];IF([.E218]=[.C216];[.A219]-[.A218];);)" office:value-type="float" office:value="0" calcext:value-type="float">
            <text:p>0</text:p>
          </table:table-cell>
          <table:table-cell table:formula="of:=IF([.$C215]=[.$D$5];IF([.$E218]=[.$C216];;[.$A219]-[.$A218]);)" office:value-type="float" office:value="0" calcext:value-type="float">
            <text:p>0</text:p>
          </table:table-cell>
          <table:table-cell table:formula="of:=IF([.$C215]=[.$D$4];IF([.$E218]=[.$C216];[.$A219]-[.$A218]);)" office:value-type="float" office:value="0" calcext:value-type="float">
            <text:p>0</text:p>
          </table:table-cell>
          <table:table-cell table:formula="of:=IF([.$C215]=[.$D$4];IF([.$E218]=[.$C216];;[.$A219]-[.$A21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5.58737" calcext:value-type="float">
            <text:p>1550697685.5873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16]=[.$D$5];IF([.E219]=[.C217];[.A220]-[.A219];);)" office:value-type="float" office:value="0" calcext:value-type="float">
            <text:p>0</text:p>
          </table:table-cell>
          <table:table-cell table:formula="of:=IF([.$C216]=[.$D$5];IF([.$E219]=[.$C217];;[.$A220]-[.$A219]);)" office:value-type="float" office:value="0" calcext:value-type="float">
            <text:p>0</text:p>
          </table:table-cell>
          <table:table-cell table:formula="of:=IF([.$C216]=[.$D$4];IF([.$E219]=[.$C217];[.$A220]-[.$A219]);)" office:value-type="float" office:value="0" calcext:value-type="float">
            <text:p>0</text:p>
          </table:table-cell>
          <table:table-cell table:formula="of:=IF([.$C216]=[.$D$4];IF([.$E219]=[.$C217];;[.$A220]-[.$A219]);)" office:value-type="float" office:value="0.628983497619629" calcext:value-type="float">
            <text:p>0.6289834976</text:p>
          </table:table-cell>
        </table:table-row>
        <table:table-row table:style-name="ro1">
          <table:table-cell office:value-type="float" office:value="1550697687.09327" calcext:value-type="float">
            <text:p>1550697687.0932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17]=[.$D$5];IF([.E220]=[.C218];[.A221]-[.A220];);)" office:value-type="float" office:value="0" calcext:value-type="float">
            <text:p>0</text:p>
          </table:table-cell>
          <table:table-cell table:formula="of:=IF([.$C217]=[.$D$5];IF([.$E220]=[.$C218];;[.$A221]-[.$A220]);)" office:value-type="float" office:value="0" calcext:value-type="float">
            <text:p>0</text:p>
          </table:table-cell>
          <table:table-cell table:formula="of:=IF([.$C217]=[.$D$4];IF([.$E220]=[.$C218];[.$A221]-[.$A220]);)" office:value-type="float" office:value="0" calcext:value-type="float">
            <text:p>0</text:p>
          </table:table-cell>
          <table:table-cell table:formula="of:=IF([.$C217]=[.$D$4];IF([.$E220]=[.$C218];;[.$A221]-[.$A22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0.59619" calcext:value-type="float">
            <text:p>1550697690.59619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18]=[.$D$5];IF([.E221]=[.C219];[.A222]-[.A221];);)" office:value-type="float" office:value="0" calcext:value-type="float">
            <text:p>0</text:p>
          </table:table-cell>
          <table:table-cell table:formula="of:=IF([.$C218]=[.$D$5];IF([.$E221]=[.$C219];;[.$A222]-[.$A221]);)" office:value-type="float" office:value="0" calcext:value-type="float">
            <text:p>0</text:p>
          </table:table-cell>
          <table:table-cell table:formula="of:=IF([.$C218]=[.$D$4];IF([.$E221]=[.$C219];[.$A222]-[.$A221]);)" office:value-type="float" office:value="0" calcext:value-type="float">
            <text:p>0</text:p>
          </table:table-cell>
          <table:table-cell table:formula="of:=IF([.$C218]=[.$D$4];IF([.$E221]=[.$C219];;[.$A222]-[.$A22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1.09627" calcext:value-type="float">
            <text:p>1550697691.09627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19]=[.$D$5];IF([.E222]=[.C220];[.A223]-[.A222];);)" office:value-type="float" office:value="0" calcext:value-type="float">
            <text:p>0</text:p>
          </table:table-cell>
          <table:table-cell table:formula="of:=IF([.$C219]=[.$D$5];IF([.$E222]=[.$C220];;[.$A223]-[.$A222]);)" office:value-type="float" office:value="0" calcext:value-type="float">
            <text:p>0</text:p>
          </table:table-cell>
          <table:table-cell table:formula="of:=IF([.$C219]=[.$D$4];IF([.$E222]=[.$C220];[.$A223]-[.$A222]);)" office:value-type="float" office:value="0" calcext:value-type="float">
            <text:p>0</text:p>
          </table:table-cell>
          <table:table-cell table:formula="of:=IF([.$C219]=[.$D$4];IF([.$E222]=[.$C220];;[.$A223]-[.$A22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1.15772" calcext:value-type="float">
            <text:p>1550697691.1577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20]=[.$D$5];IF([.E223]=[.C221];[.A224]-[.A223];);)" office:value-type="float" office:value="0" calcext:value-type="float">
            <text:p>0</text:p>
          </table:table-cell>
          <table:table-cell table:formula="of:=IF([.$C220]=[.$D$5];IF([.$E223]=[.$C221];;[.$A224]-[.$A223]);)" office:value-type="float" office:value="0" calcext:value-type="float">
            <text:p>0</text:p>
          </table:table-cell>
          <table:table-cell table:formula="of:=IF([.$C220]=[.$D$4];IF([.$E223]=[.$C221];[.$A224]-[.$A223]);)" office:value-type="float" office:value="0" calcext:value-type="float">
            <text:p>0</text:p>
          </table:table-cell>
          <table:table-cell table:formula="of:=IF([.$C220]=[.$D$4];IF([.$E223]=[.$C221];;[.$A224]-[.$A22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1.96565" calcext:value-type="float">
            <text:p>1550697691.9656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21]=[.$D$5];IF([.E224]=[.C222];[.A225]-[.A224];);)" office:value-type="float" office:value="0" calcext:value-type="float">
            <text:p>0</text:p>
          </table:table-cell>
          <table:table-cell table:formula="of:=IF([.$C221]=[.$D$5];IF([.$E224]=[.$C222];;[.$A225]-[.$A224]);)" office:value-type="float" office:value="0" calcext:value-type="float">
            <text:p>0</text:p>
          </table:table-cell>
          <table:table-cell table:formula="of:=IF([.$C221]=[.$D$4];IF([.$E224]=[.$C222];[.$A225]-[.$A224]);)" office:value-type="float" office:value="0" calcext:value-type="float">
            <text:p>0</text:p>
          </table:table-cell>
          <table:table-cell table:formula="of:=IF([.$C221]=[.$D$4];IF([.$E224]=[.$C222];;[.$A225]-[.$A224]);)" office:value-type="float" office:value="0.807938575744629" calcext:value-type="float">
            <text:p>0.8079385757</text:p>
          </table:table-cell>
        </table:table-row>
        <table:table-row table:style-name="ro1">
          <table:table-cell office:value-type="float" office:value="1550697693.4717" calcext:value-type="float">
            <text:p>1550697693.471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22]=[.$D$5];IF([.E225]=[.C223];[.A226]-[.A225];);)" office:value-type="float" office:value="0" calcext:value-type="float">
            <text:p>0</text:p>
          </table:table-cell>
          <table:table-cell table:formula="of:=IF([.$C222]=[.$D$5];IF([.$E225]=[.$C223];;[.$A226]-[.$A225]);)" office:value-type="float" office:value="0" calcext:value-type="float">
            <text:p>0</text:p>
          </table:table-cell>
          <table:table-cell table:formula="of:=IF([.$C222]=[.$D$4];IF([.$E225]=[.$C223];[.$A226]-[.$A225]);)" office:value-type="float" office:value="0" calcext:value-type="float">
            <text:p>0</text:p>
          </table:table-cell>
          <table:table-cell table:formula="of:=IF([.$C222]=[.$D$4];IF([.$E225]=[.$C223];;[.$A226]-[.$A22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6.98028" calcext:value-type="float">
            <text:p>1550697696.9802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23]=[.$D$5];IF([.E226]=[.C224];[.A227]-[.A226];);)" office:value-type="float" office:value="0" calcext:value-type="float">
            <text:p>0</text:p>
          </table:table-cell>
          <table:table-cell table:formula="of:=IF([.$C223]=[.$D$5];IF([.$E226]=[.$C224];;[.$A227]-[.$A226]);)" office:value-type="float" office:value="0" calcext:value-type="float">
            <text:p>0</text:p>
          </table:table-cell>
          <table:table-cell table:formula="of:=IF([.$C223]=[.$D$4];IF([.$E226]=[.$C224];[.$A227]-[.$A226]);)" office:value-type="float" office:value="0" calcext:value-type="float">
            <text:p>0</text:p>
          </table:table-cell>
          <table:table-cell table:formula="of:=IF([.$C223]=[.$D$4];IF([.$E226]=[.$C224];;[.$A227]-[.$A22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7.48041" calcext:value-type="float">
            <text:p>1550697697.48041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224]=[.$D$5];IF([.E227]=[.C225];[.A228]-[.A227];);)" office:value-type="float" office:value="0" calcext:value-type="float">
            <text:p>0</text:p>
          </table:table-cell>
          <table:table-cell table:formula="of:=IF([.$C224]=[.$D$5];IF([.$E227]=[.$C225];;[.$A228]-[.$A227]);)" office:value-type="float" office:value="0" calcext:value-type="float">
            <text:p>0</text:p>
          </table:table-cell>
          <table:table-cell table:formula="of:=IF([.$C224]=[.$D$4];IF([.$E227]=[.$C225];[.$A228]-[.$A227]);)" office:value-type="float" office:value="0" calcext:value-type="float">
            <text:p>0</text:p>
          </table:table-cell>
          <table:table-cell table:formula="of:=IF([.$C224]=[.$D$4];IF([.$E227]=[.$C225];;[.$A228]-[.$A22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7.55767" calcext:value-type="float">
            <text:p>1550697697.5576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225]=[.$D$5];IF([.E228]=[.C226];[.A229]-[.A228];);)" office:value-type="float" office:value="0" calcext:value-type="float">
            <text:p>0</text:p>
          </table:table-cell>
          <table:table-cell table:formula="of:=IF([.$C225]=[.$D$5];IF([.$E228]=[.$C226];;[.$A229]-[.$A228]);)" office:value-type="float" office:value="0" calcext:value-type="float">
            <text:p>0</text:p>
          </table:table-cell>
          <table:table-cell table:formula="of:=IF([.$C225]=[.$D$4];IF([.$E228]=[.$C226];[.$A229]-[.$A228]);)" office:value-type="float" office:value="0" calcext:value-type="float">
            <text:p>0</text:p>
          </table:table-cell>
          <table:table-cell table:formula="of:=IF([.$C225]=[.$D$4];IF([.$E228]=[.$C226];;[.$A229]-[.$A22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8.35474" calcext:value-type="float">
            <text:p>1550697698.35474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26]=[.$D$5];IF([.E229]=[.C227];[.A230]-[.A229];);)" office:value-type="float" office:value="0" calcext:value-type="float">
            <text:p>0</text:p>
          </table:table-cell>
          <table:table-cell table:formula="of:=IF([.$C226]=[.$D$5];IF([.$E229]=[.$C227];;[.$A230]-[.$A229]);)" office:value-type="float" office:value="0" calcext:value-type="float">
            <text:p>0</text:p>
          </table:table-cell>
          <table:table-cell table:formula="of:=IF([.$C226]=[.$D$4];IF([.$E229]=[.$C227];[.$A230]-[.$A229]);)" office:value-type="float" office:value="0.79707145690918" calcext:value-type="float">
            <text:p>0.7970714569</text:p>
          </table:table-cell>
          <table:table-cell table:formula="of:=IF([.$C226]=[.$D$4];IF([.$E229]=[.$C227];;[.$A230]-[.$A22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9.868" calcext:value-type="float">
            <text:p>1550697699.86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27]=[.$D$5];IF([.E230]=[.C228];[.A231]-[.A230];);)" office:value-type="float" office:value="0" calcext:value-type="float">
            <text:p>0</text:p>
          </table:table-cell>
          <table:table-cell table:formula="of:=IF([.$C227]=[.$D$5];IF([.$E230]=[.$C228];;[.$A231]-[.$A230]);)" office:value-type="float" office:value="0" calcext:value-type="float">
            <text:p>0</text:p>
          </table:table-cell>
          <table:table-cell table:formula="of:=IF([.$C227]=[.$D$4];IF([.$E230]=[.$C228];[.$A231]-[.$A230]);)" office:value-type="float" office:value="0" calcext:value-type="float">
            <text:p>0</text:p>
          </table:table-cell>
          <table:table-cell table:formula="of:=IF([.$C227]=[.$D$4];IF([.$E230]=[.$C228];;[.$A231]-[.$A23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3.37153" calcext:value-type="float">
            <text:p>1550697703.3715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28]=[.$D$5];IF([.E231]=[.C229];[.A232]-[.A231];);)" office:value-type="float" office:value="0" calcext:value-type="float">
            <text:p>0</text:p>
          </table:table-cell>
          <table:table-cell table:formula="of:=IF([.$C228]=[.$D$5];IF([.$E231]=[.$C229];;[.$A232]-[.$A231]);)" office:value-type="float" office:value="0" calcext:value-type="float">
            <text:p>0</text:p>
          </table:table-cell>
          <table:table-cell table:formula="of:=IF([.$C228]=[.$D$4];IF([.$E231]=[.$C229];[.$A232]-[.$A231]);)" office:value-type="float" office:value="0" calcext:value-type="float">
            <text:p>0</text:p>
          </table:table-cell>
          <table:table-cell table:formula="of:=IF([.$C228]=[.$D$4];IF([.$E231]=[.$C229];;[.$A232]-[.$A23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3.872" calcext:value-type="float">
            <text:p>1550697703.872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29]=[.$D$5];IF([.E232]=[.C230];[.A233]-[.A232];);)" office:value-type="float" office:value="0" calcext:value-type="float">
            <text:p>0</text:p>
          </table:table-cell>
          <table:table-cell table:formula="of:=IF([.$C229]=[.$D$5];IF([.$E232]=[.$C230];;[.$A233]-[.$A232]);)" office:value-type="float" office:value="0" calcext:value-type="float">
            <text:p>0</text:p>
          </table:table-cell>
          <table:table-cell table:formula="of:=IF([.$C229]=[.$D$4];IF([.$E232]=[.$C230];[.$A233]-[.$A232]);)" office:value-type="float" office:value="0" calcext:value-type="float">
            <text:p>0</text:p>
          </table:table-cell>
          <table:table-cell table:formula="of:=IF([.$C229]=[.$D$4];IF([.$E232]=[.$C230];;[.$A233]-[.$A23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3.95883" calcext:value-type="float">
            <text:p>1550697703.9588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30]=[.$D$5];IF([.E233]=[.C231];[.A234]-[.A233];);)" office:value-type="float" office:value="0" calcext:value-type="float">
            <text:p>0</text:p>
          </table:table-cell>
          <table:table-cell table:formula="of:=IF([.$C230]=[.$D$5];IF([.$E233]=[.$C231];;[.$A234]-[.$A233]);)" office:value-type="float" office:value="0" calcext:value-type="float">
            <text:p>0</text:p>
          </table:table-cell>
          <table:table-cell table:formula="of:=IF([.$C230]=[.$D$4];IF([.$E233]=[.$C231];[.$A234]-[.$A233]);)" office:value-type="float" office:value="0" calcext:value-type="float">
            <text:p>0</text:p>
          </table:table-cell>
          <table:table-cell table:formula="of:=IF([.$C230]=[.$D$4];IF([.$E233]=[.$C231];;[.$A234]-[.$A23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4.84213" calcext:value-type="float">
            <text:p>1550697704.8421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31]=[.$D$5];IF([.E234]=[.C232];[.A235]-[.A234];);)" office:value-type="float" office:value="0" calcext:value-type="float">
            <text:p>0</text:p>
          </table:table-cell>
          <table:table-cell table:formula="of:=IF([.$C231]=[.$D$5];IF([.$E234]=[.$C232];;[.$A235]-[.$A234]);)" office:value-type="float" office:value="0" calcext:value-type="float">
            <text:p>0</text:p>
          </table:table-cell>
          <table:table-cell table:formula="of:=IF([.$C231]=[.$D$4];IF([.$E234]=[.$C232];[.$A235]-[.$A234]);)" office:value-type="float" office:value="0.883291482925415" calcext:value-type="float">
            <text:p>0.8832914829</text:p>
          </table:table-cell>
          <table:table-cell table:formula="of:=IF([.$C231]=[.$D$4];IF([.$E234]=[.$C232];;[.$A235]-[.$A23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6.35155" calcext:value-type="float">
            <text:p>1550697706.3515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32]=[.$D$5];IF([.E235]=[.C233];[.A236]-[.A235];);)" office:value-type="float" office:value="0" calcext:value-type="float">
            <text:p>0</text:p>
          </table:table-cell>
          <table:table-cell table:formula="of:=IF([.$C232]=[.$D$5];IF([.$E235]=[.$C233];;[.$A236]-[.$A235]);)" office:value-type="float" office:value="0" calcext:value-type="float">
            <text:p>0</text:p>
          </table:table-cell>
          <table:table-cell table:formula="of:=IF([.$C232]=[.$D$4];IF([.$E235]=[.$C233];[.$A236]-[.$A235]);)" office:value-type="float" office:value="0" calcext:value-type="float">
            <text:p>0</text:p>
          </table:table-cell>
          <table:table-cell table:formula="of:=IF([.$C232]=[.$D$4];IF([.$E235]=[.$C233];;[.$A236]-[.$A23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9.85456" calcext:value-type="float">
            <text:p>1550697709.85456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33]=[.$D$5];IF([.E236]=[.C234];[.A237]-[.A236];);)" office:value-type="float" office:value="0" calcext:value-type="float">
            <text:p>0</text:p>
          </table:table-cell>
          <table:table-cell table:formula="of:=IF([.$C233]=[.$D$5];IF([.$E236]=[.$C234];;[.$A237]-[.$A236]);)" office:value-type="float" office:value="0" calcext:value-type="float">
            <text:p>0</text:p>
          </table:table-cell>
          <table:table-cell table:formula="of:=IF([.$C233]=[.$D$4];IF([.$E236]=[.$C234];[.$A237]-[.$A236]);)" office:value-type="float" office:value="0" calcext:value-type="float">
            <text:p>0</text:p>
          </table:table-cell>
          <table:table-cell table:formula="of:=IF([.$C233]=[.$D$4];IF([.$E236]=[.$C234];;[.$A237]-[.$A23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0.3547" calcext:value-type="float">
            <text:p>1550697710.3547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234]=[.$D$5];IF([.E237]=[.C235];[.A238]-[.A237];);)" office:value-type="float" office:value="0" calcext:value-type="float">
            <text:p>0</text:p>
          </table:table-cell>
          <table:table-cell table:formula="of:=IF([.$C234]=[.$D$5];IF([.$E237]=[.$C235];;[.$A238]-[.$A237]);)" office:value-type="float" office:value="0" calcext:value-type="float">
            <text:p>0</text:p>
          </table:table-cell>
          <table:table-cell table:formula="of:=IF([.$C234]=[.$D$4];IF([.$E237]=[.$C235];[.$A238]-[.$A237]);)" office:value-type="float" office:value="0" calcext:value-type="float">
            <text:p>0</text:p>
          </table:table-cell>
          <table:table-cell table:formula="of:=IF([.$C234]=[.$D$4];IF([.$E237]=[.$C235];;[.$A238]-[.$A23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0.40781" calcext:value-type="float">
            <text:p>1550697710.4078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235]=[.$D$5];IF([.E238]=[.C236];[.A239]-[.A238];);)" office:value-type="float" office:value="0" calcext:value-type="float">
            <text:p>0</text:p>
          </table:table-cell>
          <table:table-cell table:formula="of:=IF([.$C235]=[.$D$5];IF([.$E238]=[.$C236];;[.$A239]-[.$A238]);)" office:value-type="float" office:value="0" calcext:value-type="float">
            <text:p>0</text:p>
          </table:table-cell>
          <table:table-cell table:formula="of:=IF([.$C235]=[.$D$4];IF([.$E238]=[.$C236];[.$A239]-[.$A238]);)" office:value-type="float" office:value="0" calcext:value-type="float">
            <text:p>0</text:p>
          </table:table-cell>
          <table:table-cell table:formula="of:=IF([.$C235]=[.$D$4];IF([.$E238]=[.$C236];;[.$A239]-[.$A23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1.31465" calcext:value-type="float">
            <text:p>1550697711.3146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36]=[.$D$5];IF([.E239]=[.C237];[.A240]-[.A239];);)" office:value-type="float" office:value="0" calcext:value-type="float">
            <text:p>0</text:p>
          </table:table-cell>
          <table:table-cell table:formula="of:=IF([.$C236]=[.$D$5];IF([.$E239]=[.$C237];;[.$A240]-[.$A239]);)" office:value-type="float" office:value="0" calcext:value-type="float">
            <text:p>0</text:p>
          </table:table-cell>
          <table:table-cell table:formula="of:=IF([.$C236]=[.$D$4];IF([.$E239]=[.$C237];[.$A240]-[.$A239]);)" office:value-type="float" office:value="0.906833648681641" calcext:value-type="float">
            <text:p>0.9068336487</text:p>
          </table:table-cell>
          <table:table-cell table:formula="of:=IF([.$C236]=[.$D$4];IF([.$E239]=[.$C237];;[.$A240]-[.$A23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2.82085" calcext:value-type="float">
            <text:p>1550697712.8208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37]=[.$D$5];IF([.E240]=[.C238];[.A241]-[.A240];);)" office:value-type="float" office:value="0" calcext:value-type="float">
            <text:p>0</text:p>
          </table:table-cell>
          <table:table-cell table:formula="of:=IF([.$C237]=[.$D$5];IF([.$E240]=[.$C238];;[.$A241]-[.$A240]);)" office:value-type="float" office:value="0" calcext:value-type="float">
            <text:p>0</text:p>
          </table:table-cell>
          <table:table-cell table:formula="of:=IF([.$C237]=[.$D$4];IF([.$E240]=[.$C238];[.$A241]-[.$A240]);)" office:value-type="float" office:value="0" calcext:value-type="float">
            <text:p>0</text:p>
          </table:table-cell>
          <table:table-cell table:formula="of:=IF([.$C237]=[.$D$4];IF([.$E240]=[.$C238];;[.$A241]-[.$A24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6.32448" calcext:value-type="float">
            <text:p>1550697716.3244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38]=[.$D$5];IF([.E241]=[.C239];[.A242]-[.A241];);)" office:value-type="float" office:value="0" calcext:value-type="float">
            <text:p>0</text:p>
          </table:table-cell>
          <table:table-cell table:formula="of:=IF([.$C238]=[.$D$5];IF([.$E241]=[.$C239];;[.$A242]-[.$A241]);)" office:value-type="float" office:value="0" calcext:value-type="float">
            <text:p>0</text:p>
          </table:table-cell>
          <table:table-cell table:formula="of:=IF([.$C238]=[.$D$4];IF([.$E241]=[.$C239];[.$A242]-[.$A241]);)" office:value-type="float" office:value="0" calcext:value-type="float">
            <text:p>0</text:p>
          </table:table-cell>
          <table:table-cell table:formula="of:=IF([.$C238]=[.$D$4];IF([.$E241]=[.$C239];;[.$A242]-[.$A24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6.82464" calcext:value-type="float">
            <text:p>1550697716.82464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239]=[.$D$5];IF([.E242]=[.C240];[.A243]-[.A242];);)" office:value-type="float" office:value="0" calcext:value-type="float">
            <text:p>0</text:p>
          </table:table-cell>
          <table:table-cell table:formula="of:=IF([.$C239]=[.$D$5];IF([.$E242]=[.$C240];;[.$A243]-[.$A242]);)" office:value-type="float" office:value="0" calcext:value-type="float">
            <text:p>0</text:p>
          </table:table-cell>
          <table:table-cell table:formula="of:=IF([.$C239]=[.$D$4];IF([.$E242]=[.$C240];[.$A243]-[.$A242]);)" office:value-type="float" office:value="0" calcext:value-type="float">
            <text:p>0</text:p>
          </table:table-cell>
          <table:table-cell table:formula="of:=IF([.$C239]=[.$D$4];IF([.$E242]=[.$C240];;[.$A243]-[.$A24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6.90772" calcext:value-type="float">
            <text:p>1550697716.9077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240]=[.$D$5];IF([.E243]=[.C241];[.A244]-[.A243];);)" office:value-type="float" office:value="0" calcext:value-type="float">
            <text:p>0</text:p>
          </table:table-cell>
          <table:table-cell table:formula="of:=IF([.$C240]=[.$D$5];IF([.$E243]=[.$C241];;[.$A244]-[.$A243]);)" office:value-type="float" office:value="0" calcext:value-type="float">
            <text:p>0</text:p>
          </table:table-cell>
          <table:table-cell table:formula="of:=IF([.$C240]=[.$D$4];IF([.$E243]=[.$C241];[.$A244]-[.$A243]);)" office:value-type="float" office:value="0" calcext:value-type="float">
            <text:p>0</text:p>
          </table:table-cell>
          <table:table-cell table:formula="of:=IF([.$C240]=[.$D$4];IF([.$E243]=[.$C241];;[.$A244]-[.$A24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7.97401" calcext:value-type="float">
            <text:p>1550697717.9740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41]=[.$D$5];IF([.E244]=[.C242];[.A245]-[.A244];);)" office:value-type="float" office:value="0" calcext:value-type="float">
            <text:p>0</text:p>
          </table:table-cell>
          <table:table-cell table:formula="of:=IF([.$C241]=[.$D$5];IF([.$E244]=[.$C242];;[.$A245]-[.$A244]);)" office:value-type="float" office:value="0" calcext:value-type="float">
            <text:p>0</text:p>
          </table:table-cell>
          <table:table-cell table:formula="of:=IF([.$C241]=[.$D$4];IF([.$E244]=[.$C242];[.$A245]-[.$A244]);)" office:value-type="float" office:value="1.06628942489624" calcext:value-type="float">
            <text:p>1.0662894249</text:p>
          </table:table-cell>
          <table:table-cell table:formula="of:=IF([.$C241]=[.$D$4];IF([.$E244]=[.$C242];;[.$A245]-[.$A24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9.48572" calcext:value-type="float">
            <text:p>1550697719.4857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42]=[.$D$5];IF([.E245]=[.C243];[.A246]-[.A245];);)" office:value-type="float" office:value="0" calcext:value-type="float">
            <text:p>0</text:p>
          </table:table-cell>
          <table:table-cell table:formula="of:=IF([.$C242]=[.$D$5];IF([.$E245]=[.$C243];;[.$A246]-[.$A245]);)" office:value-type="float" office:value="0" calcext:value-type="float">
            <text:p>0</text:p>
          </table:table-cell>
          <table:table-cell table:formula="of:=IF([.$C242]=[.$D$4];IF([.$E245]=[.$C243];[.$A246]-[.$A245]);)" office:value-type="float" office:value="0" calcext:value-type="float">
            <text:p>0</text:p>
          </table:table-cell>
          <table:table-cell table:formula="of:=IF([.$C242]=[.$D$4];IF([.$E245]=[.$C243];;[.$A246]-[.$A24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2.98846" calcext:value-type="float">
            <text:p>1550697722.98846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43]=[.$D$5];IF([.E246]=[.C244];[.A247]-[.A246];);)" office:value-type="float" office:value="0" calcext:value-type="float">
            <text:p>0</text:p>
          </table:table-cell>
          <table:table-cell table:formula="of:=IF([.$C243]=[.$D$5];IF([.$E246]=[.$C244];;[.$A247]-[.$A246]);)" office:value-type="float" office:value="0" calcext:value-type="float">
            <text:p>0</text:p>
          </table:table-cell>
          <table:table-cell table:formula="of:=IF([.$C243]=[.$D$4];IF([.$E246]=[.$C244];[.$A247]-[.$A246]);)" office:value-type="float" office:value="0" calcext:value-type="float">
            <text:p>0</text:p>
          </table:table-cell>
          <table:table-cell table:formula="of:=IF([.$C243]=[.$D$4];IF([.$E246]=[.$C244];;[.$A247]-[.$A24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3.48861" calcext:value-type="float">
            <text:p>1550697723.48861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244]=[.$D$5];IF([.E247]=[.C245];[.A248]-[.A247];);)" office:value-type="float" office:value="0" calcext:value-type="float">
            <text:p>0</text:p>
          </table:table-cell>
          <table:table-cell table:formula="of:=IF([.$C244]=[.$D$5];IF([.$E247]=[.$C245];;[.$A248]-[.$A247]);)" office:value-type="float" office:value="0" calcext:value-type="float">
            <text:p>0</text:p>
          </table:table-cell>
          <table:table-cell table:formula="of:=IF([.$C244]=[.$D$4];IF([.$E247]=[.$C245];[.$A248]-[.$A247]);)" office:value-type="float" office:value="0" calcext:value-type="float">
            <text:p>0</text:p>
          </table:table-cell>
          <table:table-cell table:formula="of:=IF([.$C244]=[.$D$4];IF([.$E247]=[.$C245];;[.$A248]-[.$A24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3.5583" calcext:value-type="float">
            <text:p>1550697723.558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245]=[.$D$5];IF([.E248]=[.C246];[.A249]-[.A248];);)" office:value-type="float" office:value="0" calcext:value-type="float">
            <text:p>0</text:p>
          </table:table-cell>
          <table:table-cell table:formula="of:=IF([.$C245]=[.$D$5];IF([.$E248]=[.$C246];;[.$A249]-[.$A248]);)" office:value-type="float" office:value="0" calcext:value-type="float">
            <text:p>0</text:p>
          </table:table-cell>
          <table:table-cell table:formula="of:=IF([.$C245]=[.$D$4];IF([.$E248]=[.$C246];[.$A249]-[.$A248]);)" office:value-type="float" office:value="0" calcext:value-type="float">
            <text:p>0</text:p>
          </table:table-cell>
          <table:table-cell table:formula="of:=IF([.$C245]=[.$D$4];IF([.$E248]=[.$C246];;[.$A249]-[.$A24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4.29914" calcext:value-type="float">
            <text:p>1550697724.29914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46]=[.$D$5];IF([.E249]=[.C247];[.A250]-[.A249];);)" office:value-type="float" office:value="0" calcext:value-type="float">
            <text:p>0</text:p>
          </table:table-cell>
          <table:table-cell table:formula="of:=IF([.$C246]=[.$D$5];IF([.$E249]=[.$C247];;[.$A250]-[.$A249]);)" office:value-type="float" office:value="0" calcext:value-type="float">
            <text:p>0</text:p>
          </table:table-cell>
          <table:table-cell table:formula="of:=IF([.$C246]=[.$D$4];IF([.$E249]=[.$C247];[.$A250]-[.$A249]);)" office:value-type="float" office:value="0" calcext:value-type="float">
            <text:p>0</text:p>
          </table:table-cell>
          <table:table-cell table:formula="of:=IF([.$C246]=[.$D$4];IF([.$E249]=[.$C247];;[.$A250]-[.$A249]);)" office:value-type="float" office:value="0.740843296051025" calcext:value-type="float">
            <text:p>0.7408432961</text:p>
          </table:table-cell>
        </table:table-row>
        <table:table-row table:style-name="ro1">
          <table:table-cell office:value-type="float" office:value="1550697725.81126" calcext:value-type="float">
            <text:p>1550697725.81126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47]=[.$D$5];IF([.E250]=[.C248];[.A251]-[.A250];);)" office:value-type="float" office:value="0" calcext:value-type="float">
            <text:p>0</text:p>
          </table:table-cell>
          <table:table-cell table:formula="of:=IF([.$C247]=[.$D$5];IF([.$E250]=[.$C248];;[.$A251]-[.$A250]);)" office:value-type="float" office:value="0" calcext:value-type="float">
            <text:p>0</text:p>
          </table:table-cell>
          <table:table-cell table:formula="of:=IF([.$C247]=[.$D$4];IF([.$E250]=[.$C248];[.$A251]-[.$A250]);)" office:value-type="float" office:value="0" calcext:value-type="float">
            <text:p>0</text:p>
          </table:table-cell>
          <table:table-cell table:formula="of:=IF([.$C247]=[.$D$4];IF([.$E250]=[.$C248];;[.$A251]-[.$A25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9.31618" calcext:value-type="float">
            <text:p>1550697729.31618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48]=[.$D$5];IF([.E251]=[.C249];[.A252]-[.A251];);)" office:value-type="float" office:value="0" calcext:value-type="float">
            <text:p>0</text:p>
          </table:table-cell>
          <table:table-cell table:formula="of:=IF([.$C248]=[.$D$5];IF([.$E251]=[.$C249];;[.$A252]-[.$A251]);)" office:value-type="float" office:value="0" calcext:value-type="float">
            <text:p>0</text:p>
          </table:table-cell>
          <table:table-cell table:formula="of:=IF([.$C248]=[.$D$4];IF([.$E251]=[.$C249];[.$A252]-[.$A251]);)" office:value-type="float" office:value="0" calcext:value-type="float">
            <text:p>0</text:p>
          </table:table-cell>
          <table:table-cell table:formula="of:=IF([.$C248]=[.$D$4];IF([.$E251]=[.$C249];;[.$A252]-[.$A25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9.81633" calcext:value-type="float">
            <text:p>1550697729.81633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49]=[.$D$5];IF([.E252]=[.C250];[.A253]-[.A252];);)" office:value-type="float" office:value="0" calcext:value-type="float">
            <text:p>0</text:p>
          </table:table-cell>
          <table:table-cell table:formula="of:=IF([.$C249]=[.$D$5];IF([.$E252]=[.$C250];;[.$A253]-[.$A252]);)" office:value-type="float" office:value="0" calcext:value-type="float">
            <text:p>0</text:p>
          </table:table-cell>
          <table:table-cell table:formula="of:=IF([.$C249]=[.$D$4];IF([.$E252]=[.$C250];[.$A253]-[.$A252]);)" office:value-type="float" office:value="0" calcext:value-type="float">
            <text:p>0</text:p>
          </table:table-cell>
          <table:table-cell table:formula="of:=IF([.$C249]=[.$D$4];IF([.$E252]=[.$C250];;[.$A253]-[.$A25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9.90803" calcext:value-type="float">
            <text:p>1550697729.9080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50]=[.$D$5];IF([.E253]=[.C251];[.A254]-[.A253];);)" office:value-type="float" office:value="0" calcext:value-type="float">
            <text:p>0</text:p>
          </table:table-cell>
          <table:table-cell table:formula="of:=IF([.$C250]=[.$D$5];IF([.$E253]=[.$C251];;[.$A254]-[.$A253]);)" office:value-type="float" office:value="0" calcext:value-type="float">
            <text:p>0</text:p>
          </table:table-cell>
          <table:table-cell table:formula="of:=IF([.$C250]=[.$D$4];IF([.$E253]=[.$C251];[.$A254]-[.$A253]);)" office:value-type="float" office:value="0" calcext:value-type="float">
            <text:p>0</text:p>
          </table:table-cell>
          <table:table-cell table:formula="of:=IF([.$C250]=[.$D$4];IF([.$E253]=[.$C251];;[.$A254]-[.$A25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30.83743" calcext:value-type="float">
            <text:p>1550697730.8374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51]=[.$D$5];IF([.E254]=[.C252];[.A255]-[.A254];);)" office:value-type="float" office:value="0" calcext:value-type="float">
            <text:p>0</text:p>
          </table:table-cell>
          <table:table-cell table:formula="of:=IF([.$C251]=[.$D$5];IF([.$E254]=[.$C252];;[.$A255]-[.$A254]);)" office:value-type="float" office:value="0" calcext:value-type="float">
            <text:p>0</text:p>
          </table:table-cell>
          <table:table-cell table:formula="of:=IF([.$C251]=[.$D$4];IF([.$E254]=[.$C252];[.$A255]-[.$A254]);)" office:value-type="float" office:value="0.92939567565918" calcext:value-type="float">
            <text:p>0.9293956757</text:p>
          </table:table-cell>
          <table:table-cell table:formula="of:=IF([.$C251]=[.$D$4];IF([.$E254]=[.$C252];;[.$A255]-[.$A254]);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4:26:43.548674413</dc:date>
    <meta:editing-duration>PT1M35S</meta:editing-duration>
    <meta:editing-cycles>1</meta:editing-cycles>
    <meta:document-statistic meta:table-count="1" meta:cell-count="1812" meta:object-count="0"/>
    <meta:generator>LibreOffice/5.1.6.2$Linux_X86_64 LibreOffice_project/10m0$Build-2</meta:generator>
  </office:meta>
</office:document-meta>
</file>